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9.70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19.071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5.36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forest_real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nf_numero</text:p>
          </table:table-cell>
          <table:table-cell office:value-type="string" calcext:value-type="string">
            <text:p>nf_item</text:p>
          </table:table-cell>
          <table:table-cell table:style-name="Default" office:value-type="string" calcext:value-type="string">
            <text:p>nf_datahora</text:p>
          </table:table-cell>
          <table:table-cell office:value-type="string" calcext:value-type="string">
            <text:p>nf_timestamp</text:p>
          </table:table-cell>
          <table:table-cell office:value-type="string" calcext:value-type="string">
            <text:p>nf_valor_total</text:p>
          </table:table-cell>
          <table:table-cell office:value-type="string" calcext:value-type="string">
            <text:p>emit_nome</text:p>
          </table:table-cell>
          <table:table-cell office:value-type="string" calcext:value-type="string">
            <text:p>emit_cnpj</text:p>
          </table:table-cell>
          <table:table-cell office:value-type="string" calcext:value-type="string">
            <text:p>emit_bairro</text:p>
          </table:table-cell>
          <table:table-cell office:value-type="string" calcext:value-type="string">
            <text:p>emit_municipio</text:p>
          </table:table-cell>
          <table:table-cell office:value-type="string" calcext:value-type="string">
            <text:p>emit_cep</text:p>
          </table:table-cell>
          <table:table-cell office:value-type="string" calcext:value-type="string">
            <text:p>emit_lat</text:p>
          </table:table-cell>
          <table:table-cell office:value-type="string" calcext:value-type="string">
            <text:p>emit_long</text:p>
          </table:table-cell>
          <table:table-cell office:value-type="string" calcext:value-type="string">
            <text:p>prod_desc</text:p>
          </table:table-cell>
          <table:table-cell office:value-type="string" calcext:value-type="string">
            <text:p>prod_ncm</text:p>
          </table:table-cell>
          <table:table-cell office:value-type="string" calcext:value-type="string">
            <text:p>prod_cfop</text:p>
          </table:table-cell>
          <table:table-cell office:value-type="string" calcext:value-type="string">
            <text:p>prod_quant</text:p>
          </table:table-cell>
          <table:table-cell office:value-type="string" calcext:value-type="string">
            <text:p>prod_unid</text:p>
          </table:table-cell>
          <table:table-cell office:value-type="string" calcext:value-type="string">
            <text:p>prod_valor_unit</text:p>
          </table:table-cell>
          <table:table-cell office:value-type="string" calcext:value-type="string">
            <text:p>prod_valor_total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omentário</text:p>
          </table:table-cell>
          <table:table-cell office:value-type="string" calcext:value-type="string">
            <text:p>importante</text:p>
          </table:table-cell>
        </table:table-row>
        <table:table-row table:style-name="ro1">
          <table:table-cell office:value-type="float" office:value="111432" calcext:value-type="float">
            <text:p>111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2 16:37:55</text:p>
          </table:table-cell>
          <table:table-cell office:value-type="float" office:value="1456159075" calcext:value-type="float">
            <text:p>1456159075</text:p>
          </table:table-cell>
          <table:table-cell office:value-type="string" calcext:value-type="string">
            <text:p>192380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alendronato de sodio 70mg comprimido <text:s/>del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37200.0</text:p>
          </table:table-cell>
          <table:table-cell office:value-type="float" office:value="71971" calcext:value-type="float">
            <text:p>71971</text:p>
          </table:table-cell>
          <table:table-cell office:value-type="string" calcext:value-type="string">
            <text:p>Quantidade muito alta, valor mais baix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fluconazol 150mg comprimido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6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9300.0</text:p>
          </table:table-cell>
          <table:table-cell office:value-type="float" office:value="71964" calcext:value-type="float">
            <text:p>71964</text:p>
          </table:table-cell>
          <table:table-cell office:value-type="string" calcext:value-type="string">
            <text:p>Valor muito baixo, quantidade muito alt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948" calcext:value-type="float">
            <text:p>1279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1-28 11:42:05</text:p>
          </table:table-cell>
          <table:table-cell office:value-type="float" office:value="1480333325" calcext:value-type="float">
            <text:p>1480333325</text:p>
          </table:table-cell>
          <table:table-cell office:value-type="string" calcext:value-type="string">
            <text:p>250438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sinvastatina 40mg comprimido <text:s/>multi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800.0</text:p>
          </table:table-cell>
          <table:table-cell office:value-type="float" office:value="71970" calcext:value-type="float">
            <text:p>71970</text:p>
          </table:table-cell>
          <table:table-cell office:value-type="string" calcext:value-type="string">
            <text:p>Valor mais alto, quantidade muito alt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6-16 10:20:56</text:p>
          </table:table-cell>
          <table:table-cell office:value-type="float" office:value="1466072456" calcext:value-type="float">
            <text:p>1466072456</text:p>
          </table:table-cell>
          <table:table-cell office:value-type="string" calcext:value-type="string">
            <text:p>173515.8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sinvastatina 40mg comprimido <text:s/>multi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8000.0</text:p>
          </table:table-cell>
          <table:table-cell office:value-type="float" office:value="71968" calcext:value-type="float">
            <text:p>71968</text:p>
          </table:table-cell>
          <table:table-cell office:value-type="string" calcext:value-type="string">
            <text:p>Valor mais alto, quantidade muito alt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levodopa+carbidopa 250/25mg comprimido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160.0</text:p>
          </table:table-cell>
          <table:table-cell office:value-type="float" office:value="71966" calcext:value-type="float">
            <text:p>71966</text:p>
          </table:table-cell>
          <table:table-cell office:value-type="string" calcext:value-type="string">
            <text:p>valor muito baixo, quantidade muito alt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fluconazol 150mg comprimido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00.0</text:p>
          </table:table-cell>
          <table:table-cell office:value-type="float" office:value="71965" calcext:value-type="float">
            <text:p>71965</text:p>
          </table:table-cell>
          <table:table-cell office:value-type="string" calcext:value-type="string">
            <text:p>Valor muito baix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8963" calcext:value-type="float">
            <text:p>198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1 00:00:00</text:p>
          </table:table-cell>
          <table:table-cell office:value-type="float" office:value="1482278400" calcext:value-type="float">
            <text:p>1482278400</text:p>
          </table:table-cell>
          <table:table-cell office:value-type="string" calcext:value-type="string">
            <text:p>15114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lamiv.+zidov.(150+300)mg comp.rev.(port 344c4/98) frf. c/ 6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74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51140.0</text:p>
          </table:table-cell>
          <table:table-cell office:value-type="float" office:value="56995" calcext:value-type="float">
            <text:p>56995</text:p>
          </table:table-cell>
          <table:table-cell office:value-type="string" calcext:value-type="string">
            <text:p>impossível compara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util+escp+dipiro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470.0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Valor muito baixo; provavelmente erro de escrit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30 17:52:00</text:p>
          </table:table-cell>
          <table:table-cell office:value-type="float" office:value="1480528320" calcext:value-type="float">
            <text:p>1480528320</text:p>
          </table:table-cell>
          <table:table-cell office:value-type="string" calcext:value-type="string">
            <text:p>3067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060.0</text:p>
          </table:table-cell>
          <table:table-cell office:value-type="float" office:value="62291" calcext:value-type="float">
            <text:p>62291</text:p>
          </table:table-cell>
          <table:table-cell office:value-type="string" calcext:value-type="string">
            <text:p>Valor mais alto que o nor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656" calcext:value-type="float">
            <text:p>271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5 21:09:44</text:p>
          </table:table-cell>
          <table:table-cell office:value-type="float" office:value="1455570584" calcext:value-type="float">
            <text:p>1455570584</text:p>
          </table:table-cell>
          <table:table-cell office:value-type="string" calcext:value-type="string">
            <text:p>71990.01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250" calcext:value-type="float">
            <text:p>49475833001250</text:p>
          </table:table-cell>
          <table:table-cell office:value-type="string" calcext:value-type="string">
            <text:p>distrito industrial</text:p>
          </table:table-cell>
          <table:table-cell office:value-type="string" calcext:value-type="string">
            <text:p>vinhedo</text:p>
          </table:table-cell>
          <table:table-cell office:value-type="float" office:value="13280000" calcext:value-type="float">
            <text:p>13280000</text:p>
          </table:table-cell>
          <table:table-cell office:value-type="string" calcext:value-type="string">
            <text:p>-23.0298535</text:p>
          </table:table-cell>
          <table:table-cell office:value-type="string" calcext:value-type="string">
            <text:p>-46.9749847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3089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71990.01</text:p>
          </table:table-cell>
          <table:table-cell office:value-type="float" office:value="76339" calcext:value-type="float">
            <text:p>76339</text:p>
          </table:table-cell>
          <table:table-cell office:value-type="string" calcext:value-type="string">
            <text:p>Quantidade muito grand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25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000.0</text:p>
          </table:table-cell>
          <table:table-cell office:value-type="float" office:value="62325" calcext:value-type="float">
            <text:p>62325</text:p>
          </table:table-cell>
          <table:table-cell table:number-columns-repeated="2"/>
        </table:table-row>
        <table:table-row table:style-name="ro1">
          <table:table-cell office:value-type="float" office:value="45108" calcext:value-type="float">
            <text:p>45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09 00:00:00</text:p>
          </table:table-cell>
          <table:table-cell office:value-type="float" office:value="1457481600" calcext:value-type="float">
            <text:p>1457481600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50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2500.0</text:p>
          </table:table-cell>
          <table:table-cell office:value-type="float" office:value="76440" calcext:value-type="float">
            <text:p>76440</text:p>
          </table:table-cell>
          <table:table-cell table:number-columns-repeated="2"/>
        </table:table-row>
        <table:table-row table:style-name="ro1">
          <table:table-cell office:value-type="float" office:value="52717" calcext:value-type="float">
            <text:p>52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14 01:00:00</text:p>
          </table:table-cell>
          <table:table-cell office:value-type="float" office:value="1481677200" calcext:value-type="float">
            <text:p>1481677200</text:p>
          </table:table-cell>
          <table:table-cell office:value-type="string" calcext:value-type="string">
            <text:p>4764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70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990.0</text:p>
          </table:table-cell>
          <table:table-cell office:value-type="float" office:value="76447" calcext:value-type="float">
            <text:p>76447</text:p>
          </table:table-cell>
          <table:table-cell table:number-columns-repeated="2"/>
        </table:table-row>
        <table:table-row table:style-name="ro1">
          <table:table-cell office:value-type="float" office:value="127237" calcext:value-type="float">
            <text:p>127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1 14:50:23</text:p>
          </table:table-cell>
          <table:table-cell office:value-type="float" office:value="1478875823" calcext:value-type="float">
            <text:p>1478875823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alendronato de sodio 70mg comprimido <text:s/>del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188.0</text:p>
          </table:table-cell>
          <table:table-cell office:value-type="float" office:value="71967" calcext:value-type="float">
            <text:p>71967</text:p>
          </table:table-cell>
          <table:table-cell table:number-columns-repeated="2"/>
        </table:table-row>
        <table:table-row table:style-name="ro1">
          <table:table-cell office:value-type="float" office:value="175622" calcext:value-type="float">
            <text:p>175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9 00:00:00</text:p>
          </table:table-cell>
          <table:table-cell office:value-type="float" office:value="1459209600" calcext:value-type="float">
            <text:p>1459209600</text:p>
          </table:table-cell>
          <table:table-cell office:value-type="string" calcext:value-type="string">
            <text:p>408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40800.0</text:p>
          </table:table-cell>
          <table:table-cell office:value-type="float" office:value="56993" calcext:value-type="float">
            <text:p>5699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7 15:55:00</text:p>
          </table:table-cell>
          <table:table-cell office:value-type="float" office:value="1482854100" calcext:value-type="float">
            <text:p>1482854100</text:p>
          </table:table-cell>
          <table:table-cell office:value-type="string" calcext:value-type="string">
            <text:p>1550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acebrofil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5945.0</text:p>
          </table:table-cell>
          <table:table-cell office:value-type="float" office:value="62298" calcext:value-type="float">
            <text:p>62298</text:p>
          </table:table-cell>
          <table:table-cell table:number-columns-repeated="2"/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6-16 10:20:56</text:p>
          </table:table-cell>
          <table:table-cell office:value-type="float" office:value="1466072456" calcext:value-type="float">
            <text:p>1466072456</text:p>
          </table:table-cell>
          <table:table-cell office:value-type="string" calcext:value-type="string">
            <text:p>173515.8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dexametasona creme 1mg/gr 10gr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200.0</text:p>
          </table:table-cell>
          <table:table-cell office:value-type="float" office:value="71969" calcext:value-type="float">
            <text:p>7196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060.0</text:p>
          </table:table-cell>
          <table:table-cell office:value-type="float" office:value="62326" calcext:value-type="float">
            <text:p>62326</text:p>
          </table:table-cell>
          <table:table-cell table:number-columns-repeated="2"/>
        </table:table-row>
        <table:table-row table:style-name="ro1">
          <table:table-cell office:value-type="float" office:value="175555" calcext:value-type="float">
            <text:p>175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272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7200.0</text:p>
          </table:table-cell>
          <table:table-cell office:value-type="float" office:value="56992" calcext:value-type="float">
            <text:p>56992</text:p>
          </table:table-cell>
          <table:table-cell table:number-columns-repeated="2"/>
        </table:table-row>
        <table:table-row table:style-name="ro1">
          <table:table-cell office:value-type="float" office:value="52717" calcext:value-type="float">
            <text:p>527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4 01:00:00</text:p>
          </table:table-cell>
          <table:table-cell office:value-type="float" office:value="1481677200" calcext:value-type="float">
            <text:p>1481677200</text:p>
          </table:table-cell>
          <table:table-cell office:value-type="string" calcext:value-type="string">
            <text:p>4764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30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6260.5</text:p>
          </table:table-cell>
          <table:table-cell office:value-type="float" office:value="76444" calcext:value-type="float">
            <text:p>76444</text:p>
          </table:table-cell>
          <table:table-cell table:number-columns-repeated="2"/>
        </table:table-row>
        <table:table-row table:style-name="ro1">
          <table:table-cell office:value-type="float" office:value="272655" calcext:value-type="float">
            <text:p>272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6 18:29:47</text:p>
          </table:table-cell>
          <table:table-cell office:value-type="float" office:value="1459967387" calcext:value-type="float">
            <text:p>1459967387</text:p>
          </table:table-cell>
          <table:table-cell office:value-type="string" calcext:value-type="string">
            <text:p>71987.68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250" calcext:value-type="float">
            <text:p>49475833001250</text:p>
          </table:table-cell>
          <table:table-cell office:value-type="string" calcext:value-type="string">
            <text:p>distrito industrial</text:p>
          </table:table-cell>
          <table:table-cell office:value-type="string" calcext:value-type="string">
            <text:p>vinhedo</text:p>
          </table:table-cell>
          <table:table-cell office:value-type="float" office:value="13280000" calcext:value-type="float">
            <text:p>13280000</text:p>
          </table:table-cell>
          <table:table-cell office:value-type="string" calcext:value-type="string">
            <text:p>-23.0298535</text:p>
          </table:table-cell>
          <table:table-cell office:value-type="string" calcext:value-type="string">
            <text:p>-46.9749847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3089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71987.68</text:p>
          </table:table-cell>
          <table:table-cell office:value-type="float" office:value="76336" calcext:value-type="float">
            <text:p>763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1 10:20:00</text:p>
          </table:table-cell>
          <table:table-cell office:value-type="float" office:value="1472725200" calcext:value-type="float">
            <text:p>1472725200</text:p>
          </table:table-cell>
          <table:table-cell office:value-type="string" calcext:value-type="string">
            <text:p>14876.4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1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85.0</text:p>
          </table:table-cell>
          <table:table-cell office:value-type="float" office:value="62319" calcext:value-type="float">
            <text:p>62319</text:p>
          </table:table-cell>
          <table:table-cell table:number-columns-repeated="2"/>
        </table:table-row>
        <table:table-row table:style-name="ro1">
          <table:table-cell office:value-type="float" office:value="45108" calcext:value-type="float">
            <text:p>45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00:00:00</text:p>
          </table:table-cell>
          <table:table-cell office:value-type="float" office:value="1457481600" calcext:value-type="float">
            <text:p>1457481600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500.0</text:p>
          </table:table-cell>
          <table:table-cell office:value-type="float" office:value="76439" calcext:value-type="float">
            <text:p>7643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7 15:55:00</text:p>
          </table:table-cell>
          <table:table-cell office:value-type="float" office:value="1482854100" calcext:value-type="float">
            <text:p>1482854100</text:p>
          </table:table-cell>
          <table:table-cell office:value-type="string" calcext:value-type="string">
            <text:p>1550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isoprolol 2,5mg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315.0</text:p>
          </table:table-cell>
          <table:table-cell office:value-type="float" office:value="62299" calcext:value-type="float">
            <text:p>6229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mantina 1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231.0</text:p>
          </table:table-cell>
          <table:table-cell office:value-type="float" office:value="62314" calcext:value-type="float">
            <text:p>6231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er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871.0</text:p>
          </table:table-cell>
          <table:table-cell office:value-type="float" office:value="62313" calcext:value-type="float">
            <text:p>62313</text:p>
          </table:table-cell>
          <table:table-cell table:number-columns-repeated="2"/>
        </table:table-row>
        <table:table-row table:style-name="ro1">
          <table:table-cell office:value-type="float" office:value="62058" calcext:value-type="float">
            <text:p>6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2:44:44</text:p>
          </table:table-cell>
          <table:table-cell office:value-type="float" office:value="1472474684" calcext:value-type="float">
            <text:p>1472474684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375" calcext:value-type="float">
            <text:p>73375</text:p>
          </table:table-cell>
          <table:table-cell table:number-columns-repeated="2"/>
        </table:table-row>
        <table:table-row table:style-name="ro1">
          <table:table-cell office:value-type="float" office:value="63468" calcext:value-type="float">
            <text:p>63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0:30:14</text:p>
          </table:table-cell>
          <table:table-cell office:value-type="float" office:value="1474021814" calcext:value-type="float">
            <text:p>1474021814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28 q: <text:s text:c="2"/>50.000,0000 f: 28/02/16 v: 28/02/18 l: 1630485 q: <text:s text:c="2"/>50.000,0000 f: 31/03/16 v: 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22" calcext:value-type="float">
            <text:p>73222</text:p>
          </table:table-cell>
          <table:table-cell table:number-columns-repeated="2"/>
        </table:table-row>
        <table:table-row table:style-name="ro1">
          <table:table-cell office:value-type="float" office:value="50557" calcext:value-type="float">
            <text:p>50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6 09:51:52</text:p>
          </table:table-cell>
          <table:table-cell office:value-type="float" office:value="1455616312" calcext:value-type="float">
            <text:p>1455616312</text:p>
          </table:table-cell>
          <table:table-cell office:value-type="string" calcext:value-type="string">
            <text:p>393327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237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5642.0</text:p>
          </table:table-cell>
          <table:table-cell office:value-type="float" office:value="46587" calcext:value-type="float">
            <text:p>4658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7 15:55:00</text:p>
          </table:table-cell>
          <table:table-cell office:value-type="float" office:value="1482854100" calcext:value-type="float">
            <text:p>1482854100</text:p>
          </table:table-cell>
          <table:table-cell office:value-type="string" calcext:value-type="string">
            <text:p>1550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olicresuleno+cinchoc supositori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6.87</text:p>
          </table:table-cell>
          <table:table-cell office:value-type="string" calcext:value-type="string">
            <text:p>4687.0</text:p>
          </table:table-cell>
          <table:table-cell office:value-type="float" office:value="62300" calcext:value-type="float">
            <text:p>62300</text:p>
          </table:table-cell>
          <table:table-cell table:number-columns-repeated="2"/>
        </table:table-row>
        <table:table-row table:style-name="ro1">
          <table:table-cell office:value-type="float" office:value="48683" calcext:value-type="float">
            <text:p>48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00:00:00</text:p>
          </table:table-cell>
          <table:table-cell office:value-type="float" office:value="1469059200" calcext:value-type="float">
            <text:p>1469059200</text:p>
          </table:table-cell>
          <table:table-cell office:value-type="string" calcext:value-type="string">
            <text:p>556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48800.0</text:p>
          </table:table-cell>
          <table:table-cell office:value-type="float" office:value="76441" calcext:value-type="float">
            <text:p>76441</text:p>
          </table:table-cell>
          <table:table-cell table:number-columns-repeated="2"/>
        </table:table-row>
        <table:table-row table:style-name="ro1">
          <table:table-cell office:value-type="float" office:value="48687" calcext:value-type="float">
            <text:p>48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00:00:00</text:p>
          </table:table-cell>
          <table:table-cell office:value-type="float" office:value="1469059200" calcext:value-type="float">
            <text:p>1469059200</text:p>
          </table:table-cell>
          <table:table-cell office:value-type="string" calcext:value-type="string">
            <text:p>556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48800.0</text:p>
          </table:table-cell>
          <table:table-cell office:value-type="float" office:value="76448" calcext:value-type="float">
            <text:p>76448</text:p>
          </table:table-cell>
          <table:table-cell table:number-columns-repeated="2"/>
        </table:table-row>
        <table:table-row table:style-name="ro1">
          <table:table-cell office:value-type="float" office:value="48687" calcext:value-type="float">
            <text:p>48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00:00:00</text:p>
          </table:table-cell>
          <table:table-cell office:value-type="float" office:value="1469059200" calcext:value-type="float">
            <text:p>1469059200</text:p>
          </table:table-cell>
          <table:table-cell office:value-type="string" calcext:value-type="string">
            <text:p>556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32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944.0</text:p>
          </table:table-cell>
          <table:table-cell office:value-type="float" office:value="76450" calcext:value-type="float">
            <text:p>76450</text:p>
          </table:table-cell>
          <table:table-cell table:number-columns-repeated="2"/>
        </table:table-row>
        <table:table-row table:style-name="ro1">
          <table:table-cell office:value-type="float" office:value="48683" calcext:value-type="float">
            <text:p>48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00:00:00</text:p>
          </table:table-cell>
          <table:table-cell office:value-type="float" office:value="1469059200" calcext:value-type="float">
            <text:p>1469059200</text:p>
          </table:table-cell>
          <table:table-cell office:value-type="string" calcext:value-type="string">
            <text:p>556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32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944.0</text:p>
          </table:table-cell>
          <table:table-cell office:value-type="float" office:value="76443" calcext:value-type="float">
            <text:p>7644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30 17:52:00</text:p>
          </table:table-cell>
          <table:table-cell office:value-type="float" office:value="1480528320" calcext:value-type="float">
            <text:p>1480528320</text:p>
          </table:table-cell>
          <table:table-cell office:value-type="string" calcext:value-type="string">
            <text:p>3067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etamet+cetoconz+neomicina 3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7425.0</text:p>
          </table:table-cell>
          <table:table-cell office:value-type="float" office:value="62289" calcext:value-type="float">
            <text:p>6228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30 17:52:00</text:p>
          </table:table-cell>
          <table:table-cell office:value-type="float" office:value="1480528320" calcext:value-type="float">
            <text:p>1480528320</text:p>
          </table:table-cell>
          <table:table-cell office:value-type="string" calcext:value-type="string">
            <text:p>3067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utib+escop composto got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975.0</text:p>
          </table:table-cell>
          <table:table-cell office:value-type="float" office:value="62290" calcext:value-type="float">
            <text:p>62290</text:p>
          </table:table-cell>
          <table:table-cell table:number-columns-repeated="2"/>
        </table:table-row>
        <table:table-row table:style-name="ro1">
          <table:table-cell office:value-type="float" office:value="443023" calcext:value-type="float">
            <text:p>443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7:26:54</text:p>
          </table:table-cell>
          <table:table-cell office:value-type="float" office:value="1472491614" calcext:value-type="float">
            <text:p>1472491614</text:p>
          </table:table-cell>
          <table:table-cell office:value-type="string" calcext:value-type="string">
            <text:p>1722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722.0</text:p>
          </table:table-cell>
          <table:table-cell office:value-type="float" office:value="76298" calcext:value-type="float">
            <text:p>76298</text:p>
          </table:table-cell>
          <table:table-cell table:number-columns-repeated="2"/>
        </table:table-row>
        <table:table-row table:style-name="ro1">
          <table:table-cell office:value-type="float" office:value="59631" calcext:value-type="float">
            <text:p>59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9:03:40</text:p>
          </table:table-cell>
          <table:table-cell office:value-type="float" office:value="1469523820" calcext:value-type="float">
            <text:p>1469523820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81" calcext:value-type="float">
            <text:p>73281</text:p>
          </table:table-cell>
          <table:table-cell table:number-columns-repeated="2"/>
        </table:table-row>
        <table:table-row table:style-name="ro1">
          <table:table-cell office:value-type="float" office:value="247487" calcext:value-type="float">
            <text:p>247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3:10:10</text:p>
          </table:table-cell>
          <table:table-cell office:value-type="float" office:value="1483017010" calcext:value-type="float">
            <text:p>1483017010</text:p>
          </table:table-cell>
          <table:table-cell office:value-type="string" calcext:value-type="string">
            <text:p>1217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47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42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21770.0</text:p>
          </table:table-cell>
          <table:table-cell office:value-type="float" office:value="72083" calcext:value-type="float">
            <text:p>72083</text:p>
          </table:table-cell>
          <table:table-cell table:number-columns-repeated="2"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11:20:14</text:p>
          </table:table-cell>
          <table:table-cell office:value-type="float" office:value="1482924014" calcext:value-type="float">
            <text:p>1482924014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prestomedi distr de prod p/saude ltda</text:p>
          </table:table-cell>
          <table:table-cell office:value-type="float" office:value="10749915000158" calcext:value-type="float">
            <text:p>10749915000158</text:p>
          </table:table-cell>
          <table:table-cell office:value-type="string" calcext:value-type="string">
            <text:p>linho</text:p>
          </table:table-cell>
          <table:table-cell office:value-type="string" calcext:value-type="string">
            <text:p>erechim</text:p>
          </table:table-cell>
          <table:table-cell office:value-type="float" office:value="99700000" calcext:value-type="float">
            <text:p>99700000</text:p>
          </table:table-cell>
          <table:table-cell office:value-type="string" calcext:value-type="string">
            <text:p>-27.6350709</text:p>
          </table:table-cell>
          <table:table-cell office:value-type="string" calcext:value-type="string">
            <text:p>-52.2738654</text:p>
          </table:table-cell>
          <table:table-cell office:value-type="string" calcext:value-type="string">
            <text:p>acido tranexamico injetavel 50mg/ml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5.0</text:p>
          </table:table-cell>
          <table:table-cell office:value-type="float" office:value="76343" calcext:value-type="float">
            <text:p>763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topironato 5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2310.0</text:p>
          </table:table-cell>
          <table:table-cell office:value-type="float" office:value="62315" calcext:value-type="float">
            <text:p>62315</text:p>
          </table:table-cell>
          <table:table-cell table:number-columns-repeated="2"/>
        </table:table-row>
        <table:table-row table:style-name="ro1">
          <table:table-cell office:value-type="float" office:value="57899" calcext:value-type="float">
            <text:p>5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9 18:18:21</text:p>
          </table:table-cell>
          <table:table-cell office:value-type="float" office:value="1467224301" calcext:value-type="float">
            <text:p>1467224301</text:p>
          </table:table-cell>
          <table:table-cell office:value-type="string" calcext:value-type="string">
            <text:p>221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3 q: <text:s text:c="2"/>50.800,0000 f: 01/02/16 v: 28/02/18 l: 1630306 q: <text:s text:c="2"/>2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152" calcext:value-type="float">
            <text:p>731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umarato de bisoprolol 1,25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140.0</text:p>
          </table:table-cell>
          <table:table-cell office:value-type="float" office:value="62322" calcext:value-type="float">
            <text:p>623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seudoefedrina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00.0</text:p>
          </table:table-cell>
          <table:table-cell office:value-type="float" office:value="62303" calcext:value-type="float">
            <text:p>62303</text:p>
          </table:table-cell>
          <table:table-cell table:number-columns-repeated="2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5:16:56</text:p>
          </table:table-cell>
          <table:table-cell office:value-type="float" office:value="1469891816" calcext:value-type="float">
            <text:p>1469891816</text:p>
          </table:table-cell>
          <table:table-cell office:value-type="string" calcext:value-type="string">
            <text:p>2429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6 q: <text:s text:c="2"/>50.000,0000 f: 31/03/16 v: 31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00.0</text:p>
          </table:table-cell>
          <table:table-cell office:value-type="float" office:value="73372" calcext:value-type="float">
            <text:p>73372</text:p>
          </table:table-cell>
          <table:table-cell table:number-columns-repeated="2"/>
        </table:table-row>
        <table:table-row table:style-name="ro1">
          <table:table-cell office:value-type="float" office:value="52717" calcext:value-type="float">
            <text:p>52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4 01:00:00</text:p>
          </table:table-cell>
          <table:table-cell office:value-type="float" office:value="1481677200" calcext:value-type="float">
            <text:p>1481677200</text:p>
          </table:table-cell>
          <table:table-cell office:value-type="string" calcext:value-type="string">
            <text:p>4764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832.0</text:p>
          </table:table-cell>
          <table:table-cell office:value-type="float" office:value="76445" calcext:value-type="float">
            <text:p>76445</text:p>
          </table:table-cell>
          <table:table-cell table:number-columns-repeated="2"/>
        </table:table-row>
        <table:table-row table:style-name="ro1">
          <table:table-cell office:value-type="float" office:value="52717" calcext:value-type="float">
            <text:p>52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4 01:00:00</text:p>
          </table:table-cell>
          <table:table-cell office:value-type="float" office:value="1481677200" calcext:value-type="float">
            <text:p>1481677200</text:p>
          </table:table-cell>
          <table:table-cell office:value-type="string" calcext:value-type="string">
            <text:p>4764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7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557.5</text:p>
          </table:table-cell>
          <table:table-cell office:value-type="float" office:value="76446" calcext:value-type="float">
            <text:p>7644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xclofeniramina liq.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880.0</text:p>
          </table:table-cell>
          <table:table-cell office:value-type="float" office:value="62310" calcext:value-type="float">
            <text:p>62310</text:p>
          </table:table-cell>
          <table:table-cell table:number-columns-repeated="2"/>
        </table:table-row>
        <table:table-row table:style-name="ro1">
          <table:table-cell office:value-type="float" office:value="57569" calcext:value-type="float">
            <text:p>57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6:56:34</text:p>
          </table:table-cell>
          <table:table-cell office:value-type="float" office:value="1466787394" calcext:value-type="float">
            <text:p>1466787394</text:p>
          </table:table-cell>
          <table:table-cell office:value-type="string" calcext:value-type="string">
            <text:p>2161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/>166.3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6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1619.0</text:p>
          </table:table-cell>
          <table:table-cell office:value-type="float" office:value="73298" calcext:value-type="float">
            <text:p>73298</text:p>
          </table:table-cell>
          <table:table-cell table:number-columns-repeated="2"/>
        </table:table-row>
        <table:table-row table:style-name="ro1">
          <table:table-cell office:value-type="float" office:value="48147" calcext:value-type="float">
            <text:p>48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9 19:45:51</text:p>
          </table:table-cell>
          <table:table-cell office:value-type="float" office:value="1454096751" calcext:value-type="float">
            <text:p>1454096751</text:p>
          </table:table-cell>
          <table:table-cell office:value-type="string" calcext:value-type="string">
            <text:p>3152.0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k693 q: <text:s text:c="2"/>17.400,0000 f: 01/09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870.0</text:p>
          </table:table-cell>
          <table:table-cell office:value-type="float" office:value="62184" calcext:value-type="float">
            <text:p>6218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antoprazol mag.di.hdt.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5184.0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float" office:value="58453" calcext:value-type="float">
            <text:p>58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07 10:40:39</text:p>
          </table:table-cell>
          <table:table-cell office:value-type="float" office:value="1467888039" calcext:value-type="float">
            <text:p>1467888039</text:p>
          </table:table-cell>
          <table:table-cell office:value-type="string" calcext:value-type="string">
            <text:p>103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531004 q: <text:s text:c="2"/>40.000,0000 f: 01/06/15 v: 30/06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400.0</text:p>
          </table:table-cell>
          <table:table-cell office:value-type="float" office:value="73274" calcext:value-type="float">
            <text:p>73274</text:p>
          </table:table-cell>
          <table:table-cell table:number-columns-repeated="2"/>
        </table:table-row>
        <table:table-row table:style-name="ro1">
          <table:table-cell office:value-type="float" office:value="60334" calcext:value-type="float">
            <text:p>6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3 16:38:54</text:p>
          </table:table-cell>
          <table:table-cell office:value-type="float" office:value="1470242334" calcext:value-type="float">
            <text:p>1470242334</text:p>
          </table:table-cell>
          <table:table-cell office:value-type="string" calcext:value-type="string">
            <text:p>70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531004 q: <text:s text:c="2"/>40.000,0000 f: 01/06/15 v: 30/06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400.0</text:p>
          </table:table-cell>
          <table:table-cell office:value-type="float" office:value="73141" calcext:value-type="float">
            <text:p>73141</text:p>
          </table:table-cell>
          <table:table-cell table:number-columns-repeated="2"/>
        </table:table-row>
        <table:table-row table:style-name="ro1">
          <table:table-cell office:value-type="float" office:value="60331" calcext:value-type="float">
            <text:p>6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3 15:56:28</text:p>
          </table:table-cell>
          <table:table-cell office:value-type="float" office:value="1470239788" calcext:value-type="float">
            <text:p>1470239788</text:p>
          </table:table-cell>
          <table:table-cell office:value-type="string" calcext:value-type="string">
            <text:p>6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531004 q: <text:s text:c="2"/>40.000,0000 f: 01/06/15 v: 30/06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400.0</text:p>
          </table:table-cell>
          <table:table-cell office:value-type="float" office:value="73373" calcext:value-type="float">
            <text:p>73373</text:p>
          </table:table-cell>
          <table:table-cell table:number-columns-repeated="2"/>
        </table:table-row>
        <table:table-row table:style-name="ro1">
          <table:table-cell office:value-type="float" office:value="63077" calcext:value-type="float">
            <text:p>63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9-12 12:23:54</text:p>
          </table:table-cell>
          <table:table-cell office:value-type="float" office:value="1473683034" calcext:value-type="float">
            <text:p>1473683034</text:p>
          </table:table-cell>
          <table:table-cell office:value-type="string" calcext:value-type="string">
            <text:p>334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6h13a q: <text:s text:c="2"/>27.380,0000 f: 31/08/16 v: 31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738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69.0</text:p>
          </table:table-cell>
          <table:table-cell office:value-type="float" office:value="73286" calcext:value-type="float">
            <text:p>73286</text:p>
          </table:table-cell>
          <table:table-cell table:number-columns-repeated="2"/>
        </table:table-row>
        <table:table-row table:style-name="ro1">
          <table:table-cell office:value-type="float" office:value="62418" calcext:value-type="float">
            <text:p>62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8-31 19:19:11</text:p>
          </table:table-cell>
          <table:table-cell office:value-type="float" office:value="1472671151" calcext:value-type="float">
            <text:p>1472671151</text:p>
          </table:table-cell>
          <table:table-cell office:value-type="string" calcext:value-type="string">
            <text:p>6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calcio 1250mg + vit d3 400ui <text:s/>l: 1605293 q: <text:s text:c="2"/>24.00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6240.0</text:p>
          </table:table-cell>
          <table:table-cell office:value-type="float" office:value="73301" calcext:value-type="float">
            <text:p>733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acebrofil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5945.0</text:p>
          </table:table-cell>
          <table:table-cell office:value-type="float" office:value="62321" calcext:value-type="float">
            <text:p>6232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acebrofil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5945.0</text:p>
          </table:table-cell>
          <table:table-cell office:value-type="float" office:value="62305" calcext:value-type="float">
            <text:p>623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itazoxanida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400.0</text:p>
          </table:table-cell>
          <table:table-cell office:value-type="float" office:value="62292" calcext:value-type="float">
            <text:p>6229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itazoxanid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900.0</text:p>
          </table:table-cell>
          <table:table-cell office:value-type="float" office:value="62293" calcext:value-type="float">
            <text:p>622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letaciclodestri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4898.0</text:p>
          </table:table-cell>
          <table:table-cell office:value-type="float" office:value="62294" calcext:value-type="float">
            <text:p>62294</text:p>
          </table:table-cell>
          <table:table-cell table:number-columns-repeated="2"/>
        </table:table-row>
        <table:table-row table:style-name="ro1">
          <table:table-cell office:value-type="float" office:value="247468" calcext:value-type="float">
            <text:p>247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0:54:11</text:p>
          </table:table-cell>
          <table:table-cell office:value-type="float" office:value="1483008851" calcext:value-type="float">
            <text:p>1483008851</text:p>
          </table:table-cell>
          <table:table-cell office:value-type="string" calcext:value-type="string">
            <text:p>75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3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000.0</text:p>
          </table:table-cell>
          <table:table-cell office:value-type="float" office:value="72263" calcext:value-type="float">
            <text:p>72263</text:p>
          </table:table-cell>
          <table:table-cell table:number-columns-repeated="2"/>
        </table:table-row>
        <table:table-row table:style-name="ro1">
          <table:table-cell office:value-type="float" office:value="236942" calcext:value-type="float">
            <text:p>236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0:31:28</text:p>
          </table:table-cell>
          <table:table-cell office:value-type="float" office:value="1472207488" calcext:value-type="float">
            <text:p>1472207488</text:p>
          </table:table-cell>
          <table:table-cell office:value-type="string" calcext:value-type="string">
            <text:p>269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220" calcext:value-type="float">
            <text:p>72220</text:p>
          </table:table-cell>
          <table:table-cell table:number-columns-repeated="2"/>
        </table:table-row>
        <table:table-row table:style-name="ro1">
          <table:table-cell office:value-type="float" office:value="236981" calcext:value-type="float">
            <text:p>236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6:07:20</text:p>
          </table:table-cell>
          <table:table-cell office:value-type="float" office:value="1472227640" calcext:value-type="float">
            <text:p>147222764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103" calcext:value-type="float">
            <text:p>7210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isoxsupri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200.0</text:p>
          </table:table-cell>
          <table:table-cell office:value-type="float" office:value="62295" calcext:value-type="float">
            <text:p>622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01 10:15:00</text:p>
          </table:table-cell>
          <table:table-cell office:value-type="float" office:value="1467368100" calcext:value-type="float">
            <text:p>1467368100</text:p>
          </table:table-cell>
          <table:table-cell office:value-type="string" calcext:value-type="string">
            <text:p>51924.25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rivaroxaban 2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390.0</text:p>
          </table:table-cell>
          <table:table-cell office:value-type="float" office:value="62297" calcext:value-type="float">
            <text:p>6229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saccharomyces bollatr.ped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5990.0</text:p>
          </table:table-cell>
          <table:table-cell office:value-type="float" office:value="62311" calcext:value-type="float">
            <text:p>623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glimepirida+met4/10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3898.0</text:p>
          </table:table-cell>
          <table:table-cell office:value-type="float" office:value="62302" calcext:value-type="float">
            <text:p>62302</text:p>
          </table:table-cell>
          <table:table-cell table:number-columns-repeated="2"/>
        </table:table-row>
        <table:table-row table:style-name="ro1">
          <table:table-cell office:value-type="float" office:value="48687" calcext:value-type="float">
            <text:p>48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21 00:00:00</text:p>
          </table:table-cell>
          <table:table-cell office:value-type="float" office:value="1469059200" calcext:value-type="float">
            <text:p>1469059200</text:p>
          </table:table-cell>
          <table:table-cell office:value-type="string" calcext:value-type="string">
            <text:p>556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8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856.0</text:p>
          </table:table-cell>
          <table:table-cell office:value-type="float" office:value="76449" calcext:value-type="float">
            <text:p>76449</text:p>
          </table:table-cell>
          <table:table-cell table:number-columns-repeated="2"/>
        </table:table-row>
        <table:table-row table:style-name="ro1">
          <table:table-cell office:value-type="float" office:value="48683" calcext:value-type="float">
            <text:p>48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21 00:00:00</text:p>
          </table:table-cell>
          <table:table-cell office:value-type="float" office:value="1469059200" calcext:value-type="float">
            <text:p>1469059200</text:p>
          </table:table-cell>
          <table:table-cell office:value-type="string" calcext:value-type="string">
            <text:p>556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8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856.0</text:p>
          </table:table-cell>
          <table:table-cell office:value-type="float" office:value="76442" calcext:value-type="float">
            <text:p>7644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od.de lis+cond.cicloben.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2901.0</text:p>
          </table:table-cell>
          <table:table-cell office:value-type="float" office:value="62296" calcext:value-type="float">
            <text:p>622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01 10:20:00</text:p>
          </table:table-cell>
          <table:table-cell office:value-type="float" office:value="1472725200" calcext:value-type="float">
            <text:p>1472725200</text:p>
          </table:table-cell>
          <table:table-cell office:value-type="string" calcext:value-type="string">
            <text:p>14876.4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ere 5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531.2</text:p>
          </table:table-cell>
          <table:table-cell office:value-type="float" office:value="62318" calcext:value-type="float">
            <text:p>62318</text:p>
          </table:table-cell>
          <table:table-cell table:number-columns-repeated="2"/>
        </table:table-row>
        <table:table-row table:style-name="ro1">
          <table:table-cell office:value-type="float" office:value="239234" calcext:value-type="float">
            <text:p>239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4:58:17</text:p>
          </table:table-cell>
          <table:table-cell office:value-type="float" office:value="1474642697" calcext:value-type="float">
            <text:p>1474642697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198" calcext:value-type="float">
            <text:p>72198</text:p>
          </table:table-cell>
          <table:table-cell table:number-columns-repeated="2"/>
        </table:table-row>
        <table:table-row table:style-name="ro1">
          <table:table-cell office:value-type="float" office:value="239239" calcext:value-type="float">
            <text:p>239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13:11</text:p>
          </table:table-cell>
          <table:table-cell office:value-type="float" office:value="1474643591" calcext:value-type="float">
            <text:p>1474643591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104" calcext:value-type="float">
            <text:p>72104</text:p>
          </table:table-cell>
          <table:table-cell table:number-columns-repeated="2"/>
        </table:table-row>
        <table:table-row table:style-name="ro1">
          <table:table-cell office:value-type="float" office:value="239246" calcext:value-type="float">
            <text:p>239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28:06</text:p>
          </table:table-cell>
          <table:table-cell office:value-type="float" office:value="1474644486" calcext:value-type="float">
            <text:p>1474644486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227" calcext:value-type="float">
            <text:p>72227</text:p>
          </table:table-cell>
          <table:table-cell table:number-columns-repeated="2"/>
        </table:table-row>
        <table:table-row table:style-name="ro1">
          <table:table-cell office:value-type="float" office:value="239244" calcext:value-type="float">
            <text:p>239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27:14</text:p>
          </table:table-cell>
          <table:table-cell office:value-type="float" office:value="1474644434" calcext:value-type="float">
            <text:p>1474644434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186" calcext:value-type="float">
            <text:p>72186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1,00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027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7109.43</text:p>
          </table:table-cell>
          <table:table-cell office:value-type="float" office:value="46598" calcext:value-type="float">
            <text:p>46598</text:p>
          </table:table-cell>
          <table:table-cell table:number-columns-repeated="2"/>
        </table:table-row>
        <table:table-row table:style-name="ro1">
          <table:table-cell office:value-type="float" office:value="47829" calcext:value-type="float">
            <text:p>478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1-22 07:16:20</text:p>
          </table:table-cell>
          <table:table-cell office:value-type="float" office:value="1453446980" calcext:value-type="float">
            <text:p>1453446980</text:p>
          </table:table-cell>
          <table:table-cell office:value-type="string" calcext:value-type="string">
            <text:p>5351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04 q: <text:s text:c="3"/>4.060,0000 f: 01/05/15 v: 31/05/17 l: 218137 q: <text:s text:c="3"/>9.24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33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32.0</text:p>
          </table:table-cell>
          <table:table-cell office:value-type="float" office:value="62154" calcext:value-type="float">
            <text:p>62154</text:p>
          </table:table-cell>
          <table:table-cell table:number-columns-repeated="2"/>
        </table:table-row>
        <table:table-row table:style-name="ro1">
          <table:table-cell office:value-type="float" office:value="47829" calcext:value-type="float">
            <text:p>478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1-22 07:16:20</text:p>
          </table:table-cell>
          <table:table-cell office:value-type="float" office:value="1453446980" calcext:value-type="float">
            <text:p>1453446980</text:p>
          </table:table-cell>
          <table:table-cell office:value-type="string" calcext:value-type="string">
            <text:p>5351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d011 q: <text:s text:c="2"/>12.6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30.0</text:p>
          </table:table-cell>
          <table:table-cell office:value-type="float" office:value="62153" calcext:value-type="float">
            <text:p>6215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util+escop+dipirona got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975.0</text:p>
          </table:table-cell>
          <table:table-cell office:value-type="float" office:value="62306" calcext:value-type="float">
            <text:p>62306</text:p>
          </table:table-cell>
          <table:table-cell table:number-columns-repeated="2"/>
        </table:table-row>
        <table:table-row table:style-name="ro1">
          <table:table-cell office:value-type="float" office:value="60810" calcext:value-type="float">
            <text:p>60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2 09:19:56</text:p>
          </table:table-cell>
          <table:table-cell office:value-type="float" office:value="1470993596" calcext:value-type="float">
            <text:p>1470993596</text:p>
          </table:table-cell>
          <table:table-cell office:value-type="string" calcext:value-type="string">
            <text:p>3308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85/16 q: <text:s text:c="2"/>17.300,0000 f: 30/06/16 v: 31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3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2697.0</text:p>
          </table:table-cell>
          <table:table-cell office:value-type="float" office:value="73248" calcext:value-type="float">
            <text:p>73248</text:p>
          </table:table-cell>
          <table:table-cell table:number-columns-repeated="2"/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8 06:26:53</text:p>
          </table:table-cell>
          <table:table-cell office:value-type="float" office:value="1467095213" calcext:value-type="float">
            <text:p>1467095213</text:p>
          </table:table-cell>
          <table:table-cell office:value-type="string" calcext:value-type="string">
            <text:p>6641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92 q: <text:s text:c="2"/>25.000,0000 f: 31/03/16 v: 31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000.0</text:p>
          </table:table-cell>
          <table:table-cell office:value-type="float" office:value="73169" calcext:value-type="float">
            <text:p>7316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erromaltose mastigavel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3490.0</text:p>
          </table:table-cell>
          <table:table-cell office:value-type="float" office:value="62301" calcext:value-type="float">
            <text:p>62301</text:p>
          </table:table-cell>
          <table:table-cell table:number-columns-repeated="2"/>
        </table:table-row>
        <table:table-row table:style-name="ro1">
          <table:table-cell office:value-type="float" office:value="57970" calcext:value-type="float">
            <text:p>57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30 09:09:24</text:p>
          </table:table-cell>
          <table:table-cell office:value-type="float" office:value="1467277764" calcext:value-type="float">
            <text:p>1467277764</text:p>
          </table:table-cell>
          <table:table-cell office:value-type="string" calcext:value-type="string">
            <text:p>741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2 q: <text:s text:c="2"/>12.000,0000 f: 01/02/16 v: 28/02/18 l: 1630539 q: <text:s text:c="3"/>8.000,0000 f: 01/03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200.0</text:p>
          </table:table-cell>
          <table:table-cell office:value-type="float" office:value="73347" calcext:value-type="float">
            <text:p>73347</text:p>
          </table:table-cell>
          <table:table-cell table:number-columns-repeated="2"/>
        </table:table-row>
        <table:table-row table:style-name="ro1">
          <table:table-cell office:value-type="float" office:value="236980" calcext:value-type="float">
            <text:p>236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6:06:18</text:p>
          </table:table-cell>
          <table:table-cell office:value-type="float" office:value="1472227578" calcext:value-type="float">
            <text:p>1472227578</text:p>
          </table:table-cell>
          <table:table-cell office:value-type="string" calcext:value-type="string">
            <text:p>5494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666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99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4945.0</text:p>
          </table:table-cell>
          <table:table-cell office:value-type="float" office:value="72080" calcext:value-type="float">
            <text:p>72080</text:p>
          </table:table-cell>
          <table:table-cell table:number-columns-repeated="2"/>
        </table:table-row>
        <table:table-row table:style-name="ro1">
          <table:table-cell office:value-type="float" office:value="236942" calcext:value-type="float">
            <text:p>236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26 10:31:28</text:p>
          </table:table-cell>
          <table:table-cell office:value-type="float" office:value="1472207488" calcext:value-type="float">
            <text:p>1472207488</text:p>
          </table:table-cell>
          <table:table-cell office:value-type="string" calcext:value-type="string">
            <text:p>269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2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5027.5</text:p>
          </table:table-cell>
          <table:table-cell office:value-type="float" office:value="72222" calcext:value-type="float">
            <text:p>72222</text:p>
          </table:table-cell>
          <table:table-cell table:number-columns-repeated="2"/>
        </table:table-row>
        <table:table-row table:style-name="ro1">
          <table:table-cell office:value-type="float" office:value="236977" calcext:value-type="float">
            <text:p>236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5:59:21</text:p>
          </table:table-cell>
          <table:table-cell office:value-type="float" office:value="1472227161" calcext:value-type="float">
            <text:p>1472227161</text:p>
          </table:table-cell>
          <table:table-cell office:value-type="string" calcext:value-type="string">
            <text:p>5494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666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99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4945.0</text:p>
          </table:table-cell>
          <table:table-cell office:value-type="float" office:value="72241" calcext:value-type="float">
            <text:p>72241</text:p>
          </table:table-cell>
          <table:table-cell table:number-columns-repeated="2"/>
        </table:table-row>
        <table:table-row table:style-name="ro1">
          <table:table-cell office:value-type="float" office:value="236942" calcext:value-type="float">
            <text:p>23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6 10:31:28</text:p>
          </table:table-cell>
          <table:table-cell office:value-type="float" office:value="1472207488" calcext:value-type="float">
            <text:p>1472207488</text:p>
          </table:table-cell>
          <table:table-cell office:value-type="string" calcext:value-type="string">
            <text:p>269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2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5027.5</text:p>
          </table:table-cell>
          <table:table-cell office:value-type="float" office:value="72221" calcext:value-type="float">
            <text:p>72221</text:p>
          </table:table-cell>
          <table:table-cell table:number-columns-repeated="2"/>
        </table:table-row>
        <table:table-row table:style-name="ro1">
          <table:table-cell office:value-type="float" office:value="236942" calcext:value-type="float">
            <text:p>236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8-26 10:31:28</text:p>
          </table:table-cell>
          <table:table-cell office:value-type="float" office:value="1472207488" calcext:value-type="float">
            <text:p>1472207488</text:p>
          </table:table-cell>
          <table:table-cell office:value-type="string" calcext:value-type="string">
            <text:p>269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2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99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4945.0</text:p>
          </table:table-cell>
          <table:table-cell office:value-type="float" office:value="72223" calcext:value-type="float">
            <text:p>72223</text:p>
          </table:table-cell>
          <table:table-cell table:number-columns-repeated="2"/>
        </table:table-row>
        <table:table-row table:style-name="ro1">
          <table:table-cell office:value-type="float" office:value="236998" calcext:value-type="float">
            <text:p>236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7:02:20</text:p>
          </table:table-cell>
          <table:table-cell office:value-type="float" office:value="1472230940" calcext:value-type="float">
            <text:p>1472230940</text:p>
          </table:table-cell>
          <table:table-cell office:value-type="string" calcext:value-type="string">
            <text:p>5511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668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5110.0</text:p>
          </table:table-cell>
          <table:table-cell office:value-type="float" office:value="72123" calcext:value-type="float">
            <text:p>72123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25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23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63140.04</text:p>
          </table:table-cell>
          <table:table-cell office:value-type="float" office:value="46597" calcext:value-type="float">
            <text:p>4659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0.0</text:p>
          </table:table-cell>
          <table:table-cell office:value-type="float" office:value="65203" calcext:value-type="float">
            <text:p>65203</text:p>
          </table:table-cell>
          <table:table-cell table:number-columns-repeated="2"/>
        </table:table-row>
        <table:table-row table:style-name="ro1">
          <table:table-cell office:value-type="float" office:value="383295" calcext:value-type="float">
            <text:p>383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2-29 13:00:39</text:p>
          </table:table-cell>
          <table:table-cell office:value-type="float" office:value="1483016439" calcext:value-type="float">
            <text:p>1483016439</text:p>
          </table:table-cell>
          <table:table-cell office:value-type="string" calcext:value-type="string">
            <text:p>49762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glicose 50% <text:s/>l: 16b15165 q: <text:s text:c="2"/>10.0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300.0</text:p>
          </table:table-cell>
          <table:table-cell office:value-type="float" office:value="47647" calcext:value-type="float">
            <text:p>47647</text:p>
          </table:table-cell>
          <table:table-cell table:number-columns-repeated="2"/>
        </table:table-row>
        <table:table-row table:style-name="ro1">
          <table:table-cell office:value-type="float" office:value="383338" calcext:value-type="float">
            <text:p>383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5:24:45</text:p>
          </table:table-cell>
          <table:table-cell office:value-type="float" office:value="1483025085" calcext:value-type="float">
            <text:p>1483025085</text:p>
          </table:table-cell>
          <table:table-cell office:value-type="string" calcext:value-type="string">
            <text:p>23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glicose 50% <text:s/>l: 16b15165 q: <text:s text:c="2"/>10.0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300.0</text:p>
          </table:table-cell>
          <table:table-cell office:value-type="float" office:value="47604" calcext:value-type="float">
            <text:p>47604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000.0</text:p>
          </table:table-cell>
          <table:table-cell office:value-type="float" office:value="72075" calcext:value-type="float">
            <text:p>72075</text:p>
          </table:table-cell>
          <table:table-cell table:number-columns-repeated="2"/>
        </table:table-row>
        <table:table-row table:style-name="ro1">
          <table:table-cell office:value-type="float" office:value="239245" calcext:value-type="float">
            <text:p>239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27:14</text:p>
          </table:table-cell>
          <table:table-cell office:value-type="float" office:value="1474644434" calcext:value-type="float">
            <text:p>1474644434</text:p>
          </table:table-cell>
          <table:table-cell office:value-type="string" calcext:value-type="string">
            <text:p>6869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833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9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68695.0</text:p>
          </table:table-cell>
          <table:table-cell office:value-type="float" office:value="72199" calcext:value-type="float">
            <text:p>72199</text:p>
          </table:table-cell>
          <table:table-cell table:number-columns-repeated="2"/>
        </table:table-row>
        <table:table-row table:style-name="ro1">
          <table:table-cell office:value-type="float" office:value="239243" calcext:value-type="float">
            <text:p>239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26:12</text:p>
          </table:table-cell>
          <table:table-cell office:value-type="float" office:value="1474644372" calcext:value-type="float">
            <text:p>1474644372</text:p>
          </table:table-cell>
          <table:table-cell office:value-type="string" calcext:value-type="string">
            <text:p>6880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834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68805.0</text:p>
          </table:table-cell>
          <table:table-cell office:value-type="float" office:value="72167" calcext:value-type="float">
            <text:p>72167</text:p>
          </table:table-cell>
          <table:table-cell table:number-columns-repeated="2"/>
        </table:table-row>
        <table:table-row table:style-name="ro1">
          <table:table-cell office:value-type="float" office:value="239236" calcext:value-type="float">
            <text:p>239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06:13</text:p>
          </table:table-cell>
          <table:table-cell office:value-type="float" office:value="1474643173" calcext:value-type="float">
            <text:p>1474643173</text:p>
          </table:table-cell>
          <table:table-cell office:value-type="string" calcext:value-type="string">
            <text:p>6880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834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250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68805.0</text:p>
          </table:table-cell>
          <table:table-cell office:value-type="float" office:value="72242" calcext:value-type="float">
            <text:p>72242</text:p>
          </table:table-cell>
          <table:table-cell table:number-columns-repeated="2"/>
        </table:table-row>
        <table:table-row table:style-name="ro1">
          <table:table-cell office:value-type="float" office:value="239238" calcext:value-type="float">
            <text:p>239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10:17</text:p>
          </table:table-cell>
          <table:table-cell office:value-type="float" office:value="1474643417" calcext:value-type="float">
            <text:p>1474643417</text:p>
          </table:table-cell>
          <table:table-cell office:value-type="string" calcext:value-type="string">
            <text:p>6869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833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249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68695.0</text:p>
          </table:table-cell>
          <table:table-cell office:value-type="float" office:value="72081" calcext:value-type="float">
            <text:p>72081</text:p>
          </table:table-cell>
          <table:table-cell table:number-columns-repeated="2"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0 09:53:59</text:p>
          </table:table-cell>
          <table:table-cell office:value-type="float" office:value="1482227639" calcext:value-type="float">
            <text:p>1482227639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5940.0</text:p>
          </table:table-cell>
          <table:table-cell office:value-type="float" office:value="46600" calcext:value-type="float">
            <text:p>466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it.sildenafila 5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2440.0</text:p>
          </table:table-cell>
          <table:table-cell office:value-type="float" office:value="62308" calcext:value-type="float">
            <text:p>62308</text:p>
          </table:table-cell>
          <table:table-cell table:number-columns-repeated="2"/>
        </table:table-row>
        <table:table-row table:style-name="ro1">
          <table:table-cell office:value-type="float" office:value="63875" calcext:value-type="float">
            <text:p>6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9 12:32:56</text:p>
          </table:table-cell>
          <table:table-cell office:value-type="float" office:value="1474288376" calcext:value-type="float">
            <text:p>1474288376</text:p>
          </table:table-cell>
          <table:table-cell office:value-type="string" calcext:value-type="string">
            <text:p>192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530280 q: <text:s text:c="2"/>12.000,0000 f: 01/02/15 v: 28/0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920.0</text:p>
          </table:table-cell>
          <table:table-cell office:value-type="float" office:value="73282" calcext:value-type="float">
            <text:p>73282</text:p>
          </table:table-cell>
          <table:table-cell table:number-columns-repeated="2"/>
        </table:table-row>
        <table:table-row table:style-name="ro1">
          <table:table-cell office:value-type="float" office:value="56111" calcext:value-type="float">
            <text:p>56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07 18:35:39</text:p>
          </table:table-cell>
          <table:table-cell office:value-type="float" office:value="1465324539" calcext:value-type="float">
            <text:p>1465324539</text:p>
          </table:table-cell>
          <table:table-cell office:value-type="string" calcext:value-type="string">
            <text:p>2351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3 q: <text:s text:c="2"/>35.0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600.0</text:p>
          </table:table-cell>
          <table:table-cell office:value-type="float" office:value="73243" calcext:value-type="float">
            <text:p>73243</text:p>
          </table:table-cell>
          <table:table-cell table:number-columns-repeated="2"/>
        </table:table-row>
        <table:table-row table:style-name="ro1">
          <table:table-cell office:value-type="float" office:value="175540" calcext:value-type="float">
            <text:p>175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108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880.0</text:p>
          </table:table-cell>
          <table:table-cell office:value-type="float" office:value="56974" calcext:value-type="float">
            <text:p>56974</text:p>
          </table:table-cell>
          <table:table-cell table:number-columns-repeated="2"/>
        </table:table-row>
        <table:table-row table:style-name="ro1">
          <table:table-cell office:value-type="float" office:value="52406" calcext:value-type="float">
            <text:p>52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0 16:42:34</text:p>
          </table:table-cell>
          <table:table-cell office:value-type="float" office:value="1482252154" calcext:value-type="float">
            <text:p>1482252154</text:p>
          </table:table-cell>
          <table:table-cell office:value-type="string" calcext:value-type="string">
            <text:p>31386.6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900.0</text:p>
          </table:table-cell>
          <table:table-cell office:value-type="float" office:value="71762" calcext:value-type="float">
            <text:p>71762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66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5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26225.0</text:p>
          </table:table-cell>
          <table:table-cell office:value-type="float" office:value="72074" calcext:value-type="float">
            <text:p>72074</text:p>
          </table:table-cell>
          <table:table-cell table:number-columns-repeated="2"/>
        </table:table-row>
        <table:table-row table:style-name="ro1">
          <table:table-cell office:value-type="float" office:value="49857" calcext:value-type="float">
            <text:p>49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02 14:43:46</text:p>
          </table:table-cell>
          <table:table-cell office:value-type="float" office:value="1456929826" calcext:value-type="float">
            <text:p>1456929826</text:p>
          </table:table-cell>
          <table:table-cell office:value-type="string" calcext:value-type="string">
            <text:p>3152.0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k693 q: <text:s text:c="2"/>17.400,0000 f: 01/09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870.0</text:p>
          </table:table-cell>
          <table:table-cell office:value-type="float" office:value="62215" calcext:value-type="float">
            <text:p>62215</text:p>
          </table:table-cell>
          <table:table-cell table:number-columns-repeated="2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02 10:13:23</text:p>
          </table:table-cell>
          <table:table-cell office:value-type="float" office:value="1456913603" calcext:value-type="float">
            <text:p>1456913603</text:p>
          </table:table-cell>
          <table:table-cell office:value-type="string" calcext:value-type="string">
            <text:p>9183.2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k693 q: <text:s text:c="2"/>17.400,0000 f: 01/09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7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870.0</text:p>
          </table:table-cell>
          <table:table-cell office:value-type="float" office:value="62170" calcext:value-type="float">
            <text:p>62170</text:p>
          </table:table-cell>
          <table:table-cell table:number-columns-repeated="2"/>
        </table:table-row>
        <table:table-row table:style-name="ro1">
          <table:table-cell office:value-type="float" office:value="235214" calcext:value-type="float">
            <text:p>235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44:39</text:p>
          </table:table-cell>
          <table:table-cell office:value-type="float" office:value="1469879079" calcext:value-type="float">
            <text:p>1469879079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197" calcext:value-type="float">
            <text:p>72197</text:p>
          </table:table-cell>
          <table:table-cell table:number-columns-repeated="2"/>
        </table:table-row>
        <table:table-row table:style-name="ro1">
          <table:table-cell office:value-type="float" office:value="235209" calcext:value-type="float">
            <text:p>235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39:21</text:p>
          </table:table-cell>
          <table:table-cell office:value-type="float" office:value="1469878761" calcext:value-type="float">
            <text:p>1469878761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0.0</text:p>
          </table:table-cell>
          <table:table-cell office:value-type="float" office:value="72102" calcext:value-type="float">
            <text:p>72102</text:p>
          </table:table-cell>
          <table:table-cell table:number-columns-repeated="2"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0 14:21:46</text:p>
          </table:table-cell>
          <table:table-cell office:value-type="float" office:value="1462890106" calcext:value-type="float">
            <text:p>1462890106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osmina 450mg, hesperidina 50mg <text:s/>l: b15k2016 q: <text:s text:c="2"/>49.700,0000 f: 01/10/15 v: 31/10/18 l: b15k0780 q: <text:s/>150.300,0000 f: 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000.0</text:p>
          </table:table-cell>
          <table:table-cell office:value-type="float" office:value="62178" calcext:value-type="float">
            <text:p>62178</text:p>
          </table:table-cell>
          <table:table-cell table:number-columns-repeated="2"/>
        </table:table-row>
        <table:table-row table:style-name="ro1">
          <table:table-cell office:value-type="float" office:value="247468" calcext:value-type="float">
            <text:p>247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9 10:54:11</text:p>
          </table:table-cell>
          <table:table-cell office:value-type="float" office:value="1483008851" calcext:value-type="float">
            <text:p>1483008851</text:p>
          </table:table-cell>
          <table:table-cell office:value-type="string" calcext:value-type="string">
            <text:p>75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264" calcext:value-type="float">
            <text:p>72264</text:p>
          </table:table-cell>
          <table:table-cell table:number-columns-repeated="2"/>
        </table:table-row>
        <table:table-row table:style-name="ro1">
          <table:table-cell office:value-type="float" office:value="54401" calcext:value-type="float">
            <text:p>54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1 20:50:38</text:p>
          </table:table-cell>
          <table:table-cell office:value-type="float" office:value="1462999838" calcext:value-type="float">
            <text:p>1462999838</text:p>
          </table:table-cell>
          <table:table-cell office:value-type="string" calcext:value-type="string">
            <text:p>180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09" calcext:value-type="float">
            <text:p>62209</text:p>
          </table:table-cell>
          <table:table-cell table:number-columns-repeated="2"/>
        </table:table-row>
        <table:table-row table:style-name="ro1">
          <table:table-cell office:value-type="float" office:value="51752" calcext:value-type="float">
            <text:p>51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4 16:27:42</text:p>
          </table:table-cell>
          <table:table-cell office:value-type="float" office:value="1476462462" calcext:value-type="float">
            <text:p>1476462462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00.0</text:p>
          </table:table-cell>
          <table:table-cell office:value-type="float" office:value="46599" calcext:value-type="float">
            <text:p>4659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63" calcext:value-type="float">
            <text:p>70863</text:p>
          </table:table-cell>
          <table:table-cell table:number-columns-repeated="2"/>
        </table:table-row>
        <table:table-row table:style-name="ro1">
          <table:table-cell office:value-type="float" office:value="49314" calcext:value-type="float">
            <text:p>49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3 07:10:53</text:p>
          </table:table-cell>
          <table:table-cell office:value-type="float" office:value="1456211453" calcext:value-type="float">
            <text:p>1456211453</text:p>
          </table:table-cell>
          <table:table-cell office:value-type="string" calcext:value-type="string">
            <text:p>397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531312 q: <text:s text:c="2"/>12.00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920.0</text:p>
          </table:table-cell>
          <table:table-cell office:value-type="float" office:value="62166" calcext:value-type="float">
            <text:p>62166</text:p>
          </table:table-cell>
          <table:table-cell table:number-columns-repeated="2"/>
        </table:table-row>
        <table:table-row table:style-name="ro1">
          <table:table-cell office:value-type="float" office:value="236942" calcext:value-type="float">
            <text:p>236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26 10:31:28</text:p>
          </table:table-cell>
          <table:table-cell office:value-type="float" office:value="1472207488" calcext:value-type="float">
            <text:p>1472207488</text:p>
          </table:table-cell>
          <table:table-cell office:value-type="string" calcext:value-type="string">
            <text:p>269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6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8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4000.0</text:p>
          </table:table-cell>
          <table:table-cell office:value-type="float" office:value="72224" calcext:value-type="float">
            <text:p>72224</text:p>
          </table:table-cell>
          <table:table-cell table:number-columns-repeated="2"/>
        </table:table-row>
        <table:table-row table:style-name="ro1">
          <table:table-cell office:value-type="float" office:value="236978" calcext:value-type="float">
            <text:p>236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6:01:14</text:p>
          </table:table-cell>
          <table:table-cell office:value-type="float" office:value="1472227274" calcext:value-type="float">
            <text:p>1472227274</text:p>
          </table:table-cell>
          <table:table-cell office:value-type="string" calcext:value-type="string">
            <text:p>54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6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8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4000.0</text:p>
          </table:table-cell>
          <table:table-cell office:value-type="float" office:value="72260" calcext:value-type="float">
            <text:p>72260</text:p>
          </table:table-cell>
          <table:table-cell table:number-columns-repeated="2"/>
        </table:table-row>
        <table:table-row table:style-name="ro1">
          <table:table-cell office:value-type="float" office:value="56257" calcext:value-type="float">
            <text:p>56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09 15:24:02</text:p>
          </table:table-cell>
          <table:table-cell office:value-type="float" office:value="1465485842" calcext:value-type="float">
            <text:p>1465485842</text:p>
          </table:table-cell>
          <table:table-cell office:value-type="string" calcext:value-type="string">
            <text:p>5801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2 q: <text:s text:c="2"/>24.400,0000 f: 01/02/16 v: 23/02/18 l: 1630333 q: <text:s text:c="5"/>6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000.0</text:p>
          </table:table-cell>
          <table:table-cell office:value-type="float" office:value="73211" calcext:value-type="float">
            <text:p>732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aristab 1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67.2</text:p>
          </table:table-cell>
          <table:table-cell office:value-type="string" calcext:value-type="string">
            <text:p>734.4</text:p>
          </table:table-cell>
          <table:table-cell office:value-type="float" office:value="72296" calcext:value-type="float">
            <text:p>72296</text:p>
          </table:table-cell>
          <table:table-cell table:number-columns-repeated="2"/>
        </table:table-row>
        <table:table-row table:style-name="ro1">
          <table:table-cell office:value-type="float" office:value="53844" calcext:value-type="float">
            <text:p>53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04 17:33:14</text:p>
          </table:table-cell>
          <table:table-cell office:value-type="float" office:value="1462383194" calcext:value-type="float">
            <text:p>1462383194</text:p>
          </table:table-cell>
          <table:table-cell office:value-type="string" calcext:value-type="string">
            <text:p>85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6 q: <text:s text:c="2"/>30.00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800.0</text:p>
          </table:table-cell>
          <table:table-cell office:value-type="float" office:value="62149" calcext:value-type="float">
            <text:p>6214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tibolona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900.0</text:p>
          </table:table-cell>
          <table:table-cell office:value-type="float" office:value="62284" calcext:value-type="float">
            <text:p>62284</text:p>
          </table:table-cell>
          <table:table-cell table:number-columns-repeated="2"/>
        </table:table-row>
        <table:table-row table:style-name="ro1">
          <table:table-cell office:value-type="float" office:value="54824" calcext:value-type="float">
            <text:p>54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9 15:37:27</text:p>
          </table:table-cell>
          <table:table-cell office:value-type="float" office:value="1463672247" calcext:value-type="float">
            <text:p>1463672247</text:p>
          </table:table-cell>
          <table:table-cell office:value-type="string" calcext:value-type="string">
            <text:p>154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23" calcext:value-type="float">
            <text:p>62223</text:p>
          </table:table-cell>
          <table:table-cell table:number-columns-repeated="2"/>
        </table:table-row>
        <table:table-row table:style-name="ro1">
          <table:table-cell office:value-type="float" office:value="54841" calcext:value-type="float">
            <text:p>54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9 16:21:19</text:p>
          </table:table-cell>
          <table:table-cell office:value-type="float" office:value="1463674879" calcext:value-type="float">
            <text:p>1463674879</text:p>
          </table:table-cell>
          <table:table-cell office:value-type="string" calcext:value-type="string">
            <text:p>154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37" calcext:value-type="float">
            <text:p>62237</text:p>
          </table:table-cell>
          <table:table-cell table:number-columns-repeated="2"/>
        </table:table-row>
        <table:table-row table:style-name="ro1">
          <table:table-cell office:value-type="float" office:value="51679" calcext:value-type="float">
            <text:p>5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6 16:37:57</text:p>
          </table:table-cell>
          <table:table-cell office:value-type="float" office:value="1475771877" calcext:value-type="float">
            <text:p>1475771877</text:p>
          </table:table-cell>
          <table:table-cell office:value-type="string" calcext:value-type="string">
            <text:p>7524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1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7524.0</text:p>
          </table:table-cell>
          <table:table-cell office:value-type="float" office:value="46593" calcext:value-type="float">
            <text:p>46593</text:p>
          </table:table-cell>
          <table:table-cell table:number-columns-repeated="2"/>
        </table:table-row>
        <table:table-row table:style-name="ro1">
          <table:table-cell office:value-type="float" office:value="235213" calcext:value-type="float">
            <text:p>235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42:17</text:p>
          </table:table-cell>
          <table:table-cell office:value-type="float" office:value="1469878937" calcext:value-type="float">
            <text:p>1469878937</text:p>
          </table:table-cell>
          <table:table-cell office:value-type="string" calcext:value-type="string">
            <text:p>6869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833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9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68695.0</text:p>
          </table:table-cell>
          <table:table-cell office:value-type="float" office:value="72184" calcext:value-type="float">
            <text:p>72184</text:p>
          </table:table-cell>
          <table:table-cell table:number-columns-repeated="2"/>
        </table:table-row>
        <table:table-row table:style-name="ro1">
          <table:table-cell office:value-type="float" office:value="235211" calcext:value-type="float">
            <text:p>235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41:45</text:p>
          </table:table-cell>
          <table:table-cell office:value-type="float" office:value="1469878905" calcext:value-type="float">
            <text:p>1469878905</text:p>
          </table:table-cell>
          <table:table-cell office:value-type="string" calcext:value-type="string">
            <text:p>6880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834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68805.0</text:p>
          </table:table-cell>
          <table:table-cell office:value-type="float" office:value="72144" calcext:value-type="float">
            <text:p>7214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rednisolona got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00.0</text:p>
          </table:table-cell>
          <table:table-cell office:value-type="float" office:value="62283" calcext:value-type="float">
            <text:p>62283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1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0000.0</text:p>
          </table:table-cell>
          <table:table-cell office:value-type="float" office:value="72076" calcext:value-type="float">
            <text:p>720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17 14:01:00</text:p>
          </table:table-cell>
          <table:table-cell office:value-type="float" office:value="1463493660" calcext:value-type="float">
            <text:p>1463493660</text:p>
          </table:table-cell>
          <table:table-cell office:value-type="string" calcext:value-type="string">
            <text:p>49954.35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saccharomyces bouladil adu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0950.0</text:p>
          </table:table-cell>
          <table:table-cell office:value-type="float" office:value="62316" calcext:value-type="float">
            <text:p>62316</text:p>
          </table:table-cell>
          <table:table-cell table:number-columns-repeated="2"/>
        </table:table-row>
        <table:table-row table:style-name="ro1">
          <table:table-cell office:value-type="float" office:value="175536" calcext:value-type="float">
            <text:p>17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0.0</text:p>
          </table:table-cell>
          <table:table-cell office:value-type="float" office:value="56968" calcext:value-type="float">
            <text:p>56968</text:p>
          </table:table-cell>
          <table:table-cell table:number-columns-repeated="2"/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21 08:49:45</text:p>
          </table:table-cell>
          <table:table-cell office:value-type="float" office:value="1458550185" calcext:value-type="float">
            <text:p>1458550185</text:p>
          </table:table-cell>
          <table:table-cell office:value-type="string" calcext:value-type="string">
            <text:p>401994.6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esilato de imatinibe 400mg 3 blx1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63.21</text:p>
          </table:table-cell>
          <table:table-cell office:value-type="string" calcext:value-type="string">
            <text:p>375467.4</text:p>
          </table:table-cell>
          <table:table-cell office:value-type="float" office:value="46590" calcext:value-type="float">
            <text:p>46590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125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44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97.76</text:p>
          </table:table-cell>
          <table:table-cell office:value-type="float" office:value="46596" calcext:value-type="float">
            <text:p>465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sloratadina xpe 6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5064.0</text:p>
          </table:table-cell>
          <table:table-cell office:value-type="float" office:value="62309" calcext:value-type="float">
            <text:p>62309</text:p>
          </table:table-cell>
          <table:table-cell table:number-columns-repeated="2"/>
        </table:table-row>
        <table:table-row table:style-name="ro1">
          <table:table-cell office:value-type="float" office:value="336180" calcext:value-type="float">
            <text:p>336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02 11:53:46</text:p>
          </table:table-cell>
          <table:table-cell office:value-type="float" office:value="1456919626" calcext:value-type="float">
            <text:p>1456919626</text:p>
          </table:table-cell>
          <table:table-cell office:value-type="string" calcext:value-type="string">
            <text:p>8163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haloperidol 1mg <text:s/>l: 15054215 q: <text:s text:c="2"/>10.000,0000 f: 01/05/15 v: 30/05/17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100.0</text:p>
          </table:table-cell>
          <table:table-cell office:value-type="float" office:value="47629" calcext:value-type="float">
            <text:p>47629</text:p>
          </table:table-cell>
          <table:table-cell table:number-columns-repeated="2"/>
        </table:table-row>
        <table:table-row table:style-name="ro1">
          <table:table-cell office:value-type="float" office:value="49850" calcext:value-type="float">
            <text:p>49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02 12:12:19</text:p>
          </table:table-cell>
          <table:table-cell office:value-type="float" office:value="1456920739" calcext:value-type="float">
            <text:p>1456920739</text:p>
          </table:table-cell>
          <table:table-cell office:value-type="string" calcext:value-type="string">
            <text:p>5351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d011 q: <text:s text:c="2"/>12.6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30.0</text:p>
          </table:table-cell>
          <table:table-cell office:value-type="float" office:value="62199" calcext:value-type="float">
            <text:p>62199</text:p>
          </table:table-cell>
          <table:table-cell table:number-columns-repeated="2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3-02 10:13:23</text:p>
          </table:table-cell>
          <table:table-cell office:value-type="float" office:value="1456913603" calcext:value-type="float">
            <text:p>1456913603</text:p>
          </table:table-cell>
          <table:table-cell office:value-type="string" calcext:value-type="string">
            <text:p>9183.2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d011 q: <text:s text:c="2"/>12.6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2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30.0</text:p>
          </table:table-cell>
          <table:table-cell office:value-type="float" office:value="62172" calcext:value-type="float">
            <text:p>62172</text:p>
          </table:table-cell>
          <table:table-cell table:number-columns-repeated="2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3-02 10:13:23</text:p>
          </table:table-cell>
          <table:table-cell office:value-type="float" office:value="1456913603" calcext:value-type="float">
            <text:p>1456913603</text:p>
          </table:table-cell>
          <table:table-cell office:value-type="string" calcext:value-type="string">
            <text:p>9183.2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04 q: <text:s text:c="3"/>4.060,0000 f: 01/05/15 v: 31/05/17 l: 218137 q: <text:s text:c="3"/>9.24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33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32.0</text:p>
          </table:table-cell>
          <table:table-cell office:value-type="float" office:value="62173" calcext:value-type="float">
            <text:p>62173</text:p>
          </table:table-cell>
          <table:table-cell table:number-columns-repeated="2"/>
        </table:table-row>
        <table:table-row table:style-name="ro1">
          <table:table-cell office:value-type="float" office:value="49850" calcext:value-type="float">
            <text:p>498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3-02 12:12:19</text:p>
          </table:table-cell>
          <table:table-cell office:value-type="float" office:value="1456920739" calcext:value-type="float">
            <text:p>1456920739</text:p>
          </table:table-cell>
          <table:table-cell office:value-type="string" calcext:value-type="string">
            <text:p>5351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04 q: <text:s text:c="3"/>4.060,0000 f: 01/05/15 v: 31/05/17 l: 218137 q: <text:s text:c="3"/>9.24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33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32.0</text:p>
          </table:table-cell>
          <table:table-cell office:value-type="float" office:value="62200" calcext:value-type="float">
            <text:p>62200</text:p>
          </table:table-cell>
          <table:table-cell table:number-columns-repeated="2"/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6 16:00:00</text:p>
          </table:table-cell>
          <table:table-cell office:value-type="float" office:value="1479312000" calcext:value-type="float">
            <text:p>1479312000</text:p>
          </table:table-cell>
          <table:table-cell office:value-type="string" calcext:value-type="string">
            <text:p>313785.9</text:p>
          </table:table-cell>
          <table:table-cell office:value-type="string" calcext:value-type="string">
            <text:p>d-hosp distribuidora hospitalar importacao e exportacao ltda</text:p>
          </table:table-cell>
          <table:table-cell office:value-type="float" office:value="8076127000872" calcext:value-type="float">
            <text:p>8076127000872</text:p>
          </table:table-cell>
          <table:table-cell office:value-type="string" calcext:value-type="string">
            <text:p>loteamento vila rosa</text:p>
          </table:table-cell>
          <table:table-cell office:value-type="string" calcext:value-type="string">
            <text:p>aparecida de goiania</text:p>
          </table:table-cell>
          <table:table-cell office:value-type="float" office:value="74935851" calcext:value-type="float">
            <text:p>74935851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revatio 20mg 90 cp principio ativo: sildenafila citrato marca: pfizer lote: 50483519a - 31/12/2017 pmc: 3.037,5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70.8</text:p>
          </table:table-cell>
          <table:table-cell office:value-type="string" calcext:value-type="string">
            <text:p>356574.89</text:p>
          </table:table-cell>
          <table:table-cell office:value-type="float" office:value="70971" calcext:value-type="float">
            <text:p>70971</text:p>
          </table:table-cell>
          <table:table-cell table:number-columns-repeated="2"/>
        </table:table-row>
        <table:table-row table:style-name="ro1">
          <table:table-cell office:value-type="float" office:value="360092" calcext:value-type="float">
            <text:p>3600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8-05 10:08:57</text:p>
          </table:table-cell>
          <table:table-cell office:value-type="float" office:value="1470391737" calcext:value-type="float">
            <text:p>1470391737</text:p>
          </table:table-cell>
          <table:table-cell office:value-type="string" calcext:value-type="string">
            <text:p>670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lonazepam 2,0mg <text:s/>l: 15075531 q: <text:s text:c="2"/>20.000,0000 f: 01/07/16 v: 30/07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200.0</text:p>
          </table:table-cell>
          <table:table-cell office:value-type="float" office:value="47533" calcext:value-type="float">
            <text:p>47533</text:p>
          </table:table-cell>
          <table:table-cell table:number-columns-repeated="2"/>
        </table:table-row>
        <table:table-row table:style-name="ro1">
          <table:table-cell office:value-type="float" office:value="237273" calcext:value-type="float">
            <text:p>237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0 16:07:41</text:p>
          </table:table-cell>
          <table:table-cell office:value-type="float" office:value="1472573261" calcext:value-type="float">
            <text:p>1472573261</text:p>
          </table:table-cell>
          <table:table-cell office:value-type="string" calcext:value-type="string">
            <text:p>33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3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6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3000.0</text:p>
          </table:table-cell>
          <table:table-cell office:value-type="float" office:value="72166" calcext:value-type="float">
            <text:p>7216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sloratad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3376.0</text:p>
          </table:table-cell>
          <table:table-cell office:value-type="float" office:value="62323" calcext:value-type="float">
            <text:p>62323</text:p>
          </table:table-cell>
          <table:table-cell table:number-columns-repeated="2"/>
        </table:table-row>
        <table:table-row table:style-name="ro1">
          <table:table-cell office:value-type="float" office:value="723888" calcext:value-type="float">
            <text:p>723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08 18:33:31</text:p>
          </table:table-cell>
          <table:table-cell office:value-type="float" office:value="1452278011" calcext:value-type="float">
            <text:p>1452278011</text:p>
          </table:table-cell>
          <table:table-cell office:value-type="string" calcext:value-type="string">
            <text:p>260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<text:s/>l: 15j46y q: <text:s text:c="3"/>2.000,0000 f: 0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73388" calcext:value-type="float">
            <text:p>73388</text:p>
          </table:table-cell>
          <table:table-cell table:number-columns-repeated="2"/>
        </table:table-row>
        <table:table-row table:style-name="ro1">
          <table:table-cell office:value-type="float" office:value="723700" calcext:value-type="float">
            <text:p>723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08 07:26:26</text:p>
          </table:table-cell>
          <table:table-cell office:value-type="float" office:value="1452237986" calcext:value-type="float">
            <text:p>1452237986</text:p>
          </table:table-cell>
          <table:table-cell office:value-type="string" calcext:value-type="string">
            <text:p>260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<text:s/>l: 15j46y q: <text:s text:c="3"/>2.000,0000 f: 0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73367" calcext:value-type="float">
            <text:p>733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9-01 10:20:00</text:p>
          </table:table-cell>
          <table:table-cell office:value-type="float" office:value="1472725200" calcext:value-type="float">
            <text:p>1472725200</text:p>
          </table:table-cell>
          <table:table-cell office:value-type="string" calcext:value-type="string">
            <text:p>14876.4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tropiromato 5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386.0</text:p>
          </table:table-cell>
          <table:table-cell office:value-type="float" office:value="62320" calcext:value-type="float">
            <text:p>62320</text:p>
          </table:table-cell>
          <table:table-cell table:number-columns-repeated="2"/>
        </table:table-row>
        <table:table-row table:style-name="ro1">
          <table:table-cell office:value-type="float" office:value="62418" calcext:value-type="float">
            <text:p>62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31 19:19:11</text:p>
          </table:table-cell>
          <table:table-cell office:value-type="float" office:value="1472671151" calcext:value-type="float">
            <text:p>1472671151</text:p>
          </table:table-cell>
          <table:table-cell office:value-type="string" calcext:value-type="string">
            <text:p>6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50642 q: <text:s text:c="2"/>11.0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0370.0</text:p>
          </table:table-cell>
          <table:table-cell office:value-type="float" office:value="73299" calcext:value-type="float">
            <text:p>7329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quef+hid.de pot+oxomemax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2978.0</text:p>
          </table:table-cell>
          <table:table-cell office:value-type="float" office:value="62324" calcext:value-type="float">
            <text:p>62324</text:p>
          </table:table-cell>
          <table:table-cell table:number-columns-repeated="2"/>
        </table:table-row>
        <table:table-row table:style-name="ro1">
          <table:table-cell office:value-type="float" office:value="1638001" calcext:value-type="float">
            <text:p>163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3 11:21:03</text:p>
          </table:table-cell>
          <table:table-cell office:value-type="float" office:value="1482492063" calcext:value-type="float">
            <text:p>1482492063</text:p>
          </table:table-cell>
          <table:table-cell office:value-type="string" calcext:value-type="string">
            <text:p>12699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126990.0</text:p>
          </table:table-cell>
          <table:table-cell office:value-type="float" office:value="74098" calcext:value-type="float">
            <text:p>74098</text:p>
          </table:table-cell>
          <table:table-cell table:number-columns-repeated="2"/>
        </table:table-row>
        <table:table-row table:style-name="ro1">
          <table:table-cell office:value-type="float" office:value="54814" calcext:value-type="float">
            <text:p>54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19 14:36:38</text:p>
          </table:table-cell>
          <table:table-cell office:value-type="float" office:value="1463668598" calcext:value-type="float">
            <text:p>1463668598</text:p>
          </table:table-cell>
          <table:table-cell office:value-type="string" calcext:value-type="string">
            <text:p>1166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34 q: <text:s text:c="2"/>40.0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400.0</text:p>
          </table:table-cell>
          <table:table-cell office:value-type="float" office:value="62195" calcext:value-type="float">
            <text:p>62195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3"/>7.172,0000 f: 31/05/16 v: 30/11/17 l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524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80.96</text:p>
          </table:table-cell>
          <table:table-cell office:value-type="float" office:value="73320" calcext:value-type="float">
            <text:p>73320</text:p>
          </table:table-cell>
          <table:table-cell table:number-columns-repeated="2"/>
        </table:table-row>
        <table:table-row table:style-name="ro1">
          <table:table-cell office:value-type="float" office:value="239242" calcext:value-type="float">
            <text:p>239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25:10</text:p>
          </table:table-cell>
          <table:table-cell office:value-type="float" office:value="1474644310" calcext:value-type="float">
            <text:p>1474644310</text:p>
          </table:table-cell>
          <table:table-cell office:value-type="string" calcext:value-type="string">
            <text:p>45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147" calcext:value-type="float">
            <text:p>72147</text:p>
          </table:table-cell>
          <table:table-cell table:number-columns-repeated="2"/>
        </table:table-row>
        <table:table-row table:style-name="ro1">
          <table:table-cell office:value-type="float" office:value="239235" calcext:value-type="float">
            <text:p>239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23 15:02:09</text:p>
          </table:table-cell>
          <table:table-cell office:value-type="float" office:value="1474642929" calcext:value-type="float">
            <text:p>1474642929</text:p>
          </table:table-cell>
          <table:table-cell office:value-type="string" calcext:value-type="string">
            <text:p>61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226" calcext:value-type="float">
            <text:p>72226</text:p>
          </table:table-cell>
          <table:table-cell table:number-columns-repeated="2"/>
        </table:table-row>
        <table:table-row table:style-name="ro1">
          <table:table-cell office:value-type="float" office:value="239237" calcext:value-type="float">
            <text:p>239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08:15</text:p>
          </table:table-cell>
          <table:table-cell office:value-type="float" office:value="1474643295" calcext:value-type="float">
            <text:p>1474643295</text:p>
          </table:table-cell>
          <table:table-cell office:value-type="string" calcext:value-type="string">
            <text:p>45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261" calcext:value-type="float">
            <text:p>72261</text:p>
          </table:table-cell>
          <table:table-cell table:number-columns-repeated="2"/>
        </table:table-row>
        <table:table-row table:style-name="ro1">
          <table:table-cell office:value-type="float" office:value="239241" calcext:value-type="float">
            <text:p>239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23 15:22:13</text:p>
          </table:table-cell>
          <table:table-cell office:value-type="float" office:value="1474644133" calcext:value-type="float">
            <text:p>1474644133</text:p>
          </table:table-cell>
          <table:table-cell office:value-type="string" calcext:value-type="string">
            <text:p>61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125" calcext:value-type="float">
            <text:p>72125</text:p>
          </table:table-cell>
          <table:table-cell table:number-columns-repeated="2"/>
        </table:table-row>
        <table:table-row table:style-name="ro1">
          <table:table-cell office:value-type="float" office:value="766351" calcext:value-type="float">
            <text:p>766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3 19:05:00</text:p>
          </table:table-cell>
          <table:table-cell office:value-type="float" office:value="1482519900" calcext:value-type="float">
            <text:p>1482519900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- noripurum 20mg/ml inj ev cx/5ampx5m - (sacarato de hidroxido ferr) - nyco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45180.75</text:p>
          </table:table-cell>
          <table:table-cell office:value-type="float" office:value="72265" calcext:value-type="float">
            <text:p>72265</text:p>
          </table:table-cell>
          <table:table-cell table:number-columns-repeated="2"/>
        </table:table-row>
        <table:table-row table:style-name="ro1">
          <table:table-cell office:value-type="float" office:value="66034" calcext:value-type="float">
            <text:p>66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14 18:11:07</text:p>
          </table:table-cell>
          <table:table-cell office:value-type="float" office:value="1476468667" calcext:value-type="float">
            <text:p>1476468667</text:p>
          </table:table-cell>
          <table:table-cell office:value-type="string" calcext:value-type="string">
            <text:p>7264.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70469 q: <text:s text:c="5"/>750,0000 f: 07/07/16 v: 30/07/18 l: 16070481 q: <text:s text:c="3"/>7.2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6240.0</text:p>
          </table:table-cell>
          <table:table-cell office:value-type="float" office:value="73242" calcext:value-type="float">
            <text:p>73242</text:p>
          </table:table-cell>
          <table:table-cell table:number-columns-repeated="2"/>
        </table:table-row>
        <table:table-row table:style-name="ro1">
          <table:table-cell office:value-type="float" office:value="386681" calcext:value-type="float">
            <text:p>386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18171.36</text:p>
          </table:table-cell>
          <table:table-cell office:value-type="string" calcext:value-type="string">
            <text:p>glaxosmithkline brasil ltda</text:p>
          </table:table-cell>
          <table:table-cell office:value-type="float" office:value="33247743003569" calcext:value-type="float">
            <text:p>33247743003569</text:p>
          </table:table-cell>
          <table:table-cell office:value-type="string" calcext:value-type="string">
            <text:p>curicica</text:p>
          </table:table-cell>
          <table:table-cell office:value-type="string" calcext:value-type="string">
            <text:p>rio de janeiro</text:p>
          </table:table-cell>
          <table:table-cell office:value-type="float" office:value="22780083" calcext:value-type="float">
            <text:p>22780083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volibris 5 mg x 30 table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76.71</text:p>
          </table:table-cell>
          <table:table-cell office:value-type="string" calcext:value-type="string">
            <text:p>37841.04</text:p>
          </table:table-cell>
          <table:table-cell office:value-type="float" office:value="46601" calcext:value-type="float">
            <text:p>466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glimepirida 4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601.0</text:p>
          </table:table-cell>
          <table:table-cell office:value-type="float" office:value="62287" calcext:value-type="float">
            <text:p>62287</text:p>
          </table:table-cell>
          <table:table-cell table:number-columns-repeated="2"/>
        </table:table-row>
        <table:table-row table:style-name="ro1">
          <table:table-cell office:value-type="float" office:value="247447" calcext:value-type="float">
            <text:p>247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09:58:20</text:p>
          </table:table-cell>
          <table:table-cell office:value-type="float" office:value="1483005500" calcext:value-type="float">
            <text:p>1483005500</text:p>
          </table:table-cell>
          <table:table-cell office:value-type="string" calcext:value-type="string">
            <text:p>1573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9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57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5730.0</text:p>
          </table:table-cell>
          <table:table-cell office:value-type="float" office:value="72228" calcext:value-type="float">
            <text:p>72228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gua p/injecao 10ml cx c/200 amp- isofarma- fab.: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400.0</text:p>
          </table:table-cell>
          <table:table-cell office:value-type="float" office:value="71776" calcext:value-type="float">
            <text:p>71776</text:p>
          </table:table-cell>
          <table:table-cell table:number-columns-repeated="2"/>
        </table:table-row>
        <table:table-row table:style-name="ro1">
          <table:table-cell office:value-type="float" office:value="237272" calcext:value-type="float">
            <text:p>237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30 16:06:19</text:p>
          </table:table-cell>
          <table:table-cell office:value-type="float" office:value="1472573179" calcext:value-type="float">
            <text:p>1472573179</text:p>
          </table:table-cell>
          <table:table-cell office:value-type="string" calcext:value-type="string">
            <text:p>52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4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6000.0</text:p>
          </table:table-cell>
          <table:table-cell office:value-type="float" office:value="72146" calcext:value-type="float">
            <text:p>72146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000.0</text:p>
          </table:table-cell>
          <table:table-cell office:value-type="float" office:value="72078" calcext:value-type="float">
            <text:p>72078</text:p>
          </table:table-cell>
          <table:table-cell table:number-columns-repeated="2"/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4 10:25:43</text:p>
          </table:table-cell>
          <table:table-cell office:value-type="float" office:value="1475576743" calcext:value-type="float">
            <text:p>1475576743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50.0</text:p>
          </table:table-cell>
          <table:table-cell office:value-type="float" office:value="46592" calcext:value-type="float">
            <text:p>465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ramipril+hidrc. 5/25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1850.5</text:p>
          </table:table-cell>
          <table:table-cell office:value-type="float" office:value="62304" calcext:value-type="float">
            <text:p>62304</text:p>
          </table:table-cell>
          <table:table-cell table:number-columns-repeated="2"/>
        </table:table-row>
        <table:table-row table:style-name="ro1">
          <table:table-cell office:value-type="float" office:value="239235" calcext:value-type="float">
            <text:p>239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02:09</text:p>
          </table:table-cell>
          <table:table-cell office:value-type="float" office:value="1474642929" calcext:value-type="float">
            <text:p>1474642929</text:p>
          </table:table-cell>
          <table:table-cell office:value-type="string" calcext:value-type="string">
            <text:p>61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100 ml(9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470.0</text:p>
          </table:table-cell>
          <table:table-cell office:value-type="float" office:value="72225" calcext:value-type="float">
            <text:p>72225</text:p>
          </table:table-cell>
          <table:table-cell table:number-columns-repeated="2"/>
        </table:table-row>
        <table:table-row table:style-name="ro1">
          <table:table-cell office:value-type="float" office:value="239241" calcext:value-type="float">
            <text:p>2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5:22:13</text:p>
          </table:table-cell>
          <table:table-cell office:value-type="float" office:value="1474644133" calcext:value-type="float">
            <text:p>1474644133</text:p>
          </table:table-cell>
          <table:table-cell office:value-type="string" calcext:value-type="string">
            <text:p>61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100 ml(9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470.0</text:p>
          </table:table-cell>
          <table:table-cell office:value-type="float" office:value="72124" calcext:value-type="float">
            <text:p>72124</text:p>
          </table:table-cell>
          <table:table-cell table:number-columns-repeated="2"/>
        </table:table-row>
        <table:table-row table:style-name="ro1">
          <table:table-cell office:value-type="float" office:value="370301" calcext:value-type="float">
            <text:p>37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7 21:25:48</text:p>
          </table:table-cell>
          <table:table-cell office:value-type="float" office:value="1475875548" calcext:value-type="float">
            <text:p>1475875548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dimeticona 40mg (item generico) l: 16h490 q: <text:s text:c="2"/>10.000,0000 f: 01/07/16 v: 2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00.0</text:p>
          </table:table-cell>
          <table:table-cell office:value-type="float" office:value="47628" calcext:value-type="float">
            <text:p>47628</text:p>
          </table:table-cell>
          <table:table-cell table:number-columns-repeated="2"/>
        </table:table-row>
        <table:table-row table:style-name="ro1">
          <table:table-cell office:value-type="float" office:value="70939" calcext:value-type="float">
            <text:p>70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5 12:02:46</text:p>
          </table:table-cell>
          <table:table-cell office:value-type="float" office:value="1481803366" calcext:value-type="float">
            <text:p>1481803366</text:p>
          </table:table-cell>
          <table:table-cell office:value-type="string" calcext:value-type="string">
            <text:p>604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prednisona 20mg <text:s/>l: 16096574 q: <text:s text:c="3"/>4.000,0000 f: 01/09/16 v: 30/09/19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20.0</text:p>
          </table:table-cell>
          <table:table-cell office:value-type="float" office:value="73262" calcext:value-type="float">
            <text:p>73262</text:p>
          </table:table-cell>
          <table:table-cell table:number-columns-repeated="2"/>
        </table:table-row>
        <table:table-row table:style-name="ro1">
          <table:table-cell office:value-type="float" office:value="70940" calcext:value-type="float">
            <text:p>709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5 12:46:01</text:p>
          </table:table-cell>
          <table:table-cell office:value-type="float" office:value="1481805961" calcext:value-type="float">
            <text:p>1481805961</text:p>
          </table:table-cell>
          <table:table-cell office:value-type="string" calcext:value-type="string">
            <text:p>604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prednisona 20mg <text:s/>l: 16096574 q: <text:s text:c="3"/>4.000,0000 f: 01/09/16 v: 30/09/19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20.0</text:p>
          </table:table-cell>
          <table:table-cell office:value-type="float" office:value="73288" calcext:value-type="float">
            <text:p>73288</text:p>
          </table:table-cell>
          <table:table-cell table:number-columns-repeated="2"/>
        </table:table-row>
        <table:table-row table:style-name="ro1">
          <table:table-cell office:value-type="float" office:value="383282" calcext:value-type="float">
            <text:p>383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22:47:43</text:p>
          </table:table-cell>
          <table:table-cell office:value-type="float" office:value="1482965263" calcext:value-type="float">
            <text:p>1482965263</text:p>
          </table:table-cell>
          <table:table-cell office:value-type="string" calcext:value-type="string">
            <text:p>552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dipirona sodica 500mg (item generico) l: 16k33e q: <text:s text:c="3"/>5.000,0000 f: 30/11/16 v: 30/1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00.0</text:p>
          </table:table-cell>
          <table:table-cell office:value-type="float" office:value="47696" calcext:value-type="float">
            <text:p>476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escina+dietalamina ge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11.99</text:p>
          </table:table-cell>
          <table:table-cell office:value-type="string" calcext:value-type="string">
            <text:p>1199.0</text:p>
          </table:table-cell>
          <table:table-cell office:value-type="float" office:value="62286" calcext:value-type="float">
            <text:p>6228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848" calcext:value-type="float">
            <text:p>7084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glibenclamida 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0.0</text:p>
          </table:table-cell>
          <table:table-cell office:value-type="float" office:value="65218" calcext:value-type="float">
            <text:p>6521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hidrocloratiazida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0.0</text:p>
          </table:table-cell>
          <table:table-cell office:value-type="float" office:value="65219" calcext:value-type="float">
            <text:p>65219</text:p>
          </table:table-cell>
          <table:table-cell table:number-columns-repeated="2"/>
        </table:table-row>
        <table:table-row table:style-name="ro1">
          <table:table-cell office:value-type="float" office:value="237272" calcext:value-type="float">
            <text:p>237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0 16:06:19</text:p>
          </table:table-cell>
          <table:table-cell office:value-type="float" office:value="1472573179" calcext:value-type="float">
            <text:p>1472573179</text:p>
          </table:table-cell>
          <table:table-cell office:value-type="string" calcext:value-type="string">
            <text:p>52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100 ml(9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470.0</text:p>
          </table:table-cell>
          <table:table-cell office:value-type="float" office:value="72145" calcext:value-type="float">
            <text:p>72145</text:p>
          </table:table-cell>
          <table:table-cell table:number-columns-repeated="2"/>
        </table:table-row>
        <table:table-row table:style-name="ro1">
          <table:table-cell office:value-type="float" office:value="571162" calcext:value-type="float">
            <text:p>57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7 23:43:01</text:p>
          </table:table-cell>
          <table:table-cell office:value-type="float" office:value="1479426181" calcext:value-type="float">
            <text:p>147942618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9" calcext:value-type="float">
            <text:p>63839</text:p>
          </table:table-cell>
          <table:table-cell table:number-columns-repeated="2"/>
        </table:table-row>
        <table:table-row table:style-name="ro1">
          <table:table-cell office:value-type="float" office:value="52401" calcext:value-type="float">
            <text:p>52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0 16:30:26</text:p>
          </table:table-cell>
          <table:table-cell office:value-type="float" office:value="1482251426" calcext:value-type="float">
            <text:p>1482251426</text:p>
          </table:table-cell>
          <table:table-cell office:value-type="string" calcext:value-type="string">
            <text:p>11399.1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0.0</text:p>
          </table:table-cell>
          <table:table-cell office:value-type="float" office:value="71759" calcext:value-type="float">
            <text:p>71759</text:p>
          </table:table-cell>
          <table:table-cell table:number-columns-repeated="2"/>
        </table:table-row>
        <table:table-row table:style-name="ro1">
          <table:table-cell office:value-type="float" office:value="55050" calcext:value-type="float">
            <text:p>55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5-24 14:41:56</text:p>
          </table:table-cell>
          <table:table-cell office:value-type="float" office:value="1464100916" calcext:value-type="float">
            <text:p>1464100916</text:p>
          </table:table-cell>
          <table:table-cell office:value-type="string" calcext:value-type="string">
            <text:p>5888.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(item generico) l: 16d380 q: <text:s text:c="2"/>30.000,0000 f: 01/03/16 v: 30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0.0</text:p>
          </table:table-cell>
          <table:table-cell office:value-type="float" office:value="62162" calcext:value-type="float">
            <text:p>62162</text:p>
          </table:table-cell>
          <table:table-cell table:number-columns-repeated="2"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4 14:25:55</text:p>
          </table:table-cell>
          <table:table-cell office:value-type="float" office:value="1481725555" calcext:value-type="float">
            <text:p>1481725555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30.0</text:p>
          </table:table-cell>
          <table:table-cell office:value-type="float" office:value="46594" calcext:value-type="float">
            <text:p>46594</text:p>
          </table:table-cell>
          <table:table-cell table:number-columns-repeated="2"/>
        </table:table-row>
        <table:table-row table:style-name="ro1">
          <table:table-cell office:value-type="float" office:value="51059" calcext:value-type="float">
            <text:p>51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0 09:31:44</text:p>
          </table:table-cell>
          <table:table-cell office:value-type="float" office:value="1466415104" calcext:value-type="float">
            <text:p>1466415104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40.0</text:p>
          </table:table-cell>
          <table:table-cell office:value-type="float" office:value="46588" calcext:value-type="float">
            <text:p>46588</text:p>
          </table:table-cell>
          <table:table-cell table:number-columns-repeated="2"/>
        </table:table-row>
        <table:table-row table:style-name="ro1">
          <table:table-cell office:value-type="float" office:value="49298" calcext:value-type="float">
            <text:p>49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2 18:43:23</text:p>
          </table:table-cell>
          <table:table-cell office:value-type="float" office:value="1456166603" calcext:value-type="float">
            <text:p>1456166603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072 q: <text:s text:c="3"/>7.000,0000 f: 01/03/15 v: 31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80.0</text:p>
          </table:table-cell>
          <table:table-cell office:value-type="float" office:value="62229" calcext:value-type="float">
            <text:p>62229</text:p>
          </table:table-cell>
          <table:table-cell table:number-columns-repeated="2"/>
        </table:table-row>
        <table:table-row table:style-name="ro1">
          <table:table-cell office:value-type="float" office:value="47998" calcext:value-type="float">
            <text:p>47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7 07:39:47</text:p>
          </table:table-cell>
          <table:table-cell office:value-type="float" office:value="1453880387" calcext:value-type="float">
            <text:p>1453880387</text:p>
          </table:table-cell>
          <table:table-cell office:value-type="string" calcext:value-type="string">
            <text:p>94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137/15 q: <text:s text:c="3"/>5.000,0000 f: 01/09/15 v: 31/08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9450.0</text:p>
          </table:table-cell>
          <table:table-cell office:value-type="float" office:value="62208" calcext:value-type="float">
            <text:p>62208</text:p>
          </table:table-cell>
          <table:table-cell table:number-columns-repeated="2"/>
        </table:table-row>
        <table:table-row table:style-name="ro1">
          <table:table-cell office:value-type="float" office:value="175602" calcext:value-type="float">
            <text:p>175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400.0</text:p>
          </table:table-cell>
          <table:table-cell office:value-type="float" office:value="56984" calcext:value-type="float">
            <text:p>5698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x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8.12</text:p>
          </table:table-cell>
          <table:table-cell office:value-type="string" calcext:value-type="string">
            <text:p>712.48</text:p>
          </table:table-cell>
          <table:table-cell office:value-type="float" office:value="70871" calcext:value-type="float">
            <text:p>70871</text:p>
          </table:table-cell>
          <table:table-cell table:number-columns-repeated="2"/>
        </table:table-row>
        <table:table-row table:style-name="ro1">
          <table:table-cell office:value-type="float" office:value="237274" calcext:value-type="float">
            <text:p>237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0 16:07:53</text:p>
          </table:table-cell>
          <table:table-cell office:value-type="float" office:value="1472573273" calcext:value-type="float">
            <text:p>1472573273</text:p>
          </table:table-cell>
          <table:table-cell office:value-type="string" calcext:value-type="string">
            <text:p>17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7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8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7000.0</text:p>
          </table:table-cell>
          <table:table-cell office:value-type="float" office:value="72185" calcext:value-type="float">
            <text:p>72185</text:p>
          </table:table-cell>
          <table:table-cell table:number-columns-repeated="2"/>
        </table:table-row>
        <table:table-row table:style-name="ro1">
          <table:table-cell office:value-type="float" office:value="70030" calcext:value-type="float">
            <text:p>70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02 13:31:47</text:p>
          </table:table-cell>
          <table:table-cell office:value-type="float" office:value="1480685507" calcext:value-type="float">
            <text:p>1480685507</text:p>
          </table:table-cell>
          <table:table-cell office:value-type="string" calcext:value-type="string">
            <text:p>604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prednisona 20mg <text:s/>l: 16096574 q: <text:s text:c="3"/>4.000,0000 f: 01/09/16 v: 30/09/19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20.0</text:p>
          </table:table-cell>
          <table:table-cell office:value-type="float" office:value="73360" calcext:value-type="float">
            <text:p>73360</text:p>
          </table:table-cell>
          <table:table-cell table:number-columns-repeated="2"/>
        </table:table-row>
        <table:table-row table:style-name="ro1">
          <table:table-cell office:value-type="float" office:value="345572" calcext:value-type="float">
            <text:p>345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6 10:44:12</text:p>
          </table:table-cell>
          <table:table-cell office:value-type="float" office:value="1462531452" calcext:value-type="float">
            <text:p>1462531452</text:p>
          </table:table-cell>
          <table:table-cell office:value-type="string" calcext:value-type="string">
            <text:p>23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glicose 50% <text:s/>l: 16b15165 q: <text:s text:c="2"/>10.0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300.0</text:p>
          </table:table-cell>
          <table:table-cell office:value-type="float" office:value="47686" calcext:value-type="float">
            <text:p>47686</text:p>
          </table:table-cell>
          <table:table-cell table:number-columns-repeated="2"/>
        </table:table-row>
        <table:table-row table:style-name="ro1">
          <table:table-cell office:value-type="float" office:value="47249" calcext:value-type="float">
            <text:p>47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4 07:01:17</text:p>
          </table:table-cell>
          <table:table-cell office:value-type="float" office:value="1452754877" calcext:value-type="float">
            <text:p>1452754877</text:p>
          </table:table-cell>
          <table:table-cell office:value-type="string" calcext:value-type="string">
            <text:p>472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121/15 q: <text:s text:c="3"/>2.500,0000 f: 01/08/15 v: 31/07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4725.0</text:p>
          </table:table-cell>
          <table:table-cell office:value-type="float" office:value="62221" calcext:value-type="float">
            <text:p>622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17 14:01:00</text:p>
          </table:table-cell>
          <table:table-cell office:value-type="float" office:value="1463493660" calcext:value-type="float">
            <text:p>1463493660</text:p>
          </table:table-cell>
          <table:table-cell office:value-type="string" calcext:value-type="string">
            <text:p>49954.35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umarato <text:s/>rupatadina1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2433.6</text:p>
          </table:table-cell>
          <table:table-cell office:value-type="float" office:value="62317" calcext:value-type="float">
            <text:p>62317</text:p>
          </table:table-cell>
          <table:table-cell table:number-columns-repeated="2"/>
        </table:table-row>
        <table:table-row table:style-name="ro1">
          <table:table-cell office:value-type="float" office:value="235210" calcext:value-type="float">
            <text:p>235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1:40:43</text:p>
          </table:table-cell>
          <table:table-cell office:value-type="float" office:value="1469878843" calcext:value-type="float">
            <text:p>1469878843</text:p>
          </table:table-cell>
          <table:table-cell office:value-type="string" calcext:value-type="string">
            <text:p>61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122" calcext:value-type="float">
            <text:p>72122</text:p>
          </table:table-cell>
          <table:table-cell table:number-columns-repeated="2"/>
        </table:table-row>
        <table:table-row table:style-name="ro1">
          <table:table-cell office:value-type="float" office:value="235212" calcext:value-type="float">
            <text:p>235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41:45</text:p>
          </table:table-cell>
          <table:table-cell office:value-type="float" office:value="1469878905" calcext:value-type="float">
            <text:p>1469878905</text:p>
          </table:table-cell>
          <table:table-cell office:value-type="string" calcext:value-type="string">
            <text:p>45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5000.0</text:p>
          </table:table-cell>
          <table:table-cell office:value-type="float" office:value="72165" calcext:value-type="float">
            <text:p>7216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rona 5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50.0</text:p>
          </table:table-cell>
          <table:table-cell office:value-type="float" office:value="65295" calcext:value-type="float">
            <text:p>65295</text:p>
          </table:table-cell>
          <table:table-cell table:number-columns-repeated="2"/>
        </table:table-row>
        <table:table-row table:style-name="ro1">
          <table:table-cell office:value-type="float" office:value="443025" calcext:value-type="float">
            <text:p>443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7:27:21</text:p>
          </table:table-cell>
          <table:table-cell office:value-type="float" office:value="1472491641" calcext:value-type="float">
            <text:p>1472491641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36.0</text:p>
          </table:table-cell>
          <table:table-cell office:value-type="float" office:value="76300" calcext:value-type="float">
            <text:p>76300</text:p>
          </table:table-cell>
          <table:table-cell table:number-columns-repeated="2"/>
        </table:table-row>
        <table:table-row table:style-name="ro1">
          <table:table-cell office:value-type="float" office:value="65888" calcext:value-type="float">
            <text:p>65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13 16:12:33</text:p>
          </table:table-cell>
          <table:table-cell office:value-type="float" office:value="1476375153" calcext:value-type="float">
            <text:p>1476375153</text:p>
          </table:table-cell>
          <table:table-cell office:value-type="string" calcext:value-type="string">
            <text:p>749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z-019/16 q: <text:s text:c="3"/>5.3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3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544.0</text:p>
          </table:table-cell>
          <table:table-cell office:value-type="float" office:value="73309" calcext:value-type="float">
            <text:p>73309</text:p>
          </table:table-cell>
          <table:table-cell table:number-columns-repeated="2"/>
        </table:table-row>
        <table:table-row table:style-name="ro1">
          <table:table-cell office:value-type="float" office:value="64357" calcext:value-type="float">
            <text:p>64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6 12:43:44</text:p>
          </table:table-cell>
          <table:table-cell office:value-type="float" office:value="1474893824" calcext:value-type="float">
            <text:p>1474893824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26582666 q: <text:s text:c="3"/>5.0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400.0</text:p>
          </table:table-cell>
          <table:table-cell office:value-type="float" office:value="73315" calcext:value-type="float">
            <text:p>7331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xpec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80.0</text:p>
          </table:table-cell>
          <table:table-cell office:value-type="float" office:value="70844" calcext:value-type="float">
            <text:p>7084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prazol 4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0.91</text:p>
          </table:table-cell>
          <table:table-cell office:value-type="string" calcext:value-type="string">
            <text:p>361.82</text:p>
          </table:table-cell>
          <table:table-cell office:value-type="float" office:value="70843" calcext:value-type="float">
            <text:p>70843</text:p>
          </table:table-cell>
          <table:table-cell table:number-columns-repeated="2"/>
        </table:table-row>
        <table:table-row table:style-name="ro1">
          <table:table-cell office:value-type="float" office:value="59575" calcext:value-type="float">
            <text:p>59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5 08:51:51</text:p>
          </table:table-cell>
          <table:table-cell office:value-type="float" office:value="1469436711" calcext:value-type="float">
            <text:p>1469436711</text:p>
          </table:table-cell>
          <table:table-cell office:value-type="string" calcext:value-type="string">
            <text:p>128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91 q: <text:s text:c="3"/>8.000,0000 f: 31/03/16 v: 31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280.0</text:p>
          </table:table-cell>
          <table:table-cell office:value-type="float" office:value="73311" calcext:value-type="float">
            <text:p>73311</text:p>
          </table:table-cell>
          <table:table-cell table:number-columns-repeated="2"/>
        </table:table-row>
        <table:table-row table:style-name="ro1">
          <table:table-cell office:value-type="float" office:value="51863" calcext:value-type="float">
            <text:p>51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5 09:12:07</text:p>
          </table:table-cell>
          <table:table-cell office:value-type="float" office:value="1477386727" calcext:value-type="float">
            <text:p>1477386727</text:p>
          </table:table-cell>
          <table:table-cell office:value-type="string" calcext:value-type="string">
            <text:p>175716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366.0</text:p>
          </table:table-cell>
          <table:table-cell office:value-type="float" office:value="46606" calcext:value-type="float">
            <text:p>4660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8.81</text:p>
          </table:table-cell>
          <table:table-cell office:value-type="float" office:value="70869" calcext:value-type="float">
            <text:p>70869</text:p>
          </table:table-cell>
          <table:table-cell table:number-columns-repeated="2"/>
        </table:table-row>
        <table:table-row table:style-name="ro1">
          <table:table-cell office:value-type="float" office:value="47958" calcext:value-type="float">
            <text:p>47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3 09:35:13</text:p>
          </table:table-cell>
          <table:table-cell office:value-type="float" office:value="1473759313" calcext:value-type="float">
            <text:p>1473759313</text:p>
          </table:table-cell>
          <table:table-cell office:value-type="string" calcext:value-type="string">
            <text:p>19965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3140.0</text:p>
          </table:table-cell>
          <table:table-cell office:value-type="float" office:value="71793" calcext:value-type="float">
            <text:p>71793</text:p>
          </table:table-cell>
          <table:table-cell table:number-columns-repeated="2"/>
        </table:table-row>
        <table:table-row table:style-name="ro1">
          <table:table-cell office:value-type="float" office:value="70363" calcext:value-type="float">
            <text:p>703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07 15:40:54</text:p>
          </table:table-cell>
          <table:table-cell office:value-type="float" office:value="1481125254" calcext:value-type="float">
            <text:p>1481125254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<text:s/>l: 218165 q: <text:s text:c="3"/>3.400,0000 f: 3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6.0</text:p>
          </table:table-cell>
          <table:table-cell office:value-type="float" office:value="73195" calcext:value-type="float">
            <text:p>73195</text:p>
          </table:table-cell>
          <table:table-cell table:number-columns-repeated="2"/>
        </table:table-row>
        <table:table-row table:style-name="ro1">
          <table:table-cell office:value-type="float" office:value="70338" calcext:value-type="float">
            <text:p>703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07 11:15:35</text:p>
          </table:table-cell>
          <table:table-cell office:value-type="float" office:value="1481109335" calcext:value-type="float">
            <text:p>1481109335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<text:s/>l: 218165 q: <text:s text:c="3"/>3.400,0000 f: 3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6.0</text:p>
          </table:table-cell>
          <table:table-cell office:value-type="float" office:value="73159" calcext:value-type="float">
            <text:p>73159</text:p>
          </table:table-cell>
          <table:table-cell table:number-columns-repeated="2"/>
        </table:table-row>
        <table:table-row table:style-name="ro1">
          <table:table-cell office:value-type="float" office:value="56618" calcext:value-type="float">
            <text:p>56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4 12:23:31</text:p>
          </table:table-cell>
          <table:table-cell office:value-type="float" office:value="1465907011" calcext:value-type="float">
            <text:p>1465907011</text:p>
          </table:table-cell>
          <table:table-cell office:value-type="string" calcext:value-type="string">
            <text:p>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3 q: <text:s text:c="3"/>9.2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2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472.0</text:p>
          </table:table-cell>
          <table:table-cell office:value-type="float" office:value="73336" calcext:value-type="float">
            <text:p>73336</text:p>
          </table:table-cell>
          <table:table-cell table:number-columns-repeated="2"/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3 15:53:14</text:p>
          </table:table-cell>
          <table:table-cell office:value-type="float" office:value="1468425194" calcext:value-type="float">
            <text:p>1468425194</text:p>
          </table:table-cell>
          <table:table-cell office:value-type="string" calcext:value-type="string">
            <text:p>21350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clindamicina clor. 300mg 320cap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000.0</text:p>
          </table:table-cell>
          <table:table-cell office:value-type="float" office:value="76312" calcext:value-type="float">
            <text:p>76312</text:p>
          </table:table-cell>
          <table:table-cell table:number-columns-repeated="2"/>
        </table:table-row>
        <table:table-row table:style-name="ro1">
          <table:table-cell office:value-type="float" office:value="48377" calcext:value-type="float">
            <text:p>48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04 10:35:04</text:p>
          </table:table-cell>
          <table:table-cell office:value-type="float" office:value="1454582104" calcext:value-type="float">
            <text:p>1454582104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fenobarbital 100mg <text:s/>l: at503 q: <text:s text:c="3"/>5.000,0000 f: 01/03/15 v: 28/02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00.0</text:p>
          </table:table-cell>
          <table:table-cell office:value-type="float" office:value="62265" calcext:value-type="float">
            <text:p>6226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rednisolona 20mg c/1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68.0</text:p>
          </table:table-cell>
          <table:table-cell office:value-type="float" office:value="62285" calcext:value-type="float">
            <text:p>6228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23 09:34:26</text:p>
          </table:table-cell>
          <table:table-cell office:value-type="float" office:value="1456220066" calcext:value-type="float">
            <text:p>1456220066</text:p>
          </table:table-cell>
          <table:table-cell office:value-type="string" calcext:value-type="string">
            <text:p>7305.32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3115.86</text:p>
          </table:table-cell>
          <table:table-cell office:value-type="float" office:value="56236" calcext:value-type="float">
            <text:p>56236</text:p>
          </table:table-cell>
          <table:table-cell table:number-columns-repeated="2"/>
        </table:table-row>
        <table:table-row table:style-name="ro1">
          <table:table-cell office:value-type="float" office:value="341186" calcext:value-type="float">
            <text:p>341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07 10:33:02</text:p>
          </table:table-cell>
          <table:table-cell office:value-type="float" office:value="1460025182" calcext:value-type="float">
            <text:p>1460025182</text:p>
          </table:table-cell>
          <table:table-cell office:value-type="string" calcext:value-type="string">
            <text:p>46496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loreto de sodio 0,9% <text:s/>l: 25296601 q: <text:s text:c="3"/>6.000,0000 f: 01/07/15 v: 31/07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320.0</text:p>
          </table:table-cell>
          <table:table-cell office:value-type="float" office:value="47569" calcext:value-type="float">
            <text:p>47569</text:p>
          </table:table-cell>
          <table:table-cell table:number-columns-repeated="2"/>
        </table:table-row>
        <table:table-row table:style-name="ro1">
          <table:table-cell office:value-type="float" office:value="341291" calcext:value-type="float">
            <text:p>34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7 17:42:23</text:p>
          </table:table-cell>
          <table:table-cell office:value-type="float" office:value="1460050943" calcext:value-type="float">
            <text:p>1460050943</text:p>
          </table:table-cell>
          <table:table-cell office:value-type="string" calcext:value-type="string">
            <text:p>4451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loreto de sodio 0,9% <text:s/>l: 25296601 q: <text:s text:c="3"/>6.000,0000 f: 01/07/15 v: 31/07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320.0</text:p>
          </table:table-cell>
          <table:table-cell office:value-type="float" office:value="47581" calcext:value-type="float">
            <text:p>47581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100 ml(9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470.0</text:p>
          </table:table-cell>
          <table:table-cell office:value-type="float" office:value="72077" calcext:value-type="float">
            <text:p>72077</text:p>
          </table:table-cell>
          <table:table-cell table:number-columns-repeated="2"/>
        </table:table-row>
        <table:table-row table:style-name="ro1">
          <table:table-cell office:value-type="float" office:value="235210" calcext:value-type="float">
            <text:p>235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40:43</text:p>
          </table:table-cell>
          <table:table-cell office:value-type="float" office:value="1469878843" calcext:value-type="float">
            <text:p>1469878843</text:p>
          </table:table-cell>
          <table:table-cell office:value-type="string" calcext:value-type="string">
            <text:p>614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100 ml(9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470.0</text:p>
          </table:table-cell>
          <table:table-cell office:value-type="float" office:value="72121" calcext:value-type="float">
            <text:p>7212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76" calcext:value-type="float">
            <text:p>70876</text:p>
          </table:table-cell>
          <table:table-cell table:number-columns-repeated="2"/>
        </table:table-row>
        <table:table-row table:style-name="ro1">
          <table:table-cell office:value-type="float" office:value="721986" calcext:value-type="float">
            <text:p>7219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04 07:24:04</text:p>
          </table:table-cell>
          <table:table-cell office:value-type="float" office:value="1451892244" calcext:value-type="float">
            <text:p>1451892244</text:p>
          </table:table-cell>
          <table:table-cell office:value-type="string" calcext:value-type="string">
            <text:p>2996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j483 q: <text:s text:c="5"/>700,0000 f: 01/09/15 v: 31/03/17 l: 15h31q q: <text:s text:c="5"/>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0.0</text:p>
          </table:table-cell>
          <table:table-cell office:value-type="float" office:value="73147" calcext:value-type="float">
            <text:p>73147</text:p>
          </table:table-cell>
          <table:table-cell table:number-columns-repeated="2"/>
        </table:table-row>
        <table:table-row table:style-name="ro1">
          <table:table-cell office:value-type="float" office:value="723888" calcext:value-type="float">
            <text:p>723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08 18:33:31</text:p>
          </table:table-cell>
          <table:table-cell office:value-type="float" office:value="1452278011" calcext:value-type="float">
            <text:p>1452278011</text:p>
          </table:table-cell>
          <table:table-cell office:value-type="string" calcext:value-type="string">
            <text:p>260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j09h q: <text:s text:c="3"/>1.000,0000 f: 01/10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.0</text:p>
          </table:table-cell>
          <table:table-cell office:value-type="float" office:value="73390" calcext:value-type="float">
            <text:p>73390</text:p>
          </table:table-cell>
          <table:table-cell table:number-columns-repeated="2"/>
        </table:table-row>
        <table:table-row table:style-name="ro1">
          <table:table-cell office:value-type="float" office:value="723700" calcext:value-type="float">
            <text:p>723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08 07:26:26</text:p>
          </table:table-cell>
          <table:table-cell office:value-type="float" office:value="1452237986" calcext:value-type="float">
            <text:p>1452237986</text:p>
          </table:table-cell>
          <table:table-cell office:value-type="string" calcext:value-type="string">
            <text:p>260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j09h q: <text:s text:c="3"/>1.000,0000 f: 01/10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.0</text:p>
          </table:table-cell>
          <table:table-cell office:value-type="float" office:value="73368" calcext:value-type="float">
            <text:p>73368</text:p>
          </table:table-cell>
          <table:table-cell table:number-columns-repeated="2"/>
        </table:table-row>
        <table:table-row table:style-name="ro1">
          <table:table-cell office:value-type="float" office:value="57533" calcext:value-type="float">
            <text:p>57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3:27:30</text:p>
          </table:table-cell>
          <table:table-cell office:value-type="float" office:value="1466774850" calcext:value-type="float">
            <text:p>1466774850</text:p>
          </table:table-cell>
          <table:table-cell office:value-type="string" calcext:value-type="string">
            <text:p>1371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1/16 q: <text:s text:c="3"/>7.000,0000 f: 0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3230.0</text:p>
          </table:table-cell>
          <table:table-cell office:value-type="float" office:value="73139" calcext:value-type="float">
            <text:p>73139</text:p>
          </table:table-cell>
          <table:table-cell table:number-columns-repeated="2"/>
        </table:table-row>
        <table:table-row table:style-name="ro1">
          <table:table-cell office:value-type="float" office:value="1619038" calcext:value-type="float">
            <text:p>1619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28 18:18:44</text:p>
          </table:table-cell>
          <table:table-cell office:value-type="float" office:value="1480357124" calcext:value-type="float">
            <text:p>1480357124</text:p>
          </table:table-cell>
          <table:table-cell office:value-type="string" calcext:value-type="string">
            <text:p>20370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4.85</text:p>
          </table:table-cell>
          <table:table-cell office:value-type="string" calcext:value-type="string">
            <text:p>6297.0</text:p>
          </table:table-cell>
          <table:table-cell office:value-type="float" office:value="74180" calcext:value-type="float">
            <text:p>7418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20 17:34:27</text:p>
          </table:table-cell>
          <table:table-cell office:value-type="float" office:value="1482255267" calcext:value-type="float">
            <text:p>1482255267</text:p>
          </table:table-cell>
          <table:table-cell office:value-type="string" calcext:value-type="string">
            <text:p>1069.7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55.0</text:p>
          </table:table-cell>
          <table:table-cell office:value-type="float" office:value="56028" calcext:value-type="float">
            <text:p>5602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12-20 20:13:07</text:p>
          </table:table-cell>
          <table:table-cell office:value-type="float" office:value="1482264787" calcext:value-type="float">
            <text:p>1482264787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55.0</text:p>
          </table:table-cell>
          <table:table-cell office:value-type="float" office:value="56143" calcext:value-type="float">
            <text:p>5614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x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0.91</text:p>
          </table:table-cell>
          <table:table-cell office:value-type="string" calcext:value-type="string">
            <text:p>361.82</text:p>
          </table:table-cell>
          <table:table-cell office:value-type="float" office:value="70835" calcext:value-type="float">
            <text:p>7083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62</text:p>
          </table:table-cell>
          <table:table-cell office:value-type="string" calcext:value-type="string">
            <text:p>301.24</text:p>
          </table:table-cell>
          <table:table-cell office:value-type="float" office:value="70907" calcext:value-type="float">
            <text:p>70907</text:p>
          </table:table-cell>
          <table:table-cell table:number-columns-repeated="2"/>
        </table:table-row>
        <table:table-row table:style-name="ro1">
          <table:table-cell office:value-type="float" office:value="56307" calcext:value-type="float">
            <text:p>56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10 16:12:30</text:p>
          </table:table-cell>
          <table:table-cell office:value-type="float" office:value="1465575150" calcext:value-type="float">
            <text:p>1465575150</text:p>
          </table:table-cell>
          <table:table-cell office:value-type="string" calcext:value-type="string">
            <text:p>3931.8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3 q: <text:s text:c="3"/>7.5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200.0</text:p>
          </table:table-cell>
          <table:table-cell office:value-type="float" office:value="73244" calcext:value-type="float">
            <text:p>7324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00.0</text:p>
          </table:table-cell>
          <table:table-cell office:value-type="float" office:value="70842" calcext:value-type="float">
            <text:p>70842</text:p>
          </table:table-cell>
          <table:table-cell table:number-columns-repeated="2"/>
        </table:table-row>
        <table:table-row table:style-name="ro1">
          <table:table-cell office:value-type="float" office:value="766351" calcext:value-type="float">
            <text:p>766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3 19:05:00</text:p>
          </table:table-cell>
          <table:table-cell office:value-type="float" office:value="1482519900" calcext:value-type="float">
            <text:p>1482519900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- noripurum 20mg/ml inj ev cx/5ampx5m - (sacarato de hidroxido ferr) - nyco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27108.45</text:p>
          </table:table-cell>
          <table:table-cell office:value-type="float" office:value="72266" calcext:value-type="float">
            <text:p>7226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etoprofeno 100mgc/2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30.0</text:p>
          </table:table-cell>
          <table:table-cell office:value-type="float" office:value="62288" calcext:value-type="float">
            <text:p>62288</text:p>
          </table:table-cell>
          <table:table-cell table:number-columns-repeated="2"/>
        </table:table-row>
        <table:table-row table:style-name="ro1">
          <table:table-cell office:value-type="float" office:value="69726" calcext:value-type="float">
            <text:p>69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30 11:43:15</text:p>
          </table:table-cell>
          <table:table-cell office:value-type="float" office:value="1480506195" calcext:value-type="float">
            <text:p>1480506195</text:p>
          </table:table-cell>
          <table:table-cell office:value-type="string" calcext:value-type="string">
            <text:p>14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saccharomyces boulardii-17liofilizado 10 <text:s/>l: 1ij73 q: <text:s text:c="3"/>3.00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470.0</text:p>
          </table:table-cell>
          <table:table-cell office:value-type="float" office:value="73179" calcext:value-type="float">
            <text:p>7317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07.24</text:p>
          </table:table-cell>
          <table:table-cell office:value-type="float" office:value="70868" calcext:value-type="float">
            <text:p>70868</text:p>
          </table:table-cell>
          <table:table-cell table:number-columns-repeated="2"/>
        </table:table-row>
        <table:table-row table:style-name="ro1">
          <table:table-cell office:value-type="float" office:value="1464366" calcext:value-type="float">
            <text:p>1464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31 19:37:11</text:p>
          </table:table-cell>
          <table:table-cell office:value-type="float" office:value="1459453031" calcext:value-type="float">
            <text:p>1459453031</text:p>
          </table:table-cell>
          <table:table-cell office:value-type="string" calcext:value-type="string">
            <text:p>35000.3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29250.0</text:p>
          </table:table-cell>
          <table:table-cell office:value-type="float" office:value="73995" calcext:value-type="float">
            <text:p>73995</text:p>
          </table:table-cell>
          <table:table-cell table:number-columns-repeated="2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4 15:38:21</text:p>
          </table:table-cell>
          <table:table-cell office:value-type="float" office:value="1477323501" calcext:value-type="float">
            <text:p>1477323501</text:p>
          </table:table-cell>
          <table:table-cell office:value-type="string" calcext:value-type="string">
            <text:p>1990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sinvastatina 20mg 60cpr (menoco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67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53.6</text:p>
          </table:table-cell>
          <table:table-cell office:value-type="float" office:value="76318" calcext:value-type="float">
            <text:p>76318</text:p>
          </table:table-cell>
          <table:table-cell table:number-columns-repeated="2"/>
        </table:table-row>
        <table:table-row table:style-name="ro1">
          <table:table-cell office:value-type="float" office:value="53991" calcext:value-type="float">
            <text:p>53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2 13:24:00</text:p>
          </table:table-cell>
          <table:table-cell office:value-type="float" office:value="1463059440" calcext:value-type="float">
            <text:p>1463059440</text:p>
          </table:table-cell>
          <table:table-cell office:value-type="string" calcext:value-type="string">
            <text:p>16800.0</text:p>
          </table:table-cell>
          <table:table-cell office:value-type="string" calcext:value-type="string">
            <text:p>bh farma comercio ltda</text:p>
          </table:table-cell>
          <table:table-cell office:value-type="float" office:value="42799163000126" calcext:value-type="float">
            <text:p>42799163000126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130250" calcext:value-type="float">
            <text:p>3113025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valproato de sodio (depakene) <text:s text:c="6"/>(c1) 500 mg cx c/ 50 comprimidos re abbot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9000.0</text:p>
          </table:table-cell>
          <table:table-cell office:value-type="float" office:value="40625" calcext:value-type="float">
            <text:p>40625</text:p>
          </table:table-cell>
          <table:table-cell table:number-columns-repeated="2"/>
        </table:table-row>
        <table:table-row table:style-name="ro1">
          <table:table-cell office:value-type="float" office:value="70363" calcext:value-type="float">
            <text:p>70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07 15:40:54</text:p>
          </table:table-cell>
          <table:table-cell office:value-type="float" office:value="1481125254" calcext:value-type="float">
            <text:p>1481125254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ranitidina 150mg,cloridrato (item generico) l: 31455s q: <text:s text:c="3"/>2.000,0000 f: 01/12/15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73194" calcext:value-type="float">
            <text:p>73194</text:p>
          </table:table-cell>
          <table:table-cell table:number-columns-repeated="2"/>
        </table:table-row>
        <table:table-row table:style-name="ro1">
          <table:table-cell office:value-type="float" office:value="70338" calcext:value-type="float">
            <text:p>703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07 11:15:35</text:p>
          </table:table-cell>
          <table:table-cell office:value-type="float" office:value="1481109335" calcext:value-type="float">
            <text:p>1481109335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ranitidina 150mg,cloridrato (item generico) l: 31455s q: <text:s text:c="3"/>2.000,0000 f: 01/12/15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73158" calcext:value-type="float">
            <text:p>73158</text:p>
          </table:table-cell>
          <table:table-cell table:number-columns-repeated="2"/>
        </table:table-row>
        <table:table-row table:style-name="ro1">
          <table:table-cell office:value-type="float" office:value="58326" calcext:value-type="float">
            <text:p>58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05 09:20:26</text:p>
          </table:table-cell>
          <table:table-cell office:value-type="float" office:value="1467710426" calcext:value-type="float">
            <text:p>1467710426</text:p>
          </table:table-cell>
          <table:table-cell office:value-type="string" calcext:value-type="string">
            <text:p>2224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omipramina 25mg,cloridrato <text:s/>l: 1619264 q: <text:s text:c="3"/>6.000,0000 f: 31/05/16 v: 31/10/17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4440.0</text:p>
          </table:table-cell>
          <table:table-cell office:value-type="float" office:value="73269" calcext:value-type="float">
            <text:p>73269</text:p>
          </table:table-cell>
          <table:table-cell table:number-columns-repeated="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8 15:39:41</text:p>
          </table:table-cell>
          <table:table-cell office:value-type="float" office:value="1467128381" calcext:value-type="float">
            <text:p>1467128381</text:p>
          </table:table-cell>
          <table:table-cell office:value-type="string" calcext:value-type="string">
            <text:p>12025.13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684" calcext:value-type="float">
            <text:p>49475833001684</text:p>
          </table:table-cell>
          <table:table-cell office:value-type="string" calcext:value-type="string">
            <text:p>dos pessegueiros</text:p>
          </table:table-cell>
          <table:table-cell office:value-type="string" calcext:value-type="string">
            <text:p>extrema</text:p>
          </table:table-cell>
          <table:table-cell office:value-type="float" office:value="37640000" calcext:value-type="float">
            <text:p>37640000</text:p>
          </table:table-cell>
          <table:table-cell office:value-type="string" calcext:value-type="string">
            <text:p>-22.8549109</text:p>
          </table:table-cell>
          <table:table-cell office:value-type="string" calcext:value-type="string">
            <text:p>-46.3190079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16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2025.13</text:p>
          </table:table-cell>
          <table:table-cell office:value-type="float" office:value="76335" calcext:value-type="float">
            <text:p>7633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0,5+0,9%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455.8</text:p>
          </table:table-cell>
          <table:table-cell office:value-type="float" office:value="70874" calcext:value-type="float">
            <text:p>7087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xpec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0.0</text:p>
          </table:table-cell>
          <table:table-cell office:value-type="float" office:value="70872" calcext:value-type="float">
            <text:p>708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imesulida 100mg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90.0</text:p>
          </table:table-cell>
          <table:table-cell office:value-type="float" office:value="65112" calcext:value-type="float">
            <text:p>651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aldol 5mg c/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34.04</text:p>
          </table:table-cell>
          <table:table-cell office:value-type="float" office:value="65121" calcext:value-type="float">
            <text:p>65121</text:p>
          </table:table-cell>
          <table:table-cell table:number-columns-repeated="2"/>
        </table:table-row>
        <table:table-row table:style-name="ro1">
          <table:table-cell office:value-type="float" office:value="49291" calcext:value-type="float">
            <text:p>49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05 15:26:17</text:p>
          </table:table-cell>
          <table:table-cell office:value-type="float" office:value="1475681177" calcext:value-type="float">
            <text:p>1475681177</text:p>
          </table:table-cell>
          <table:table-cell office:value-type="string" calcext:value-type="string">
            <text:p>26555.5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0.0</text:p>
          </table:table-cell>
          <table:table-cell office:value-type="float" office:value="71795" calcext:value-type="float">
            <text:p>71795</text:p>
          </table:table-cell>
          <table:table-cell table:number-columns-repeated="2"/>
        </table:table-row>
        <table:table-row table:style-name="ro1">
          <table:table-cell office:value-type="float" office:value="68818" calcext:value-type="float">
            <text:p>688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18 17:28:18</text:p>
          </table:table-cell>
          <table:table-cell office:value-type="float" office:value="1479490098" calcext:value-type="float">
            <text:p>1479490098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<text:s/>l: 218165 q: <text:s text:c="3"/>3.400,0000 f: 3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6.0</text:p>
          </table:table-cell>
          <table:table-cell office:value-type="float" office:value="73191" calcext:value-type="float">
            <text:p>7319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er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748.26</text:p>
          </table:table-cell>
          <table:table-cell office:value-type="float" office:value="62272" calcext:value-type="float">
            <text:p>62272</text:p>
          </table:table-cell>
          <table:table-cell table:number-columns-repeated="2"/>
        </table:table-row>
        <table:table-row table:style-name="ro1">
          <table:table-cell office:value-type="float" office:value="482216" calcext:value-type="float">
            <text:p>482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4:22:51</text:p>
          </table:table-cell>
          <table:table-cell office:value-type="float" office:value="1472098971" calcext:value-type="float">
            <text:p>147209897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3" calcext:value-type="float">
            <text:p>63833</text:p>
          </table:table-cell>
          <table:table-cell table:number-columns-repeated="2"/>
        </table:table-row>
        <table:table-row table:style-name="ro1">
          <table:table-cell office:value-type="float" office:value="49259" calcext:value-type="float">
            <text:p>4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 10:18:52</text:p>
          </table:table-cell>
          <table:table-cell office:value-type="float" office:value="1456136332" calcext:value-type="float">
            <text:p>1456136332</text:p>
          </table:table-cell>
          <table:table-cell office:value-type="string" calcext:value-type="string">
            <text:p>289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mitriptilina 25mg, cloridrato <text:s/>l: b14k0766 q: <text:s text:c="3"/>4.140,0000 f: 01/10/14 v: 31/10/16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14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07.0</text:p>
          </table:table-cell>
          <table:table-cell office:value-type="float" office:value="62182" calcext:value-type="float">
            <text:p>62182</text:p>
          </table:table-cell>
          <table:table-cell table:number-columns-repeated="2"/>
        </table:table-row>
        <table:table-row table:style-name="ro1">
          <table:table-cell office:value-type="float" office:value="49298" calcext:value-type="float">
            <text:p>49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22 18:43:23</text:p>
          </table:table-cell>
          <table:table-cell office:value-type="float" office:value="1456166603" calcext:value-type="float">
            <text:p>1456166603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mitriptilina 25mg, cloridrato <text:s/>l: b14k0766 q: <text:s text:c="3"/>4.140,0000 f: 01/10/14 v: 31/10/16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14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07.0</text:p>
          </table:table-cell>
          <table:table-cell office:value-type="float" office:value="62228" calcext:value-type="float">
            <text:p>62228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ranitidina 150mg,cloridrato (item generico) l: 31455s q: <text:s text:c="3"/>4.000,0000 f: 01/12/15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80.0</text:p>
          </table:table-cell>
          <table:table-cell office:value-type="float" office:value="73319" calcext:value-type="float">
            <text:p>73319</text:p>
          </table:table-cell>
          <table:table-cell table:number-columns-repeated="2"/>
        </table:table-row>
        <table:table-row table:style-name="ro1">
          <table:table-cell office:value-type="float" office:value="61047" calcext:value-type="float">
            <text:p>61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8-16 16:40:37</text:p>
          </table:table-cell>
          <table:table-cell office:value-type="float" office:value="1471365637" calcext:value-type="float">
            <text:p>1471365637</text:p>
          </table:table-cell>
          <table:table-cell office:value-type="string" calcext:value-type="string">
            <text:p>6548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26582665 q: <text:s text:c="6"/>40,0000 f: 29/02/16 v: 28/02/18 l: 26582665 q: <text:s text:c="3"/>2.8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920.0</text:p>
          </table:table-cell>
          <table:table-cell office:value-type="float" office:value="73174" calcext:value-type="float">
            <text:p>73174</text:p>
          </table:table-cell>
          <table:table-cell table:number-columns-repeated="2"/>
        </table:table-row>
        <table:table-row table:style-name="ro1">
          <table:table-cell office:value-type="float" office:value="1640228" calcext:value-type="float">
            <text:p>1640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15:51:09</text:p>
          </table:table-cell>
          <table:table-cell office:value-type="float" office:value="1482940269" calcext:value-type="float">
            <text:p>1482940269</text:p>
          </table:table-cell>
          <table:table-cell office:value-type="string" calcext:value-type="string">
            <text:p>3196.2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9.15</text:p>
          </table:table-cell>
          <table:table-cell office:value-type="string" calcext:value-type="string">
            <text:p>2393.2</text:p>
          </table:table-cell>
          <table:table-cell office:value-type="float" office:value="74181" calcext:value-type="float">
            <text:p>7418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53" calcext:value-type="float">
            <text:p>70853</text:p>
          </table:table-cell>
          <table:table-cell table:number-columns-repeated="2"/>
        </table:table-row>
        <table:table-row table:style-name="ro1">
          <table:table-cell office:value-type="float" office:value="175545" calcext:value-type="float">
            <text:p>175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2176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176.0</text:p>
          </table:table-cell>
          <table:table-cell office:value-type="float" office:value="56989" calcext:value-type="float">
            <text:p>5698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2-01 07:07:56</text:p>
          </table:table-cell>
          <table:table-cell office:value-type="float" office:value="1480576076" calcext:value-type="float">
            <text:p>1480576076</text:p>
          </table:table-cell>
          <table:table-cell office:value-type="string" calcext:value-type="string">
            <text:p>11766.6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quetiapina 100mg 30cpr nova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73.12</text:p>
          </table:table-cell>
          <table:table-cell office:value-type="string" calcext:value-type="string">
            <text:p>819.36</text:p>
          </table:table-cell>
          <table:table-cell office:value-type="float" office:value="56511" calcext:value-type="float">
            <text:p>565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62</text:p>
          </table:table-cell>
          <table:table-cell office:value-type="float" office:value="70813" calcext:value-type="float">
            <text:p>7081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prazol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0</text:p>
          </table:table-cell>
          <table:table-cell office:value-type="float" office:value="70815" calcext:value-type="float">
            <text:p>70815</text:p>
          </table:table-cell>
          <table:table-cell table:number-columns-repeated="2"/>
        </table:table-row>
        <table:table-row table:style-name="ro1">
          <table:table-cell office:value-type="float" office:value="66941" calcext:value-type="float">
            <text:p>66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5 18:12:44</text:p>
          </table:table-cell>
          <table:table-cell office:value-type="float" office:value="1477419164" calcext:value-type="float">
            <text:p>1477419164</text:p>
          </table:table-cell>
          <table:table-cell office:value-type="string" calcext:value-type="string">
            <text:p>195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ilostazol 100mg <text:s/>l: 1006203 q: <text:s text:c="3"/>3.5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65.0</text:p>
          </table:table-cell>
          <table:table-cell office:value-type="float" office:value="73224" calcext:value-type="float">
            <text:p>73224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0 18:12:46</text:p>
          </table:table-cell>
          <table:table-cell office:value-type="float" office:value="1482257566" calcext:value-type="float">
            <text:p>1482257566</text:p>
          </table:table-cell>
          <table:table-cell office:value-type="string" calcext:value-type="string">
            <text:p>727.7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10.0</text:p>
          </table:table-cell>
          <table:table-cell office:value-type="float" office:value="56029" calcext:value-type="float">
            <text:p>56029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20 17:43:35</text:p>
          </table:table-cell>
          <table:table-cell office:value-type="float" office:value="1482255815" calcext:value-type="float">
            <text:p>1482255815</text:p>
          </table:table-cell>
          <table:table-cell office:value-type="string" calcext:value-type="string">
            <text:p>983.99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10.0</text:p>
          </table:table-cell>
          <table:table-cell office:value-type="float" office:value="56452" calcext:value-type="float">
            <text:p>5645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16-12-20 20:13:07</text:p>
          </table:table-cell>
          <table:table-cell office:value-type="float" office:value="1482264787" calcext:value-type="float">
            <text:p>1482264787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10.0</text:p>
          </table:table-cell>
          <table:table-cell office:value-type="float" office:value="56151" calcext:value-type="float">
            <text:p>5615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6-12-20 20:13:07</text:p>
          </table:table-cell>
          <table:table-cell office:value-type="float" office:value="1482264787" calcext:value-type="float">
            <text:p>1482264787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10.0</text:p>
          </table:table-cell>
          <table:table-cell office:value-type="float" office:value="56136" calcext:value-type="float">
            <text:p>56136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16-12-20 20:13:07</text:p>
          </table:table-cell>
          <table:table-cell office:value-type="float" office:value="1482264787" calcext:value-type="float">
            <text:p>1482264787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10.0</text:p>
          </table:table-cell>
          <table:table-cell office:value-type="float" office:value="56144" calcext:value-type="float">
            <text:p>56144</text:p>
          </table:table-cell>
          <table:table-cell table:number-columns-repeated="2"/>
        </table:table-row>
        <table:table-row table:style-name="ro1">
          <table:table-cell office:value-type="float" office:value="54958" calcext:value-type="float">
            <text:p>549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5-23 09:56:59</text:p>
          </table:table-cell>
          <table:table-cell office:value-type="float" office:value="1463997419" calcext:value-type="float">
            <text:p>1463997419</text:p>
          </table:table-cell>
          <table:table-cell office:value-type="string" calcext:value-type="string">
            <text:p>11960.7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66 q: <text:s text:c="2"/>13.300,0000 f: 30/09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33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32.0</text:p>
          </table:table-cell>
          <table:table-cell office:value-type="float" office:value="62257" calcext:value-type="float">
            <text:p>622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omeprazol 20mg c/56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497.6</text:p>
          </table:table-cell>
          <table:table-cell office:value-type="float" office:value="65111" calcext:value-type="float">
            <text:p>65111</text:p>
          </table:table-cell>
          <table:table-cell table:number-columns-repeated="2"/>
        </table:table-row>
        <table:table-row table:style-name="ro1">
          <table:table-cell office:value-type="float" office:value="70363" calcext:value-type="float">
            <text:p>703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07 15:40:54</text:p>
          </table:table-cell>
          <table:table-cell office:value-type="float" office:value="1481125254" calcext:value-type="float">
            <text:p>1481125254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iprofloxacino 500mg, cloridrato (item generico) l: 15j39x q: <text:s text:c="5"/>105,0000 f: 31/10/15 v: 30/10/17 l: 16f063 q: <text:s text:c="5"/>9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60.0</text:p>
          </table:table-cell>
          <table:table-cell office:value-type="float" office:value="73196" calcext:value-type="float">
            <text:p>73196</text:p>
          </table:table-cell>
          <table:table-cell table:number-columns-repeated="2"/>
        </table:table-row>
        <table:table-row table:style-name="ro1">
          <table:table-cell office:value-type="float" office:value="70338" calcext:value-type="float">
            <text:p>703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07 11:15:35</text:p>
          </table:table-cell>
          <table:table-cell office:value-type="float" office:value="1481109335" calcext:value-type="float">
            <text:p>1481109335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iprofloxacino 500mg, cloridrato (item generico) l: 16g29e q: <text:s text:c="5"/>988,0000 f: 30/06/16 v: 30/06/18 l: 16f063 q: <text:s text:c="5"/>9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60.0</text:p>
          </table:table-cell>
          <table:table-cell office:value-type="float" office:value="73160" calcext:value-type="float">
            <text:p>73160</text:p>
          </table:table-cell>
          <table:table-cell table:number-columns-repeated="2"/>
        </table:table-row>
        <table:table-row table:style-name="ro1">
          <table:table-cell office:value-type="float" office:value="60899" calcext:value-type="float">
            <text:p>608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8-15 09:48:26</text:p>
          </table:table-cell>
          <table:table-cell office:value-type="float" office:value="1471254506" calcext:value-type="float">
            <text:p>1471254506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5d99e q: <text:s text:c="3"/>4.0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60.0</text:p>
          </table:table-cell>
          <table:table-cell office:value-type="float" office:value="73293" calcext:value-type="float">
            <text:p>73293</text:p>
          </table:table-cell>
          <table:table-cell table:number-columns-repeated="2"/>
        </table:table-row>
        <table:table-row table:style-name="ro1">
          <table:table-cell office:value-type="float" office:value="60905" calcext:value-type="float">
            <text:p>609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8-15 11:46:34</text:p>
          </table:table-cell>
          <table:table-cell office:value-type="float" office:value="1471261594" calcext:value-type="float">
            <text:p>1471261594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5d99e q: <text:s text:c="3"/>4.0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60.0</text:p>
          </table:table-cell>
          <table:table-cell office:value-type="float" office:value="73325" calcext:value-type="float">
            <text:p>73325</text:p>
          </table:table-cell>
          <table:table-cell table:number-columns-repeated="2"/>
        </table:table-row>
        <table:table-row table:style-name="ro1">
          <table:table-cell office:value-type="float" office:value="48333" calcext:value-type="float">
            <text:p>48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03 11:22:11</text:p>
          </table:table-cell>
          <table:table-cell office:value-type="float" office:value="1454498531" calcext:value-type="float">
            <text:p>1454498531</text:p>
          </table:table-cell>
          <table:table-cell office:value-type="string" calcext:value-type="string">
            <text:p>11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fenobarbital 100mg <text:s/>l: at503 q: <text:s text:c="3"/>3.000,0000 f: 01/03/15 v: 28/02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70.0</text:p>
          </table:table-cell>
          <table:table-cell office:value-type="float" office:value="62207" calcext:value-type="float">
            <text:p>6220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sm c/5 flac adu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193.56</text:p>
          </table:table-cell>
          <table:table-cell office:value-type="float" office:value="70865" calcext:value-type="float">
            <text:p>7086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escitalopram 2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78.7</text:p>
          </table:table-cell>
          <table:table-cell office:value-type="string" calcext:value-type="string">
            <text:p>557.4</text:p>
          </table:table-cell>
          <table:table-cell office:value-type="float" office:value="65070" calcext:value-type="float">
            <text:p>65070</text:p>
          </table:table-cell>
          <table:table-cell table:number-columns-repeated="2"/>
        </table:table-row>
        <table:table-row table:style-name="ro1">
          <table:table-cell office:value-type="float" office:value="224140" calcext:value-type="float">
            <text:p>224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4 17:15:32</text:p>
          </table:table-cell>
          <table:table-cell office:value-type="float" office:value="1457975732" calcext:value-type="float">
            <text:p>1457975732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6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000.0</text:p>
          </table:table-cell>
          <table:table-cell office:value-type="float" office:value="72107" calcext:value-type="float">
            <text:p>72107</text:p>
          </table:table-cell>
          <table:table-cell table:number-columns-repeated="2"/>
        </table:table-row>
        <table:table-row table:style-name="ro1">
          <table:table-cell office:value-type="float" office:value="1630771" calcext:value-type="float">
            <text:p>163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3 16:52:32</text:p>
          </table:table-cell>
          <table:table-cell office:value-type="float" office:value="1481647952" calcext:value-type="float">
            <text:p>148164795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cabergolina 0,5mg com. 1fr. x 8 (bahia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86111.8</text:p>
          </table:table-cell>
          <table:table-cell office:value-type="float" office:value="74134" calcext:value-type="float">
            <text:p>74134</text:p>
          </table:table-cell>
          <table:table-cell table:number-columns-repeated="2"/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8 11:04:11</text:p>
          </table:table-cell>
          <table:table-cell office:value-type="float" office:value="1463569451" calcext:value-type="float">
            <text:p>1463569451</text:p>
          </table:table-cell>
          <table:table-cell office:value-type="string" calcext:value-type="string">
            <text:p>91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10.0</text:p>
          </table:table-cell>
          <table:table-cell office:value-type="float" office:value="46602" calcext:value-type="float">
            <text:p>46602</text:p>
          </table:table-cell>
          <table:table-cell table:number-columns-repeated="2"/>
        </table:table-row>
        <table:table-row table:style-name="ro1">
          <table:table-cell office:value-type="float" office:value="175553" calcext:value-type="float">
            <text:p>175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204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040.0</text:p>
          </table:table-cell>
          <table:table-cell office:value-type="float" office:value="56977" calcext:value-type="float">
            <text:p>56977</text:p>
          </table:table-cell>
          <table:table-cell table:number-columns-repeated="2"/>
        </table:table-row>
        <table:table-row table:style-name="ro1">
          <table:table-cell office:value-type="float" office:value="175585" calcext:value-type="float">
            <text:p>175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204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040.0</text:p>
          </table:table-cell>
          <table:table-cell office:value-type="float" office:value="56964" calcext:value-type="float">
            <text:p>569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mitriptilina 25 mg c/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22.5</text:p>
          </table:table-cell>
          <table:table-cell office:value-type="float" office:value="65118" calcext:value-type="float">
            <text:p>65118</text:p>
          </table:table-cell>
          <table:table-cell table:number-columns-repeated="2"/>
        </table:table-row>
        <table:table-row table:style-name="ro1">
          <table:table-cell office:value-type="float" office:value="59612" calcext:value-type="float">
            <text:p>59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6:29:21</text:p>
          </table:table-cell>
          <table:table-cell office:value-type="float" office:value="1469514561" calcext:value-type="float">
            <text:p>1469514561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26582665 q: <text:s text:c="3"/>5.0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400.0</text:p>
          </table:table-cell>
          <table:table-cell office:value-type="float" office:value="73153" calcext:value-type="float">
            <text:p>73153</text:p>
          </table:table-cell>
          <table:table-cell table:number-columns-repeated="2"/>
        </table:table-row>
        <table:table-row table:style-name="ro1">
          <table:table-cell office:value-type="float" office:value="54077" calcext:value-type="float">
            <text:p>5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06 19:04:54</text:p>
          </table:table-cell>
          <table:table-cell office:value-type="float" office:value="1462561494" calcext:value-type="float">
            <text:p>1462561494</text:p>
          </table:table-cell>
          <table:table-cell office:value-type="string" calcext:value-type="string">
            <text:p>836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8 q: <text:s text:c="3"/>8.00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280.0</text:p>
          </table:table-cell>
          <table:table-cell office:value-type="float" office:value="62197" calcext:value-type="float">
            <text:p>6219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7 10:41:35</text:p>
          </table:table-cell>
          <table:table-cell office:value-type="float" office:value="1452163295" calcext:value-type="float">
            <text:p>1452163295</text:p>
          </table:table-cell>
          <table:table-cell office:value-type="string" calcext:value-type="string">
            <text:p>2995.0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saf lock 40mg inj 1x2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5.09</text:p>
          </table:table-cell>
          <table:table-cell office:value-type="string" calcext:value-type="string">
            <text:p>3152.7</text:p>
          </table:table-cell>
          <table:table-cell office:value-type="float" office:value="56614" calcext:value-type="float">
            <text:p>566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832" calcext:value-type="float">
            <text:p>70832</text:p>
          </table:table-cell>
          <table:table-cell table:number-columns-repeated="2"/>
        </table:table-row>
        <table:table-row table:style-name="ro1">
          <table:table-cell office:value-type="float" office:value="335299" calcext:value-type="float">
            <text:p>335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24 15:04:49</text:p>
          </table:table-cell>
          <table:table-cell office:value-type="float" office:value="1456326289" calcext:value-type="float">
            <text:p>1456326289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etformina 850mg, cloridrato <text:s/>l: 1501845 q: <text:s text:c="3"/>3.000,0000 f: 01/05/15 v: 31/05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10.0</text:p>
          </table:table-cell>
          <table:table-cell office:value-type="float" office:value="47568" calcext:value-type="float">
            <text:p>47568</text:p>
          </table:table-cell>
          <table:table-cell table:number-columns-repeated="2"/>
        </table:table-row>
        <table:table-row table:style-name="ro1">
          <table:table-cell office:value-type="float" office:value="443070" calcext:value-type="float">
            <text:p>4430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29 18:14:16</text:p>
          </table:table-cell>
          <table:table-cell office:value-type="float" office:value="1472494456" calcext:value-type="float">
            <text:p>1472494456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26.0</text:p>
          </table:table-cell>
          <table:table-cell office:value-type="float" office:value="76295" calcext:value-type="float">
            <text:p>76295</text:p>
          </table:table-cell>
          <table:table-cell table:number-columns-repeated="2"/>
        </table:table-row>
        <table:table-row table:style-name="ro1">
          <table:table-cell office:value-type="float" office:value="443024" calcext:value-type="float">
            <text:p>443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29 17:27:08</text:p>
          </table:table-cell>
          <table:table-cell office:value-type="float" office:value="1472491628" calcext:value-type="float">
            <text:p>1472491628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26.0</text:p>
          </table:table-cell>
          <table:table-cell office:value-type="float" office:value="76299" calcext:value-type="float">
            <text:p>7629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fr 10ml ver o certo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8.79</text:p>
          </table:table-cell>
          <table:table-cell office:value-type="string" calcext:value-type="string">
            <text:p>117.58</text:p>
          </table:table-cell>
          <table:table-cell office:value-type="float" office:value="70867" calcext:value-type="float">
            <text:p>708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vitamina c 50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30.0</text:p>
          </table:table-cell>
          <table:table-cell office:value-type="float" office:value="65266" calcext:value-type="float">
            <text:p>65266</text:p>
          </table:table-cell>
          <table:table-cell table:number-columns-repeated="2"/>
        </table:table-row>
        <table:table-row table:style-name="ro1">
          <table:table-cell office:value-type="float" office:value="723888" calcext:value-type="float">
            <text:p>723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08 18:33:31</text:p>
          </table:table-cell>
          <table:table-cell office:value-type="float" office:value="1452278011" calcext:value-type="float">
            <text:p>1452278011</text:p>
          </table:table-cell>
          <table:table-cell office:value-type="string" calcext:value-type="string">
            <text:p>260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varfarina sodica 5mg <text:s/>l: 2310143 q: <text:s text:c="5"/>500,0000 f: 01/10/15 v: 30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0.0</text:p>
          </table:table-cell>
          <table:table-cell office:value-type="float" office:value="73389" calcext:value-type="float">
            <text:p>73389</text:p>
          </table:table-cell>
          <table:table-cell table:number-columns-repeated="2"/>
        </table:table-row>
        <table:table-row table:style-name="ro1">
          <table:table-cell office:value-type="float" office:value="19711" calcext:value-type="float">
            <text:p>197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26 16:08:25</text:p>
          </table:table-cell>
          <table:table-cell office:value-type="float" office:value="1461686905" calcext:value-type="float">
            <text:p>1461686905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omeprazol 20mg 560caps (gen) - prati donaduzz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0.0</text:p>
          </table:table-cell>
          <table:table-cell office:value-type="float" office:value="76306" calcext:value-type="float">
            <text:p>76306</text:p>
          </table:table-cell>
          <table:table-cell table:number-columns-repeated="2"/>
        </table:table-row>
        <table:table-row table:style-name="ro1">
          <table:table-cell office:value-type="float" office:value="49184" calcext:value-type="float">
            <text:p>49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9 06:46:37</text:p>
          </table:table-cell>
          <table:table-cell office:value-type="float" office:value="1455864397" calcext:value-type="float">
            <text:p>1455864397</text:p>
          </table:table-cell>
          <table:table-cell office:value-type="string" calcext:value-type="string">
            <text:p>1424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carvedilol 12,5mg <text:s/>l: 819912 q: <text:s text:c="3"/>2.500,0000 f: 01/12/15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25.0</text:p>
          </table:table-cell>
          <table:table-cell office:value-type="float" office:value="62143" calcext:value-type="float">
            <text:p>6214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621.72</text:p>
          </table:table-cell>
          <table:table-cell office:value-type="float" office:value="70881" calcext:value-type="float">
            <text:p>7088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06:06</text:p>
          </table:table-cell>
          <table:table-cell office:value-type="float" office:value="1460027166" calcext:value-type="float">
            <text:p>1460027166</text:p>
          </table:table-cell>
          <table:table-cell office:value-type="string" calcext:value-type="string">
            <text:p>9788.15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5.63</text:p>
          </table:table-cell>
          <table:table-cell office:value-type="string" calcext:value-type="string">
            <text:p>3153.78</text:p>
          </table:table-cell>
          <table:table-cell office:value-type="float" office:value="56313" calcext:value-type="float">
            <text:p>563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evofloxacino 500mg c/1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4.71</text:p>
          </table:table-cell>
          <table:table-cell office:value-type="string" calcext:value-type="string">
            <text:p>508.26</text:p>
          </table:table-cell>
          <table:table-cell office:value-type="float" office:value="65115" calcext:value-type="float">
            <text:p>65115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6e03e q: <text:s text:c="3"/>2.585,0000 f: 31/05/16 v: 31/05/18 l: 15j341 q: <text:s text:c="6"/>35,0000 f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6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1.0</text:p>
          </table:table-cell>
          <table:table-cell office:value-type="float" office:value="73321" calcext:value-type="float">
            <text:p>73321</text:p>
          </table:table-cell>
          <table:table-cell table:number-columns-repeated="2"/>
        </table:table-row>
        <table:table-row table:style-name="ro1">
          <table:table-cell office:value-type="float" office:value="68818" calcext:value-type="float">
            <text:p>688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18 17:28:18</text:p>
          </table:table-cell>
          <table:table-cell office:value-type="float" office:value="1479490098" calcext:value-type="float">
            <text:p>1479490098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ranitidina 150mg,cloridrato (item generico) l: 31455s q: <text:s text:c="3"/>2.000,0000 f: 01/12/15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73190" calcext:value-type="float">
            <text:p>73190</text:p>
          </table:table-cell>
          <table:table-cell table:number-columns-repeated="2"/>
        </table:table-row>
        <table:table-row table:style-name="ro1">
          <table:table-cell office:value-type="float" office:value="443325" calcext:value-type="float">
            <text:p>443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0 15:55:25</text:p>
          </table:table-cell>
          <table:table-cell office:value-type="float" office:value="1472572525" calcext:value-type="float">
            <text:p>1472572525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26.0</text:p>
          </table:table-cell>
          <table:table-cell office:value-type="float" office:value="76296" calcext:value-type="float">
            <text:p>76296</text:p>
          </table:table-cell>
          <table:table-cell table:number-columns-repeated="2"/>
        </table:table-row>
        <table:table-row table:style-name="ro1">
          <table:table-cell office:value-type="float" office:value="443326" calcext:value-type="float">
            <text:p>443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0 15:55:45</text:p>
          </table:table-cell>
          <table:table-cell office:value-type="float" office:value="1472572545" calcext:value-type="float">
            <text:p>1472572545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26.0</text:p>
          </table:table-cell>
          <table:table-cell office:value-type="float" office:value="76297" calcext:value-type="float">
            <text:p>7629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2-01 07:07:56</text:p>
          </table:table-cell>
          <table:table-cell office:value-type="float" office:value="1480576076" calcext:value-type="float">
            <text:p>1480576076</text:p>
          </table:table-cell>
          <table:table-cell office:value-type="string" calcext:value-type="string">
            <text:p>11766.6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765.0</text:p>
          </table:table-cell>
          <table:table-cell office:value-type="float" office:value="56520" calcext:value-type="float">
            <text:p>56520</text:p>
          </table:table-cell>
          <table:table-cell table:number-columns-repeated="2"/>
        </table:table-row>
        <table:table-row table:style-name="ro1">
          <table:table-cell office:value-type="float" office:value="64147" calcext:value-type="float">
            <text:p>64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21 18:37:24</text:p>
          </table:table-cell>
          <table:table-cell office:value-type="float" office:value="1474483044" calcext:value-type="float">
            <text:p>1474483044</text:p>
          </table:table-cell>
          <table:table-cell office:value-type="string" calcext:value-type="string">
            <text:p>2404.7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60391 q: <text:s text:c="3"/>2.453,0000 f: 16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53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913.34</text:p>
          </table:table-cell>
          <table:table-cell office:value-type="float" office:value="73209" calcext:value-type="float">
            <text:p>732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rasart hct 160+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354.6</text:p>
          </table:table-cell>
          <table:table-cell office:value-type="float" office:value="70849" calcext:value-type="float">
            <text:p>70849</text:p>
          </table:table-cell>
          <table:table-cell table:number-columns-repeated="2"/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1-08 12:49:34</text:p>
          </table:table-cell>
          <table:table-cell office:value-type="float" office:value="1452257374" calcext:value-type="float">
            <text:p>1452257374</text:p>
          </table:table-cell>
          <table:table-cell office:value-type="string" calcext:value-type="string">
            <text:p>39889.9</text:p>
          </table:table-cell>
          <table:table-cell office:value-type="string" calcext:value-type="string">
            <text:p>medical farma produtos farmaceuticos ltda</text:p>
          </table:table-cell>
          <table:table-cell office:value-type="float" office:value="5343026000156" calcext:value-type="float">
            <text:p>5343026000156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nova iguacu</text:p>
          </table:table-cell>
          <table:table-cell office:value-type="float" office:value="26010040" calcext:value-type="float">
            <text:p>26010040</text:p>
          </table:table-cell>
          <table:table-cell office:value-type="string" calcext:value-type="string">
            <text:p>-22.7592175</text:p>
          </table:table-cell>
          <table:table-cell office:value-type="string" calcext:value-type="string">
            <text:p>-43.4508728</text:p>
          </table:table-cell>
          <table:table-cell office:value-type="string" calcext:value-type="string">
            <text:p>benzilpenicilina g benzatina 1.200.000ui - cx/50-benzilpenicilina g benzatina-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320.0</text:p>
          </table:table-cell>
          <table:table-cell office:value-type="float" office:value="76455" calcext:value-type="float">
            <text:p>76455</text:p>
          </table:table-cell>
          <table:table-cell table:number-columns-repeated="2"/>
        </table:table-row>
        <table:table-row table:style-name="ro1">
          <table:table-cell office:value-type="float" office:value="54527" calcext:value-type="float">
            <text:p>54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3 22:08:00</text:p>
          </table:table-cell>
          <table:table-cell office:value-type="float" office:value="1463177280" calcext:value-type="float">
            <text:p>1463177280</text:p>
          </table:table-cell>
          <table:table-cell office:value-type="string" calcext:value-type="string">
            <text:p>288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pirona sodica 500mg/ml 2ml (item generico) l: 26582575 q: <text:s text:c="3"/>6.000,0000 f: 30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880.0</text:p>
          </table:table-cell>
          <table:table-cell office:value-type="float" office:value="62211" calcext:value-type="float">
            <text:p>62211</text:p>
          </table:table-cell>
          <table:table-cell table:number-columns-repeated="2"/>
        </table:table-row>
        <table:table-row table:style-name="ro1">
          <table:table-cell office:value-type="float" office:value="271647" calcext:value-type="float">
            <text:p>271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5 21:09:44</text:p>
          </table:table-cell>
          <table:table-cell office:value-type="float" office:value="1455570584" calcext:value-type="float">
            <text:p>1455570584</text:p>
          </table:table-cell>
          <table:table-cell office:value-type="string" calcext:value-type="string">
            <text:p>2938.13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250" calcext:value-type="float">
            <text:p>49475833001250</text:p>
          </table:table-cell>
          <table:table-cell office:value-type="string" calcext:value-type="string">
            <text:p>distrito industrial</text:p>
          </table:table-cell>
          <table:table-cell office:value-type="string" calcext:value-type="string">
            <text:p>vinhedo</text:p>
          </table:table-cell>
          <table:table-cell office:value-type="float" office:value="13280000" calcext:value-type="float">
            <text:p>13280000</text:p>
          </table:table-cell>
          <table:table-cell office:value-type="string" calcext:value-type="string">
            <text:p>-23.0298535</text:p>
          </table:table-cell>
          <table:table-cell office:value-type="string" calcext:value-type="string">
            <text:p>-46.9749847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26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938.13</text:p>
          </table:table-cell>
          <table:table-cell office:value-type="float" office:value="76337" calcext:value-type="float">
            <text:p>76337</text:p>
          </table:table-cell>
          <table:table-cell table:number-columns-repeated="2"/>
        </table:table-row>
        <table:table-row table:style-name="ro1">
          <table:table-cell office:value-type="float" office:value="65769" calcext:value-type="float">
            <text:p>65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11 10:47:59</text:p>
          </table:table-cell>
          <table:table-cell office:value-type="float" office:value="1476182879" calcext:value-type="float">
            <text:p>1476182879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70469 q: <text:s text:c="3"/>3.000,0000 f: 07/07/16 v: 30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2340.0</text:p>
          </table:table-cell>
          <table:table-cell office:value-type="float" office:value="73133" calcext:value-type="float">
            <text:p>731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orazepan 2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19.96</text:p>
          </table:table-cell>
          <table:table-cell office:value-type="float" office:value="65122" calcext:value-type="float">
            <text:p>65122</text:p>
          </table:table-cell>
          <table:table-cell table:number-columns-repeated="2"/>
        </table:table-row>
        <table:table-row table:style-name="ro1">
          <table:table-cell office:value-type="float" office:value="62782" calcext:value-type="float">
            <text:p>627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9-06 09:59:30</text:p>
          </table:table-cell>
          <table:table-cell office:value-type="float" office:value="1473155970" calcext:value-type="float">
            <text:p>1473155970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5c59p q: <text:s text:c="3"/>3.000,0000 f: 01/03/15 v: 30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.0</text:p>
          </table:table-cell>
          <table:table-cell office:value-type="float" office:value="73202" calcext:value-type="float">
            <text:p>73202</text:p>
          </table:table-cell>
          <table:table-cell table:number-columns-repeated="2"/>
        </table:table-row>
        <table:table-row table:style-name="ro1">
          <table:table-cell office:value-type="float" office:value="62795" calcext:value-type="float">
            <text:p>62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9-06 11:43:54</text:p>
          </table:table-cell>
          <table:table-cell office:value-type="float" office:value="1473162234" calcext:value-type="float">
            <text:p>1473162234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5c59p q: <text:s text:c="3"/>3.000,0000 f: 01/03/15 v: 30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.0</text:p>
          </table:table-cell>
          <table:table-cell office:value-type="float" office:value="73237" calcext:value-type="float">
            <text:p>73237</text:p>
          </table:table-cell>
          <table:table-cell table:number-columns-repeated="2"/>
        </table:table-row>
        <table:table-row table:style-name="ro1">
          <table:table-cell office:value-type="float" office:value="338437" calcext:value-type="float">
            <text:p>338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18 15:48:45</text:p>
          </table:table-cell>
          <table:table-cell office:value-type="float" office:value="1458316125" calcext:value-type="float">
            <text:p>1458316125</text:p>
          </table:table-cell>
          <table:table-cell office:value-type="string" calcext:value-type="string">
            <text:p>644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<text:s/>l: 218086 q: <text:s text:c="3"/>3.976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976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98.8</text:p>
          </table:table-cell>
          <table:table-cell office:value-type="float" office:value="47680" calcext:value-type="float">
            <text:p>47680</text:p>
          </table:table-cell>
          <table:table-cell table:number-columns-repeated="2"/>
        </table:table-row>
        <table:table-row table:style-name="ro1">
          <table:table-cell office:value-type="float" office:value="244037" calcext:value-type="float">
            <text:p>244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3 09:43:19</text:p>
          </table:table-cell>
          <table:table-cell office:value-type="float" office:value="1479894199" calcext:value-type="float">
            <text:p>1479894199</text:p>
          </table:table-cell>
          <table:table-cell office:value-type="string" calcext:value-type="string">
            <text:p>46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46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3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600.0</text:p>
          </table:table-cell>
          <table:table-cell office:value-type="float" office:value="72216" calcext:value-type="float">
            <text:p>72216</text:p>
          </table:table-cell>
          <table:table-cell table:number-columns-repeated="2"/>
        </table:table-row>
        <table:table-row table:style-name="ro1">
          <table:table-cell office:value-type="float" office:value="60861" calcext:value-type="float">
            <text:p>608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8-12 18:30:47</text:p>
          </table:table-cell>
          <table:table-cell office:value-type="float" office:value="1471026647" calcext:value-type="float">
            <text:p>1471026647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(item generico) l: 15c59p q: <text:s text:c="3"/>3.000,0000 f: 01/03/15 v: 30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.0</text:p>
          </table:table-cell>
          <table:table-cell office:value-type="float" office:value="73232" calcext:value-type="float">
            <text:p>7323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154.38</text:p>
          </table:table-cell>
          <table:table-cell office:value-type="float" office:value="62267" calcext:value-type="float">
            <text:p>622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c/5 flac p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300.36</text:p>
          </table:table-cell>
          <table:table-cell office:value-type="float" office:value="70909" calcext:value-type="float">
            <text:p>7090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hidroxizina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0.0</text:p>
          </table:table-cell>
          <table:table-cell office:value-type="float" office:value="70911" calcext:value-type="float">
            <text:p>709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gardenal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16.0</text:p>
          </table:table-cell>
          <table:table-cell office:value-type="float" office:value="72292" calcext:value-type="float">
            <text:p>72292</text:p>
          </table:table-cell>
          <table:table-cell table:number-columns-repeated="2"/>
        </table:table-row>
        <table:table-row table:style-name="ro1">
          <table:table-cell office:value-type="float" office:value="63218" calcext:value-type="float">
            <text:p>63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3 16:38:58</text:p>
          </table:table-cell>
          <table:table-cell office:value-type="float" office:value="1473784738" calcext:value-type="float">
            <text:p>1473784738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0510 q: <text:s text:c="3"/>1.200,0000 f: 31/05/16 v: 31/05/18 l: 40510 q: <text:s text:c="6"/>50,0000 f: 31/05/16 v: 31/05/18 l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40.0</text:p>
          </table:table-cell>
          <table:table-cell office:value-type="float" office:value="73307" calcext:value-type="float">
            <text:p>73307</text:p>
          </table:table-cell>
          <table:table-cell table:number-columns-repeated="2"/>
        </table:table-row>
        <table:table-row table:style-name="ro1">
          <table:table-cell office:value-type="float" office:value="65094" calcext:value-type="float">
            <text:p>650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0-03 12:19:01</text:p>
          </table:table-cell>
          <table:table-cell office:value-type="float" office:value="1475497141" calcext:value-type="float">
            <text:p>1475497141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<text:s/>l: 218165 q: <text:s text:c="3"/>2.000,0000 f: 3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73205" calcext:value-type="float">
            <text:p>732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er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249.42</text:p>
          </table:table-cell>
          <table:table-cell office:value-type="float" office:value="62266" calcext:value-type="float">
            <text:p>6226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hidroxizina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5.0</text:p>
          </table:table-cell>
          <table:table-cell office:value-type="float" office:value="70866" calcext:value-type="float">
            <text:p>70866</text:p>
          </table:table-cell>
          <table:table-cell table:number-columns-repeated="2"/>
        </table:table-row>
        <table:table-row table:style-name="ro1">
          <table:table-cell office:value-type="float" office:value="50669" calcext:value-type="float">
            <text:p>506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3-12 17:53:18</text:p>
          </table:table-cell>
          <table:table-cell office:value-type="float" office:value="1457805198" calcext:value-type="float">
            <text:p>1457805198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d99e q: <text:s text:c="3"/>4.0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60.0</text:p>
          </table:table-cell>
          <table:table-cell office:value-type="float" office:value="62188" calcext:value-type="float">
            <text:p>62188</text:p>
          </table:table-cell>
          <table:table-cell table:number-columns-repeated="2"/>
        </table:table-row>
        <table:table-row table:style-name="ro1">
          <table:table-cell office:value-type="float" office:value="68818" calcext:value-type="float">
            <text:p>688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1-18 17:28:18</text:p>
          </table:table-cell>
          <table:table-cell office:value-type="float" office:value="1479490098" calcext:value-type="float">
            <text:p>1479490098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iprofloxacino 500mg, cloridrato (item generico) l: 16g29e q: <text:s text:c="5"/>988,0000 f: 30/06/16 v: 30/06/18 l: 16f063 q: <text:s text:c="5"/>9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60.0</text:p>
          </table:table-cell>
          <table:table-cell office:value-type="float" office:value="73192" calcext:value-type="float">
            <text:p>7319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06-22 13:23:32</text:p>
          </table:table-cell>
          <table:table-cell office:value-type="float" office:value="1466601812" calcext:value-type="float">
            <text:p>1466601812</text:p>
          </table:table-cell>
          <table:table-cell office:value-type="string" calcext:value-type="string">
            <text:p>20664.8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91.34</text:p>
          </table:table-cell>
          <table:table-cell office:value-type="string" calcext:value-type="string">
            <text:p>3548.04</text:p>
          </table:table-cell>
          <table:table-cell office:value-type="float" office:value="56479" calcext:value-type="float">
            <text:p>5647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rasart 80 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106.38</text:p>
          </table:table-cell>
          <table:table-cell office:value-type="float" office:value="70864" calcext:value-type="float">
            <text:p>70864</text:p>
          </table:table-cell>
          <table:table-cell table:number-columns-repeated="2"/>
        </table:table-row>
        <table:table-row table:style-name="ro1">
          <table:table-cell office:value-type="float" office:value="60556" calcext:value-type="float">
            <text:p>60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8 16:29:31</text:p>
          </table:table-cell>
          <table:table-cell office:value-type="float" office:value="1470673771" calcext:value-type="float">
            <text:p>1470673771</text:p>
          </table:table-cell>
          <table:table-cell office:value-type="string" calcext:value-type="string">
            <text:p>5228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50585 q: <text:s text:c="3"/>5.00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9950.0</text:p>
          </table:table-cell>
          <table:table-cell office:value-type="float" office:value="73173" calcext:value-type="float">
            <text:p>73173</text:p>
          </table:table-cell>
          <table:table-cell table:number-columns-repeated="2"/>
        </table:table-row>
        <table:table-row table:style-name="ro1">
          <table:table-cell office:value-type="float" office:value="66807" calcext:value-type="float">
            <text:p>668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0-24 17:37:03</text:p>
          </table:table-cell>
          <table:table-cell office:value-type="float" office:value="1477330623" calcext:value-type="float">
            <text:p>1477330623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<text:s/>l: 218165 q: <text:s text:c="3"/>2.000,0000 f: 3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73268" calcext:value-type="float">
            <text:p>73268</text:p>
          </table:table-cell>
          <table:table-cell table:number-columns-repeated="2"/>
        </table:table-row>
        <table:table-row table:style-name="ro1">
          <table:table-cell office:value-type="float" office:value="66802" calcext:value-type="float">
            <text:p>668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0-24 16:52:29</text:p>
          </table:table-cell>
          <table:table-cell office:value-type="float" office:value="1477327949" calcext:value-type="float">
            <text:p>1477327949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<text:s/>l: 218165 q: <text:s text:c="3"/>2.000,0000 f: 3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73207" calcext:value-type="float">
            <text:p>7320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sm c/5 flac adu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59.04</text:p>
          </table:table-cell>
          <table:table-cell office:value-type="float" office:value="70910" calcext:value-type="float">
            <text:p>70910</text:p>
          </table:table-cell>
          <table:table-cell table:number-columns-repeated="2"/>
        </table:table-row>
        <table:table-row table:style-name="ro1">
          <table:table-cell office:value-type="float" office:value="383334" calcext:value-type="float">
            <text:p>38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9 15:24:06</text:p>
          </table:table-cell>
          <table:table-cell office:value-type="float" office:value="1483025046" calcext:value-type="float">
            <text:p>1483025046</text:p>
          </table:table-cell>
          <table:table-cell office:value-type="string" calcext:value-type="string">
            <text:p>1697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(item generico) l: 2706119 q: <text:s text:c="3"/>1.5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1.5</text:p>
          </table:table-cell>
          <table:table-cell office:value-type="float" office:value="47540" calcext:value-type="float">
            <text:p>47540</text:p>
          </table:table-cell>
          <table:table-cell table:number-columns-repeated="2"/>
        </table:table-row>
        <table:table-row table:style-name="ro1">
          <table:table-cell office:value-type="float" office:value="245756" calcext:value-type="float">
            <text:p>245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8 16:49:38</text:p>
          </table:table-cell>
          <table:table-cell office:value-type="float" office:value="1481215778" calcext:value-type="float">
            <text:p>1481215778</text:p>
          </table:table-cell>
          <table:table-cell office:value-type="string" calcext:value-type="string">
            <text:p>1392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levofloxacino 5mgml (generico) 100ml(4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3920.0</text:p>
          </table:table-cell>
          <table:table-cell office:value-type="float" office:value="72126" calcext:value-type="float">
            <text:p>7212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06 10:51:13</text:p>
          </table:table-cell>
          <table:table-cell office:value-type="float" office:value="1467802273" calcext:value-type="float">
            <text:p>1467802273</text:p>
          </table:table-cell>
          <table:table-cell office:value-type="string" calcext:value-type="string">
            <text:p>5411.2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915" calcext:value-type="float">
            <text:p>7091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exclorfeniramina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40.0</text:p>
          </table:table-cell>
          <table:table-cell office:value-type="float" office:value="65264" calcext:value-type="float">
            <text:p>652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8.79</text:p>
          </table:table-cell>
          <table:table-cell office:value-type="float" office:value="70852" calcext:value-type="float">
            <text:p>70852</text:p>
          </table:table-cell>
          <table:table-cell table:number-columns-repeated="2"/>
        </table:table-row>
        <table:table-row table:style-name="ro1">
          <table:table-cell office:value-type="float" office:value="61192" calcext:value-type="float">
            <text:p>61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8 17:23:50</text:p>
          </table:table-cell>
          <table:table-cell office:value-type="float" office:value="1471541030" calcext:value-type="float">
            <text:p>147154103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62 q: <text:s text:c="3"/>2.20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52.0</text:p>
          </table:table-cell>
          <table:table-cell office:value-type="float" office:value="73249" calcext:value-type="float">
            <text:p>73249</text:p>
          </table:table-cell>
          <table:table-cell table:number-columns-repeated="2"/>
        </table:table-row>
        <table:table-row table:style-name="ro1">
          <table:table-cell office:value-type="float" office:value="1444921" calcext:value-type="float">
            <text:p>1444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9 10:53:49</text:p>
          </table:table-cell>
          <table:table-cell office:value-type="float" office:value="1456743229" calcext:value-type="float">
            <text:p>1456743229</text:p>
          </table:table-cell>
          <table:table-cell office:value-type="string" calcext:value-type="string">
            <text:p>4704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704.0</text:p>
          </table:table-cell>
          <table:table-cell office:value-type="float" office:value="74199" calcext:value-type="float">
            <text:p>74199</text:p>
          </table:table-cell>
          <table:table-cell table:number-columns-repeated="2"/>
        </table:table-row>
        <table:table-row table:style-name="ro1">
          <table:table-cell office:value-type="float" office:value="1444922" calcext:value-type="float">
            <text:p>1444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9 10:53:52</text:p>
          </table:table-cell>
          <table:table-cell office:value-type="float" office:value="1456743232" calcext:value-type="float">
            <text:p>1456743232</text:p>
          </table:table-cell>
          <table:table-cell office:value-type="string" calcext:value-type="string">
            <text:p>4704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704.0</text:p>
          </table:table-cell>
          <table:table-cell office:value-type="float" office:value="73993" calcext:value-type="float">
            <text:p>73993</text:p>
          </table:table-cell>
          <table:table-cell table:number-columns-repeated="2"/>
        </table:table-row>
        <table:table-row table:style-name="ro1">
          <table:table-cell office:value-type="float" office:value="272177" calcext:value-type="float">
            <text:p>272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8 17:07:25</text:p>
          </table:table-cell>
          <table:table-cell office:value-type="float" office:value="1457456845" calcext:value-type="float">
            <text:p>1457456845</text:p>
          </table:table-cell>
          <table:table-cell office:value-type="string" calcext:value-type="string">
            <text:p>2938.13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250" calcext:value-type="float">
            <text:p>49475833001250</text:p>
          </table:table-cell>
          <table:table-cell office:value-type="string" calcext:value-type="string">
            <text:p>distrito industrial</text:p>
          </table:table-cell>
          <table:table-cell office:value-type="string" calcext:value-type="string">
            <text:p>vinhedo</text:p>
          </table:table-cell>
          <table:table-cell office:value-type="float" office:value="13280000" calcext:value-type="float">
            <text:p>13280000</text:p>
          </table:table-cell>
          <table:table-cell office:value-type="string" calcext:value-type="string">
            <text:p>-23.0298535</text:p>
          </table:table-cell>
          <table:table-cell office:value-type="string" calcext:value-type="string">
            <text:p>-46.9749847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26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938.13</text:p>
          </table:table-cell>
          <table:table-cell office:value-type="float" office:value="76338" calcext:value-type="float">
            <text:p>76338</text:p>
          </table:table-cell>
          <table:table-cell table:number-columns-repeated="2"/>
        </table:table-row>
        <table:table-row table:style-name="ro1">
          <table:table-cell office:value-type="float" office:value="52743" calcext:value-type="float">
            <text:p>52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30 11:26:49</text:p>
          </table:table-cell>
          <table:table-cell office:value-type="float" office:value="1483097209" calcext:value-type="float">
            <text:p>1483097209</text:p>
          </table:table-cell>
          <table:table-cell office:value-type="string" calcext:value-type="string">
            <text:p>9315.4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3504.0</text:p>
          </table:table-cell>
          <table:table-cell office:value-type="float" office:value="71766" calcext:value-type="float">
            <text:p>71766</text:p>
          </table:table-cell>
          <table:table-cell table:number-columns-repeated="2"/>
        </table:table-row>
        <table:table-row table:style-name="ro1">
          <table:table-cell office:value-type="float" office:value="175506" calcext:value-type="float">
            <text:p>17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1632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632.0</text:p>
          </table:table-cell>
          <table:table-cell office:value-type="float" office:value="56965" calcext:value-type="float">
            <text:p>5696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miocardil 3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float" office:value="70873" calcext:value-type="float">
            <text:p>70873</text:p>
          </table:table-cell>
          <table:table-cell table:number-columns-repeated="2"/>
        </table:table-row>
        <table:table-row table:style-name="ro1">
          <table:table-cell office:value-type="float" office:value="58255" calcext:value-type="float">
            <text:p>58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01 19:35:32</text:p>
          </table:table-cell>
          <table:table-cell office:value-type="float" office:value="1467401732" calcext:value-type="float">
            <text:p>1467401732</text:p>
          </table:table-cell>
          <table:table-cell office:value-type="string" calcext:value-type="string">
            <text:p>467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4 q: <text:s text:c="3"/>2.8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48.0</text:p>
          </table:table-cell>
          <table:table-cell office:value-type="float" office:value="73254" calcext:value-type="float">
            <text:p>7325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6035" calcext:value-type="float">
            <text:p>560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5976" calcext:value-type="float">
            <text:p>5597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44.0</text:p>
          </table:table-cell>
          <table:table-cell office:value-type="float" office:value="70908" calcext:value-type="float">
            <text:p>70908</text:p>
          </table:table-cell>
          <table:table-cell table:number-columns-repeated="2"/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02 16:09:22</text:p>
          </table:table-cell>
          <table:table-cell office:value-type="float" office:value="1472832562" calcext:value-type="float">
            <text:p>1472832562</text:p>
          </table:table-cell>
          <table:table-cell office:value-type="string" calcext:value-type="string">
            <text:p>1372.7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 (item generico) l: 16f68f q: <text:s text:c="3"/>1.61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12.7</text:p>
          </table:table-cell>
          <table:table-cell office:value-type="float" office:value="73186" calcext:value-type="float">
            <text:p>73186</text:p>
          </table:table-cell>
          <table:table-cell table:number-columns-repeated="2"/>
        </table:table-row>
        <table:table-row table:style-name="ro1">
          <table:table-cell office:value-type="float" office:value="363606" calcext:value-type="float">
            <text:p>363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9 11:54:46</text:p>
          </table:table-cell>
          <table:table-cell office:value-type="float" office:value="1472471686" calcext:value-type="float">
            <text:p>1472471686</text:p>
          </table:table-cell>
          <table:table-cell office:value-type="string" calcext:value-type="string">
            <text:p>1238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alendronato sodico 70mg <text:s/>l: 00141352 q: <text:s text:c="5"/>128,0000 f: 01/05/16 v: 31/05/18 l: 00159076 q: <text:s text:c="3"/>2.872,0000 f: 01/07/16 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050.0</text:p>
          </table:table-cell>
          <table:table-cell office:value-type="float" office:value="47617" calcext:value-type="float">
            <text:p>476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fluoxetina 2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51</text:p>
          </table:table-cell>
          <table:table-cell office:value-type="string" calcext:value-type="string">
            <text:p>357.06</text:p>
          </table:table-cell>
          <table:table-cell office:value-type="float" office:value="65120" calcext:value-type="float">
            <text:p>65120</text:p>
          </table:table-cell>
          <table:table-cell table:number-columns-repeated="2"/>
        </table:table-row>
        <table:table-row table:style-name="ro1">
          <table:table-cell office:value-type="float" office:value="51986" calcext:value-type="float">
            <text:p>519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4-04 15:12:04</text:p>
          </table:table-cell>
          <table:table-cell office:value-type="float" office:value="1459782724" calcext:value-type="float">
            <text:p>1459782724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d99e q: <text:s text:c="3"/>4.0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60.0</text:p>
          </table:table-cell>
          <table:table-cell office:value-type="float" office:value="62235" calcext:value-type="float">
            <text:p>62235</text:p>
          </table:table-cell>
          <table:table-cell table:number-columns-repeated="2"/>
        </table:table-row>
        <table:table-row table:style-name="ro1">
          <table:table-cell office:value-type="float" office:value="51966" calcext:value-type="float">
            <text:p>519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4-04 11:03:46</text:p>
          </table:table-cell>
          <table:table-cell office:value-type="float" office:value="1459767826" calcext:value-type="float">
            <text:p>1459767826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d99e q: <text:s text:c="3"/>4.000,0000 f: 01/04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60.0</text:p>
          </table:table-cell>
          <table:table-cell office:value-type="float" office:value="62220" calcext:value-type="float">
            <text:p>62220</text:p>
          </table:table-cell>
          <table:table-cell table:number-columns-repeated="2"/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02 14:37:28</text:p>
          </table:table-cell>
          <table:table-cell office:value-type="float" office:value="1472827048" calcext:value-type="float">
            <text:p>1472827048</text:p>
          </table:table-cell>
          <table:table-cell office:value-type="string" calcext:value-type="string">
            <text:p>1372.7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 (item generico) l: 16f68f q: <text:s text:c="3"/>1.61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12.7</text:p>
          </table:table-cell>
          <table:table-cell office:value-type="float" office:value="73154" calcext:value-type="float">
            <text:p>7315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benzetacil 1.2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393.9</text:p>
          </table:table-cell>
          <table:table-cell office:value-type="float" office:value="72290" calcext:value-type="float">
            <text:p>7229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03 17:33:18</text:p>
          </table:table-cell>
          <table:table-cell office:value-type="float" office:value="1462296798" calcext:value-type="float">
            <text:p>1462296798</text:p>
          </table:table-cell>
          <table:table-cell office:value-type="string" calcext:value-type="string">
            <text:p>4634.0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62</text:p>
          </table:table-cell>
          <table:table-cell office:value-type="float" office:value="70822" calcext:value-type="float">
            <text:p>70822</text:p>
          </table:table-cell>
          <table:table-cell table:number-columns-repeated="2"/>
        </table:table-row>
        <table:table-row table:style-name="ro1">
          <table:table-cell office:value-type="float" office:value="236982" calcext:value-type="float">
            <text:p>236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6:08:12</text:p>
          </table:table-cell>
          <table:table-cell office:value-type="float" office:value="1472227692" calcext:value-type="float">
            <text:p>1472227692</text:p>
          </table:table-cell>
          <table:table-cell office:value-type="string" calcext:value-type="string">
            <text:p>102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.0</text:p>
          </table:table-cell>
          <table:table-cell office:value-type="float" office:value="72171" calcext:value-type="float">
            <text:p>72171</text:p>
          </table:table-cell>
          <table:table-cell table:number-columns-repeated="2"/>
        </table:table-row>
        <table:table-row table:style-name="ro1">
          <table:table-cell office:value-type="float" office:value="338411" calcext:value-type="float">
            <text:p>338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8 13:59:54</text:p>
          </table:table-cell>
          <table:table-cell office:value-type="float" office:value="1458309594" calcext:value-type="float">
            <text:p>1458309594</text:p>
          </table:table-cell>
          <table:table-cell office:value-type="string" calcext:value-type="string">
            <text:p>1522.8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sartana potassica 50mg <text:s/>l: 2792408 q: <text:s text:c="3"/>3.000,0000 f: 01/01/15 v: 30/0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47607" calcext:value-type="float">
            <text:p>47607</text:p>
          </table:table-cell>
          <table:table-cell table:number-columns-repeated="2"/>
        </table:table-row>
        <table:table-row table:style-name="ro1">
          <table:table-cell office:value-type="float" office:value="338437" calcext:value-type="float">
            <text:p>338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8 15:48:45</text:p>
          </table:table-cell>
          <table:table-cell office:value-type="float" office:value="1458316125" calcext:value-type="float">
            <text:p>1458316125</text:p>
          </table:table-cell>
          <table:table-cell office:value-type="string" calcext:value-type="string">
            <text:p>644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sartana potassica 50mg <text:s/>l: 2792408 q: <text:s text:c="3"/>3.000,0000 f: 01/01/15 v: 30/0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47682" calcext:value-type="float">
            <text:p>4768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rasart 32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105.33</text:p>
          </table:table-cell>
          <table:table-cell office:value-type="float" office:value="70870" calcext:value-type="float">
            <text:p>7087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69" calcext:value-type="float">
            <text:p>6226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tofranil 1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01.3</text:p>
          </table:table-cell>
          <table:table-cell office:value-type="float" office:value="72291" calcext:value-type="float">
            <text:p>7229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87" calcext:value-type="float">
            <text:p>7088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oni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160.54</text:p>
          </table:table-cell>
          <table:table-cell office:value-type="float" office:value="62280" calcext:value-type="float">
            <text:p>62280</text:p>
          </table:table-cell>
          <table:table-cell table:number-columns-repeated="2"/>
        </table:table-row>
        <table:table-row table:style-name="ro1">
          <table:table-cell office:value-type="float" office:value="66149" calcext:value-type="float">
            <text:p>66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8 11:17:45</text:p>
          </table:table-cell>
          <table:table-cell office:value-type="float" office:value="1476789465" calcext:value-type="float">
            <text:p>1476789465</text:p>
          </table:table-cell>
          <table:table-cell office:value-type="string" calcext:value-type="string">
            <text:p>345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furosemida 20mg/2ml (item generico) l: 16070817 q: <text:s text:c="3"/>2.000,0000 f: 10/08/16 v: 30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060.0</text:p>
          </table:table-cell>
          <table:table-cell office:value-type="float" office:value="73352" calcext:value-type="float">
            <text:p>7335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oxicilina 50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20.0</text:p>
          </table:table-cell>
          <table:table-cell office:value-type="float" office:value="65278" calcext:value-type="float">
            <text:p>65278</text:p>
          </table:table-cell>
          <table:table-cell table:number-columns-repeated="2"/>
        </table:table-row>
        <table:table-row table:style-name="ro1">
          <table:table-cell office:value-type="float" office:value="57720" calcext:value-type="float">
            <text:p>57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7 15:00:46</text:p>
          </table:table-cell>
          <table:table-cell office:value-type="float" office:value="1467039646" calcext:value-type="float">
            <text:p>1467039646</text:p>
          </table:table-cell>
          <table:table-cell office:value-type="string" calcext:value-type="string">
            <text:p>1424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12,5mg (item generico) l: 819912 q: <text:s text:c="3"/>2.500,0000 f: 01/12/15 v: 31/1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25.0</text:p>
          </table:table-cell>
          <table:table-cell office:value-type="float" office:value="73185" calcext:value-type="float">
            <text:p>7318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meticona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540.0</text:p>
          </table:table-cell>
          <table:table-cell office:value-type="float" office:value="65265" calcext:value-type="float">
            <text:p>65265</text:p>
          </table:table-cell>
          <table:table-cell table:number-columns-repeated="2"/>
        </table:table-row>
        <table:table-row table:style-name="ro1">
          <table:table-cell office:value-type="float" office:value="1566464" calcext:value-type="float">
            <text:p>1566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05 14:15:07</text:p>
          </table:table-cell>
          <table:table-cell office:value-type="float" office:value="1473084907" calcext:value-type="float">
            <text:p>1473084907</text:p>
          </table:table-cell>
          <table:table-cell office:value-type="string" calcext:value-type="string">
            <text:p>22349.3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4.85</text:p>
          </table:table-cell>
          <table:table-cell office:value-type="string" calcext:value-type="string">
            <text:p>6297.0</text:p>
          </table:table-cell>
          <table:table-cell office:value-type="float" office:value="74159" calcext:value-type="float">
            <text:p>74159</text:p>
          </table:table-cell>
          <table:table-cell table:number-columns-repeated="2"/>
        </table:table-row>
        <table:table-row table:style-name="ro1">
          <table:table-cell office:value-type="float" office:value="1566723" calcext:value-type="float">
            <text:p>1566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5 16:38:05</text:p>
          </table:table-cell>
          <table:table-cell office:value-type="float" office:value="1473093485" calcext:value-type="float">
            <text:p>1473093485</text:p>
          </table:table-cell>
          <table:table-cell office:value-type="string" calcext:value-type="string">
            <text:p>8071.9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4.85</text:p>
          </table:table-cell>
          <table:table-cell office:value-type="string" calcext:value-type="string">
            <text:p>6297.0</text:p>
          </table:table-cell>
          <table:table-cell office:value-type="float" office:value="74217" calcext:value-type="float">
            <text:p>7421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lacrifilm col 1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19.12</text:p>
          </table:table-cell>
          <table:table-cell office:value-type="float" office:value="70851" calcext:value-type="float">
            <text:p>70851</text:p>
          </table:table-cell>
          <table:table-cell table:number-columns-repeated="2"/>
        </table:table-row>
        <table:table-row table:style-name="ro1">
          <table:table-cell office:value-type="float" office:value="58728" calcext:value-type="float">
            <text:p>58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2 07:00:20</text:p>
          </table:table-cell>
          <table:table-cell office:value-type="float" office:value="1468306820" calcext:value-type="float">
            <text:p>146830682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3,125mg item generico <text:s/>(item generico) l: 849668 q: <text:s text:c="3"/>3.000,0000 f: 01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0</text:p>
          </table:table-cell>
          <table:table-cell office:value-type="float" office:value="73258" calcext:value-type="float">
            <text:p>732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65577" calcext:value-type="float">
            <text:p>65577</text:p>
          </table:table-cell>
          <table:table-cell table:number-columns-repeated="2"/>
        </table:table-row>
        <table:table-row table:style-name="ro1">
          <table:table-cell office:value-type="float" office:value="410406" calcext:value-type="float">
            <text:p>410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8 06:59:16</text:p>
          </table:table-cell>
          <table:table-cell office:value-type="float" office:value="1465369156" calcext:value-type="float">
            <text:p>1465369156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19" calcext:value-type="float">
            <text:p>6381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08 17:15:56</text:p>
          </table:table-cell>
          <table:table-cell office:value-type="float" office:value="1470676556" calcext:value-type="float">
            <text:p>1470676556</text:p>
          </table:table-cell>
          <table:table-cell office:value-type="string" calcext:value-type="string">
            <text:p>7386.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450.87</text:p>
          </table:table-cell>
          <table:table-cell office:value-type="float" office:value="70897" calcext:value-type="float">
            <text:p>7089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154.38</text:p>
          </table:table-cell>
          <table:table-cell office:value-type="float" office:value="62275" calcext:value-type="float">
            <text:p>622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sm c/ 5 pediatric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249.3</text:p>
          </table:table-cell>
          <table:table-cell office:value-type="float" office:value="70850" calcext:value-type="float">
            <text:p>70850</text:p>
          </table:table-cell>
          <table:table-cell table:number-columns-repeated="2"/>
        </table:table-row>
        <table:table-row table:style-name="ro1">
          <table:table-cell office:value-type="float" office:value="725475" calcext:value-type="float">
            <text:p>72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4:23:00</text:p>
          </table:table-cell>
          <table:table-cell office:value-type="float" office:value="1457533380" calcext:value-type="float">
            <text:p>14575333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72084" calcext:value-type="float">
            <text:p>72084</text:p>
          </table:table-cell>
          <table:table-cell table:number-columns-repeated="2"/>
        </table:table-row>
        <table:table-row table:style-name="ro1">
          <table:table-cell office:value-type="float" office:value="725489" calcext:value-type="float">
            <text:p>725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9:00</text:p>
          </table:table-cell>
          <table:table-cell office:value-type="float" office:value="1457538540" calcext:value-type="float">
            <text:p>14575385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72229" calcext:value-type="float">
            <text:p>72229</text:p>
          </table:table-cell>
          <table:table-cell table:number-columns-repeated="2"/>
        </table:table-row>
        <table:table-row table:style-name="ro1">
          <table:table-cell office:value-type="float" office:value="1466452" calcext:value-type="float">
            <text:p>1466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17:18:13</text:p>
          </table:table-cell>
          <table:table-cell office:value-type="float" office:value="1459876693" calcext:value-type="float">
            <text:p>1459876693</text:p>
          </table:table-cell>
          <table:table-cell office:value-type="string" calcext:value-type="string">
            <text:p>1674.4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antrolen iv 20mg po. liof. inj.- 12fa + 12d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74.48</text:p>
          </table:table-cell>
          <table:table-cell office:value-type="float" office:value="74126" calcext:value-type="float">
            <text:p>74126</text:p>
          </table:table-cell>
          <table:table-cell table:number-columns-repeated="2"/>
        </table:table-row>
        <table:table-row table:style-name="ro1">
          <table:table-cell office:value-type="float" office:value="1465794" calcext:value-type="float">
            <text:p>1465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13:56:12</text:p>
          </table:table-cell>
          <table:table-cell office:value-type="float" office:value="1459864572" calcext:value-type="float">
            <text:p>1459864572</text:p>
          </table:table-cell>
          <table:table-cell office:value-type="string" calcext:value-type="string">
            <text:p>40952.9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antrolen iv 20mg po. liof. inj.- 12fa + 12d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74.48</text:p>
          </table:table-cell>
          <table:table-cell office:value-type="float" office:value="74046" calcext:value-type="float">
            <text:p>74046</text:p>
          </table:table-cell>
          <table:table-cell table:number-columns-repeated="2"/>
        </table:table-row>
        <table:table-row table:style-name="ro1">
          <table:table-cell office:value-type="float" office:value="57234" calcext:value-type="float">
            <text:p>57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2 06:34:09</text:p>
          </table:table-cell>
          <table:table-cell office:value-type="float" office:value="1466577249" calcext:value-type="float">
            <text:p>1466577249</text:p>
          </table:table-cell>
          <table:table-cell office:value-type="string" calcext:value-type="string">
            <text:p>265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099/16 q: <text:s text:c="3"/>2.500,0000 f: 01/02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25.0</text:p>
          </table:table-cell>
          <table:table-cell office:value-type="float" office:value="73385" calcext:value-type="float">
            <text:p>73385</text:p>
          </table:table-cell>
          <table:table-cell table:number-columns-repeated="2"/>
        </table:table-row>
        <table:table-row table:style-name="ro1">
          <table:table-cell office:value-type="float" office:value="46946" calcext:value-type="float">
            <text:p>469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8-22 16:32:55</text:p>
          </table:table-cell>
          <table:table-cell office:value-type="float" office:value="1471883575" calcext:value-type="float">
            <text:p>1471883575</text:p>
          </table:table-cell>
          <table:table-cell office:value-type="string" calcext:value-type="string">
            <text:p>13751.98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gua p/injecao 10ml cx c/200 amp- isofarma- fab.: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99.68</text:p>
          </table:table-cell>
          <table:table-cell office:value-type="float" office:value="71789" calcext:value-type="float">
            <text:p>71789</text:p>
          </table:table-cell>
          <table:table-cell table:number-columns-repeated="2"/>
        </table:table-row>
        <table:table-row table:style-name="ro1">
          <table:table-cell office:value-type="float" office:value="61637" calcext:value-type="float">
            <text:p>61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4 08:43:13</text:p>
          </table:table-cell>
          <table:table-cell office:value-type="float" office:value="1472028193" calcext:value-type="float">
            <text:p>1472028193</text:p>
          </table:table-cell>
          <table:table-cell office:value-type="string" calcext:value-type="string">
            <text:p>329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3.000,0000 f: 3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1970.0</text:p>
          </table:table-cell>
          <table:table-cell office:value-type="float" office:value="73184" calcext:value-type="float">
            <text:p>7318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lepicol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2.79</text:p>
          </table:table-cell>
          <table:table-cell office:value-type="string" calcext:value-type="string">
            <text:p>265.58</text:p>
          </table:table-cell>
          <table:table-cell office:value-type="float" office:value="72294" calcext:value-type="float">
            <text:p>72294</text:p>
          </table:table-cell>
          <table:table-cell table:number-columns-repeated="2"/>
        </table:table-row>
        <table:table-row table:style-name="ro1">
          <table:table-cell office:value-type="float" office:value="236982" calcext:value-type="float">
            <text:p>236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6 16:08:12</text:p>
          </table:table-cell>
          <table:table-cell office:value-type="float" office:value="1472227692" calcext:value-type="float">
            <text:p>1472227692</text:p>
          </table:table-cell>
          <table:table-cell office:value-type="string" calcext:value-type="string">
            <text:p>102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5225.0</text:p>
          </table:table-cell>
          <table:table-cell office:value-type="float" office:value="72172" calcext:value-type="float">
            <text:p>72172</text:p>
          </table:table-cell>
          <table:table-cell table:number-columns-repeated="2"/>
        </table:table-row>
        <table:table-row table:style-name="ro1">
          <table:table-cell office:value-type="float" office:value="60013" calcext:value-type="float">
            <text:p>60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5:18:51</text:p>
          </table:table-cell>
          <table:table-cell office:value-type="float" office:value="1469891931" calcext:value-type="float">
            <text:p>1469891931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0510 q: <text:s text:c="3"/>3.0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40.0</text:p>
          </table:table-cell>
          <table:table-cell office:value-type="float" office:value="73392" calcext:value-type="float">
            <text:p>733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risperidona 2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7.85</text:p>
          </table:table-cell>
          <table:table-cell office:value-type="float" office:value="65123" calcext:value-type="float">
            <text:p>6512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37.56</text:p>
          </table:table-cell>
          <table:table-cell office:value-type="float" office:value="62268" calcext:value-type="float">
            <text:p>62268</text:p>
          </table:table-cell>
          <table:table-cell table:number-columns-repeated="2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8 11:14:15</text:p>
          </table:table-cell>
          <table:table-cell office:value-type="float" office:value="1467112455" calcext:value-type="float">
            <text:p>1467112455</text:p>
          </table:table-cell>
          <table:table-cell office:value-type="string" calcext:value-type="string">
            <text:p>2178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178.0</text:p>
          </table:table-cell>
          <table:table-cell office:value-type="float" office:value="46591" calcext:value-type="float">
            <text:p>46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mebendazol susp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5.75</text:p>
          </table:table-cell>
          <table:table-cell office:value-type="float" office:value="65066" calcext:value-type="float">
            <text:p>650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efalexin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860.0</text:p>
          </table:table-cell>
          <table:table-cell office:value-type="float" office:value="65283" calcext:value-type="float">
            <text:p>652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cido folico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00.0</text:p>
          </table:table-cell>
          <table:table-cell office:value-type="float" office:value="65270" calcext:value-type="float">
            <text:p>65270</text:p>
          </table:table-cell>
          <table:table-cell table:number-columns-repeated="2"/>
        </table:table-row>
        <table:table-row table:style-name="ro1">
          <table:table-cell office:value-type="float" office:value="56038" calcext:value-type="float">
            <text:p>56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06 21:21:53</text:p>
          </table:table-cell>
          <table:table-cell office:value-type="float" office:value="1465248113" calcext:value-type="float">
            <text:p>1465248113</text:p>
          </table:table-cell>
          <table:table-cell office:value-type="string" calcext:value-type="string">
            <text:p>1412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2 q: <text:s text:c="3"/>3.0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80.0</text:p>
          </table:table-cell>
          <table:table-cell office:value-type="float" office:value="73168" calcext:value-type="float">
            <text:p>73168</text:p>
          </table:table-cell>
          <table:table-cell table:number-columns-repeated="2"/>
        </table:table-row>
        <table:table-row table:style-name="ro1">
          <table:table-cell office:value-type="float" office:value="455532" calcext:value-type="float">
            <text:p>45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2 22:53:35</text:p>
          </table:table-cell>
          <table:table-cell office:value-type="float" office:value="1470178415" calcext:value-type="float">
            <text:p>1470178415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24" calcext:value-type="float">
            <text:p>63824</text:p>
          </table:table-cell>
          <table:table-cell table:number-columns-repeated="2"/>
        </table:table-row>
        <table:table-row table:style-name="ro1">
          <table:table-cell office:value-type="float" office:value="372343" calcext:value-type="float">
            <text:p>372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0 22:36:37</text:p>
          </table:table-cell>
          <table:table-cell office:value-type="float" office:value="1477002997" calcext:value-type="float">
            <text:p>1477002997</text:p>
          </table:table-cell>
          <table:table-cell office:value-type="string" calcext:value-type="string">
            <text:p>210.8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dipirona sodica 500mg (item generico) l: 16i664 q: <text:s text:c="3"/>3.100,0000 f: 30/09/16 v: 30/09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10.8</text:p>
          </table:table-cell>
          <table:table-cell office:value-type="float" office:value="47558" calcext:value-type="float">
            <text:p>475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cido folico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800.0</text:p>
          </table:table-cell>
          <table:table-cell office:value-type="float" office:value="65559" calcext:value-type="float">
            <text:p>65559</text:p>
          </table:table-cell>
          <table:table-cell table:number-columns-repeated="2"/>
        </table:table-row>
        <table:table-row table:style-name="ro1">
          <table:table-cell office:value-type="float" office:value="60479" calcext:value-type="float">
            <text:p>60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8 09:31:43</text:p>
          </table:table-cell>
          <table:table-cell office:value-type="float" office:value="1470648703" calcext:value-type="float">
            <text:p>1470648703</text:p>
          </table:table-cell>
          <table:table-cell office:value-type="string" calcext:value-type="string">
            <text:p>280.8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3,125mg (item generico) l: 853264 q: <text:s text:c="3"/>2.160,0000 f: 01/04/16 v: 14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80.8</text:p>
          </table:table-cell>
          <table:table-cell office:value-type="float" office:value="73377" calcext:value-type="float">
            <text:p>73377</text:p>
          </table:table-cell>
          <table:table-cell table:number-columns-repeated="2"/>
        </table:table-row>
        <table:table-row table:style-name="ro1">
          <table:table-cell office:value-type="float" office:value="70969" calcext:value-type="float">
            <text:p>70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5 14:50:46</text:p>
          </table:table-cell>
          <table:table-cell office:value-type="float" office:value="1481813446" calcext:value-type="float">
            <text:p>1481813446</text:p>
          </table:table-cell>
          <table:table-cell office:value-type="string" calcext:value-type="string">
            <text:p>139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evodopa 200mg,cloridrato de benserazina <text:s/>l: 1602448 f: 28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395.0</text:p>
          </table:table-cell>
          <table:table-cell office:value-type="float" office:value="73340" calcext:value-type="float">
            <text:p>7334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somalgin cardio 10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108.25</text:p>
          </table:table-cell>
          <table:table-cell office:value-type="float" office:value="65116" calcext:value-type="float">
            <text:p>651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muvinlax 20env libb - sachÃÂª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127.56</text:p>
          </table:table-cell>
          <table:table-cell office:value-type="float" office:value="65113" calcext:value-type="float">
            <text:p>65113</text:p>
          </table:table-cell>
          <table:table-cell table:number-columns-repeated="2"/>
        </table:table-row>
        <table:table-row table:style-name="ro1">
          <table:table-cell office:value-type="float" office:value="175526" calcext:value-type="float">
            <text:p>175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136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360.0</text:p>
          </table:table-cell>
          <table:table-cell office:value-type="float" office:value="56973" calcext:value-type="float">
            <text:p>56973</text:p>
          </table:table-cell>
          <table:table-cell table:number-columns-repeated="2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6:23:40</text:p>
          </table:table-cell>
          <table:table-cell office:value-type="float" office:value="1469514220" calcext:value-type="float">
            <text:p>146951422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26582665 q: <text:s text:c="3"/>2.5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200.0</text:p>
          </table:table-cell>
          <table:table-cell office:value-type="float" office:value="73400" calcext:value-type="float">
            <text:p>73400</text:p>
          </table:table-cell>
          <table:table-cell table:number-columns-repeated="2"/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08:49:45</text:p>
          </table:table-cell>
          <table:table-cell office:value-type="float" office:value="1458550185" calcext:value-type="float">
            <text:p>1458550185</text:p>
          </table:table-cell>
          <table:table-cell office:value-type="string" calcext:value-type="string">
            <text:p>401994.6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esilato de imatinibe 100mg 6 blx1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26527.2</text:p>
          </table:table-cell>
          <table:table-cell office:value-type="float" office:value="46589" calcext:value-type="float">
            <text:p>4658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69.32</text:p>
          </table:table-cell>
          <table:table-cell office:value-type="float" office:value="70875" calcext:value-type="float">
            <text:p>708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vitamina c gotas fr. 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850.0</text:p>
          </table:table-cell>
          <table:table-cell office:value-type="float" office:value="65267" calcext:value-type="float">
            <text:p>65267</text:p>
          </table:table-cell>
          <table:table-cell table:number-columns-repeated="2"/>
        </table:table-row>
        <table:table-row table:style-name="ro1">
          <table:table-cell office:value-type="float" office:value="1417151" calcext:value-type="float">
            <text:p>1417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7 17:40:17</text:p>
          </table:table-cell>
          <table:table-cell office:value-type="float" office:value="1452188417" calcext:value-type="float">
            <text:p>1452188417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99.0</text:p>
          </table:table-cell>
          <table:table-cell office:value-type="float" office:value="74125" calcext:value-type="float">
            <text:p>7412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341.7</text:p>
          </table:table-cell>
          <table:table-cell office:value-type="float" office:value="62273" calcext:value-type="float">
            <text:p>6227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6-10-25 06:18:00</text:p>
          </table:table-cell>
          <table:table-cell office:value-type="float" office:value="1477376280" calcext:value-type="float">
            <text:p>1477376280</text:p>
          </table:table-cell>
          <table:table-cell office:value-type="string" calcext:value-type="string">
            <text:p>16792.76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785.0</text:p>
          </table:table-cell>
          <table:table-cell office:value-type="float" office:value="56450" calcext:value-type="float">
            <text:p>56450</text:p>
          </table:table-cell>
          <table:table-cell table:number-columns-repeated="2"/>
        </table:table-row>
        <table:table-row table:style-name="ro1">
          <table:table-cell office:value-type="float" office:value="735974" calcext:value-type="float">
            <text:p>735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31 15:52:00</text:p>
          </table:table-cell>
          <table:table-cell office:value-type="float" office:value="1464709920" calcext:value-type="float">
            <text:p>1464709920</text:p>
          </table:table-cell>
          <table:table-cell office:value-type="string" calcext:value-type="string">
            <text:p>2490.0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* jumexil 5mg cx/20cpr - (selegilina, cloridrato) - chies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913.3</text:p>
          </table:table-cell>
          <table:table-cell office:value-type="float" office:value="72169" calcext:value-type="float">
            <text:p>7216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75" calcext:value-type="float">
            <text:p>559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034" calcext:value-type="float">
            <text:p>56034</text:p>
          </table:table-cell>
          <table:table-cell table:number-columns-repeated="2"/>
        </table:table-row>
        <table:table-row table:style-name="ro1">
          <table:table-cell office:value-type="float" office:value="51704" calcext:value-type="float">
            <text:p>517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30 18:40:44</text:p>
          </table:table-cell>
          <table:table-cell office:value-type="float" office:value="1459363244" calcext:value-type="float">
            <text:p>1459363244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<text:s/>l: 15k693 q: <text:s text:c="3"/>3.000,0000 f: 01/09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62157" calcext:value-type="float">
            <text:p>621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igroton 5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06.0</text:p>
          </table:table-cell>
          <table:table-cell office:value-type="float" office:value="65117" calcext:value-type="float">
            <text:p>6511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rona 50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50.0</text:p>
          </table:table-cell>
          <table:table-cell office:value-type="float" office:value="65216" calcext:value-type="float">
            <text:p>65216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25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41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811.24</text:p>
          </table:table-cell>
          <table:table-cell office:value-type="float" office:value="46604" calcext:value-type="float">
            <text:p>46604</text:p>
          </table:table-cell>
          <table:table-cell table:number-columns-repeated="2"/>
        </table:table-row>
        <table:table-row table:style-name="ro1">
          <table:table-cell office:value-type="float" office:value="357202" calcext:value-type="float">
            <text:p>357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9 11:52:16</text:p>
          </table:table-cell>
          <table:table-cell office:value-type="float" office:value="1468929136" calcext:value-type="float">
            <text:p>1468929136</text:p>
          </table:table-cell>
          <table:table-cell office:value-type="string" calcext:value-type="string">
            <text:p>9640.3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ratadina 10mg <text:s/>l: 1604550 q: <text:s text:c="3"/>3.996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996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99.8</text:p>
          </table:table-cell>
          <table:table-cell office:value-type="float" office:value="47675" calcext:value-type="float">
            <text:p>47675</text:p>
          </table:table-cell>
          <table:table-cell table:number-columns-repeated="2"/>
        </table:table-row>
        <table:table-row table:style-name="ro1">
          <table:table-cell office:value-type="float" office:value="49142" calcext:value-type="float">
            <text:p>49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03 13:58:43</text:p>
          </table:table-cell>
          <table:table-cell office:value-type="float" office:value="1475503123" calcext:value-type="float">
            <text:p>1475503123</text:p>
          </table:table-cell>
          <table:table-cell office:value-type="string" calcext:value-type="string">
            <text:p>10907.1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sulfa trimetoprima 400mg/80mg cx 100cpr- generico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20.0</text:p>
          </table:table-cell>
          <table:table-cell office:value-type="float" office:value="71764" calcext:value-type="float">
            <text:p>71764</text:p>
          </table:table-cell>
          <table:table-cell table:number-columns-repeated="2"/>
        </table:table-row>
        <table:table-row table:style-name="ro1">
          <table:table-cell office:value-type="float" office:value="175595" calcext:value-type="float">
            <text:p>175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224.0</text:p>
          </table:table-cell>
          <table:table-cell office:value-type="float" office:value="56981" calcext:value-type="float">
            <text:p>56981</text:p>
          </table:table-cell>
          <table:table-cell table:number-columns-repeated="2"/>
        </table:table-row>
        <table:table-row table:style-name="ro1">
          <table:table-cell office:value-type="float" office:value="723889" calcext:value-type="float">
            <text:p>723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8 18:34:05</text:p>
          </table:table-cell>
          <table:table-cell office:value-type="float" office:value="1452278045" calcext:value-type="float">
            <text:p>145227804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sartana potassica 50mg <text:s/>l: 15j46y q: <text:s text:c="6"/>10,0000 f: 01/10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</text:p>
          </table:table-cell>
          <table:table-cell office:value-type="float" office:value="73134" calcext:value-type="float">
            <text:p>73134</text:p>
          </table:table-cell>
          <table:table-cell table:number-columns-repeated="2"/>
        </table:table-row>
        <table:table-row table:style-name="ro1">
          <table:table-cell office:value-type="float" office:value="723889" calcext:value-type="float">
            <text:p>72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08 18:34:05</text:p>
          </table:table-cell>
          <table:table-cell office:value-type="float" office:value="1452278045" calcext:value-type="float">
            <text:p>145227804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j09h q: <text:s text:c="7"/>8,0000 f: 01/10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</text:p>
          </table:table-cell>
          <table:table-cell office:value-type="float" office:value="73135" calcext:value-type="float">
            <text:p>73135</text:p>
          </table:table-cell>
          <table:table-cell table:number-columns-repeated="2"/>
        </table:table-row>
        <table:table-row table:style-name="ro1">
          <table:table-cell office:value-type="float" office:value="245753" calcext:value-type="float">
            <text:p>245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8 16:49:38</text:p>
          </table:table-cell>
          <table:table-cell office:value-type="float" office:value="1481215778" calcext:value-type="float">
            <text:p>1481215778</text:p>
          </table:table-cell>
          <table:table-cell office:value-type="string" calcext:value-type="string">
            <text:p>116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levofloxacino 5mgml (generico) 100ml(34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1600.0</text:p>
          </table:table-cell>
          <table:table-cell office:value-type="float" office:value="72187" calcext:value-type="float">
            <text:p>7218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21 15:49:26</text:p>
          </table:table-cell>
          <table:table-cell office:value-type="float" office:value="1482335366" calcext:value-type="float">
            <text:p>1482335366</text:p>
          </table:table-cell>
          <table:table-cell office:value-type="string" calcext:value-type="string">
            <text:p>1268.46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ico c/30 saches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5</text:p>
          </table:table-cell>
          <table:table-cell office:value-type="float" office:value="56397" calcext:value-type="float">
            <text:p>56397</text:p>
          </table:table-cell>
          <table:table-cell table:number-columns-repeated="2"/>
        </table:table-row>
        <table:table-row table:style-name="ro1">
          <table:table-cell office:value-type="float" office:value="64070" calcext:value-type="float">
            <text:p>64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21 12:25:13</text:p>
          </table:table-cell>
          <table:table-cell office:value-type="float" office:value="1474460713" calcext:value-type="float">
            <text:p>1474460713</text:p>
          </table:table-cell>
          <table:table-cell office:value-type="string" calcext:value-type="string">
            <text:p>479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60391 q: <text:s text:c="3"/>1.500,0000 f: 16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170.0</text:p>
          </table:table-cell>
          <table:table-cell office:value-type="float" office:value="73166" calcext:value-type="float">
            <text:p>73166</text:p>
          </table:table-cell>
          <table:table-cell table:number-columns-repeated="2"/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6 11:01:20</text:p>
          </table:table-cell>
          <table:table-cell office:value-type="float" office:value="1472209280" calcext:value-type="float">
            <text:p>1472209280</text:p>
          </table:table-cell>
          <table:table-cell office:value-type="string" calcext:value-type="string">
            <text:p>1545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acido folico 5mg 500cpr (afolic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.0</text:p>
          </table:table-cell>
          <table:table-cell office:value-type="float" office:value="76301" calcext:value-type="float">
            <text:p>763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idraplex soro oral c/4 envelop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.33</text:p>
          </table:table-cell>
          <table:table-cell office:value-type="float" office:value="65063" calcext:value-type="float">
            <text:p>65063</text:p>
          </table:table-cell>
          <table:table-cell table:number-columns-repeated="2"/>
        </table:table-row>
        <table:table-row table:style-name="ro1">
          <table:table-cell office:value-type="float" office:value="721987" calcext:value-type="float">
            <text:p>721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04 07:24:10</text:p>
          </table:table-cell>
          <table:table-cell office:value-type="float" office:value="1451892250" calcext:value-type="float">
            <text:p>145189225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h31q q: <text:s text:c="6"/>12,0000 f: 01/08/15 v: 28/0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</text:p>
          </table:table-cell>
          <table:table-cell office:value-type="float" office:value="73180" calcext:value-type="float">
            <text:p>7318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simeticona 75mg gts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6.42</text:p>
          </table:table-cell>
          <table:table-cell office:value-type="float" office:value="65065" calcext:value-type="float">
            <text:p>65065</text:p>
          </table:table-cell>
          <table:table-cell table:number-columns-repeated="2"/>
        </table:table-row>
        <table:table-row table:style-name="ro1">
          <table:table-cell office:value-type="float" office:value="63405" calcext:value-type="float">
            <text:p>63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5 15:07:09</text:p>
          </table:table-cell>
          <table:table-cell office:value-type="float" office:value="1473952029" calcext:value-type="float">
            <text:p>1473952029</text:p>
          </table:table-cell>
          <table:table-cell office:value-type="string" calcext:value-type="string">
            <text:p>283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91/16 q: <text:s text:c="3"/>1.500,0000 f: 01/06/16 v: 30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835.0</text:p>
          </table:table-cell>
          <table:table-cell office:value-type="float" office:value="73284" calcext:value-type="float">
            <text:p>7328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mbroxol x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93.8</text:p>
          </table:table-cell>
          <table:table-cell office:value-type="float" office:value="65110" calcext:value-type="float">
            <text:p>6511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2-01 00:00:00</text:p>
          </table:table-cell>
          <table:table-cell office:value-type="float" office:value="1480550400" calcext:value-type="float">
            <text:p>1480550400</text:p>
          </table:table-cell>
          <table:table-cell office:value-type="string" calcext:value-type="string">
            <text:p>18323.4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eringa desc. 10ml com agulha 25x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00.0</text:p>
          </table:table-cell>
          <table:table-cell office:value-type="float" office:value="65681" calcext:value-type="float">
            <text:p>65681</text:p>
          </table:table-cell>
          <table:table-cell table:number-columns-repeated="2"/>
        </table:table-row>
        <table:table-row table:style-name="ro1">
          <table:table-cell office:value-type="float" office:value="335703" calcext:value-type="float">
            <text:p>335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6 16:01:22</text:p>
          </table:table-cell>
          <table:table-cell office:value-type="float" office:value="1456502482" calcext:value-type="float">
            <text:p>1456502482</text:p>
          </table:table-cell>
          <table:table-cell office:value-type="string" calcext:value-type="string">
            <text:p>44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sado 5% 250ml s.fechado <text:s/>l: 16010345 q: <text:s text:c="3"/>2.000,0000 f: 0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400.0</text:p>
          </table:table-cell>
          <table:table-cell office:value-type="float" office:value="47678" calcext:value-type="float">
            <text:p>47678</text:p>
          </table:table-cell>
          <table:table-cell table:number-columns-repeated="2"/>
        </table:table-row>
        <table:table-row table:style-name="ro1">
          <table:table-cell office:value-type="float" office:value="51820" calcext:value-type="float">
            <text:p>51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1 09:25:44</text:p>
          </table:table-cell>
          <table:table-cell office:value-type="float" office:value="1459502744" calcext:value-type="float">
            <text:p>1459502744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carvedilol 6,25mg <text:s/>l: 827981 q: <text:s text:c="3"/>3.000,0000 f: 0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0</text:p>
          </table:table-cell>
          <table:table-cell office:value-type="float" office:value="62185" calcext:value-type="float">
            <text:p>62185</text:p>
          </table:table-cell>
          <table:table-cell table:number-columns-repeated="2"/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28 06:26:53</text:p>
          </table:table-cell>
          <table:table-cell office:value-type="float" office:value="1467095213" calcext:value-type="float">
            <text:p>1467095213</text:p>
          </table:table-cell>
          <table:table-cell office:value-type="string" calcext:value-type="string">
            <text:p>6641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furosemida 20mg/2ml (item generico) l: 15110958 q: <text:s text:c="3"/>2.200,0000 f: 31/12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166.0</text:p>
          </table:table-cell>
          <table:table-cell office:value-type="float" office:value="73170" calcext:value-type="float">
            <text:p>73170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1,00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34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7212.78</text:p>
          </table:table-cell>
          <table:table-cell office:value-type="float" office:value="46605" calcext:value-type="float">
            <text:p>4660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xpec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76.0</text:p>
          </table:table-cell>
          <table:table-cell office:value-type="float" office:value="70878" calcext:value-type="float">
            <text:p>70878</text:p>
          </table:table-cell>
          <table:table-cell table:number-columns-repeated="2"/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2 12:56:33</text:p>
          </table:table-cell>
          <table:table-cell office:value-type="float" office:value="1458651393" calcext:value-type="float">
            <text:p>1458651393</text:p>
          </table:table-cell>
          <table:table-cell office:value-type="string" calcext:value-type="string">
            <text:p>1638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47 q: <text:s text:c="3"/>2.0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62175" calcext:value-type="float">
            <text:p>62175</text:p>
          </table:table-cell>
          <table:table-cell table:number-columns-repeated="2"/>
        </table:table-row>
        <table:table-row table:style-name="ro1">
          <table:table-cell office:value-type="float" office:value="239472" calcext:value-type="float">
            <text:p>239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7 13:50:15</text:p>
          </table:table-cell>
          <table:table-cell office:value-type="float" office:value="1474984215" calcext:value-type="float">
            <text:p>1474984215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nato de calcio10%10ml(qt./cx100)(2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800.0</text:p>
          </table:table-cell>
          <table:table-cell office:value-type="float" office:value="72237" calcext:value-type="float">
            <text:p>72237</text:p>
          </table:table-cell>
          <table:table-cell table:number-columns-repeated="2"/>
        </table:table-row>
        <table:table-row table:style-name="ro1">
          <table:table-cell office:value-type="float" office:value="368583" calcext:value-type="float">
            <text:p>368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8 17:59:42</text:p>
          </table:table-cell>
          <table:table-cell office:value-type="float" office:value="1475085582" calcext:value-type="float">
            <text:p>1475085582</text:p>
          </table:table-cell>
          <table:table-cell office:value-type="string" calcext:value-type="string">
            <text:p>684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bicarbonato de sodio 8,4% <text:s/>l: bxd q: <text:s text:c="3"/>2.000,0000 f: 30/06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900.0</text:p>
          </table:table-cell>
          <table:table-cell office:value-type="float" office:value="47557" calcext:value-type="float">
            <text:p>47557</text:p>
          </table:table-cell>
          <table:table-cell table:number-columns-repeated="2"/>
        </table:table-row>
        <table:table-row table:style-name="ro1">
          <table:table-cell office:value-type="float" office:value="1597257" calcext:value-type="float">
            <text:p>1597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5 13:27:56</text:p>
          </table:table-cell>
          <table:table-cell office:value-type="float" office:value="1477402076" calcext:value-type="float">
            <text:p>1477402076</text:p>
          </table:table-cell>
          <table:table-cell office:value-type="string" calcext:value-type="string">
            <text:p>5751.9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4.85</text:p>
          </table:table-cell>
          <table:table-cell office:value-type="string" calcext:value-type="string">
            <text:p>3148.5</text:p>
          </table:table-cell>
          <table:table-cell office:value-type="float" office:value="74099" calcext:value-type="float">
            <text:p>7409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tamarine 150g ge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0.11</text:p>
          </table:table-cell>
          <table:table-cell office:value-type="string" calcext:value-type="string">
            <text:p>150.33</text:p>
          </table:table-cell>
          <table:table-cell office:value-type="float" office:value="65114" calcext:value-type="float">
            <text:p>65114</text:p>
          </table:table-cell>
          <table:table-cell table:number-columns-repeated="2"/>
        </table:table-row>
        <table:table-row table:style-name="ro1">
          <table:table-cell office:value-type="float" office:value="57167" calcext:value-type="float">
            <text:p>57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1 10:19:40</text:p>
          </table:table-cell>
          <table:table-cell office:value-type="float" office:value="1466504380" calcext:value-type="float">
            <text:p>1466504380</text:p>
          </table:table-cell>
          <table:table-cell office:value-type="string" calcext:value-type="string">
            <text:p>101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3 q: <text:s text:c="3"/>2.0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20.0</text:p>
          </table:table-cell>
          <table:table-cell office:value-type="float" office:value="73273" calcext:value-type="float">
            <text:p>73273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790.94</text:p>
          </table:table-cell>
          <table:table-cell office:value-type="float" office:value="76451" calcext:value-type="float">
            <text:p>76451</text:p>
          </table:table-cell>
          <table:table-cell table:number-columns-repeated="2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5:16:56</text:p>
          </table:table-cell>
          <table:table-cell office:value-type="float" office:value="1469891816" calcext:value-type="float">
            <text:p>1469891816</text:p>
          </table:table-cell>
          <table:table-cell office:value-type="string" calcext:value-type="string">
            <text:p>2429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3.860,0000 f: 31/01/16 v: 30/01/18 l: 15111075 q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5960.0</text:p>
          </table:table-cell>
          <table:table-cell office:value-type="float" office:value="73371" calcext:value-type="float">
            <text:p>7337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miocardil 3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0.0</text:p>
          </table:table-cell>
          <table:table-cell office:value-type="float" office:value="70913" calcext:value-type="float">
            <text:p>709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bromazepam 6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64.32</text:p>
          </table:table-cell>
          <table:table-cell office:value-type="float" office:value="65119" calcext:value-type="float">
            <text:p>6511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xpec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60.0</text:p>
          </table:table-cell>
          <table:table-cell office:value-type="float" office:value="70836" calcext:value-type="float">
            <text:p>70836</text:p>
          </table:table-cell>
          <table:table-cell table:number-columns-repeated="2"/>
        </table:table-row>
        <table:table-row table:style-name="ro1">
          <table:table-cell office:value-type="float" office:value="443067" calcext:value-type="float">
            <text:p>443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9 18:13:48</text:p>
          </table:table-cell>
          <table:table-cell office:value-type="float" office:value="1472494428" calcext:value-type="float">
            <text:p>147249442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2.0</text:p>
          </table:table-cell>
          <table:table-cell office:value-type="float" office:value="76294" calcext:value-type="float">
            <text:p>76294</text:p>
          </table:table-cell>
          <table:table-cell table:number-columns-repeated="2"/>
        </table:table-row>
        <table:table-row table:style-name="ro1">
          <table:table-cell office:value-type="float" office:value="28690" calcext:value-type="float">
            <text:p>28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4 13:42:38</text:p>
          </table:table-cell>
          <table:table-cell office:value-type="float" office:value="1477316558" calcext:value-type="float">
            <text:p>1477316558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sinvastatina 20mg 60cpr (menoco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60.0</text:p>
          </table:table-cell>
          <table:table-cell office:value-type="float" office:value="76313" calcext:value-type="float">
            <text:p>76313</text:p>
          </table:table-cell>
          <table:table-cell table:number-columns-repeated="2"/>
        </table:table-row>
        <table:table-row table:style-name="ro1">
          <table:table-cell office:value-type="float" office:value="61341" calcext:value-type="float">
            <text:p>613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19 13:15:39</text:p>
          </table:table-cell>
          <table:table-cell office:value-type="float" office:value="1471612539" calcext:value-type="float">
            <text:p>1471612539</text:p>
          </table:table-cell>
          <table:table-cell office:value-type="string" calcext:value-type="string">
            <text:p>895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50307 q: <text:s text:c="3"/>1.50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110.0</text:p>
          </table:table-cell>
          <table:table-cell office:value-type="float" office:value="73275" calcext:value-type="float">
            <text:p>7327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ulfato ferroso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65560" calcext:value-type="float">
            <text:p>65560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66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1275.0</text:p>
          </table:table-cell>
          <table:table-cell office:value-type="float" office:value="72079" calcext:value-type="float">
            <text:p>72079</text:p>
          </table:table-cell>
          <table:table-cell table:number-columns-repeated="2"/>
        </table:table-row>
        <table:table-row table:style-name="ro1">
          <table:table-cell office:value-type="float" office:value="232573" calcext:value-type="float">
            <text:p>232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30 09:29:30</text:p>
          </table:table-cell>
          <table:table-cell office:value-type="float" office:value="1467278970" calcext:value-type="float">
            <text:p>1467278970</text:p>
          </table:table-cell>
          <table:table-cell office:value-type="string" calcext:value-type="string">
            <text:p>122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6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000.0</text:p>
          </table:table-cell>
          <table:table-cell office:value-type="float" office:value="72267" calcext:value-type="float">
            <text:p>72267</text:p>
          </table:table-cell>
          <table:table-cell table:number-columns-repeated="2"/>
        </table:table-row>
        <table:table-row table:style-name="ro1">
          <table:table-cell office:value-type="float" office:value="55050" calcext:value-type="float">
            <text:p>55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4 14:41:56</text:p>
          </table:table-cell>
          <table:table-cell office:value-type="float" office:value="1464100916" calcext:value-type="float">
            <text:p>1464100916</text:p>
          </table:table-cell>
          <table:table-cell office:value-type="string" calcext:value-type="string">
            <text:p>5888.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pirona sodica 500mg (item generico) l: 16d40d q: <text:s text:c="3"/>5.000,0000 f: 01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50.0</text:p>
          </table:table-cell>
          <table:table-cell office:value-type="float" office:value="62159" calcext:value-type="float">
            <text:p>62159</text:p>
          </table:table-cell>
          <table:table-cell table:number-columns-repeated="2"/>
        </table:table-row>
        <table:table-row table:style-name="ro1">
          <table:table-cell office:value-type="float" office:value="54958" calcext:value-type="float">
            <text:p>549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5-23 09:56:59</text:p>
          </table:table-cell>
          <table:table-cell office:value-type="float" office:value="1463997419" calcext:value-type="float">
            <text:p>1463997419</text:p>
          </table:table-cell>
          <table:table-cell office:value-type="string" calcext:value-type="string">
            <text:p>11960.7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ranitidina 150mg,cloridrato (item generico) l: 32225s q: <text:s text:c="3"/>5.000,0000 f: 3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50.0</text:p>
          </table:table-cell>
          <table:table-cell office:value-type="float" office:value="62256" calcext:value-type="float">
            <text:p>62256</text:p>
          </table:table-cell>
          <table:table-cell table:number-columns-repeated="2"/>
        </table:table-row>
        <table:table-row table:style-name="ro1">
          <table:table-cell office:value-type="float" office:value="222213" calcext:value-type="float">
            <text:p>222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8 10:42:55</text:p>
          </table:table-cell>
          <table:table-cell office:value-type="float" office:value="1455792175" calcext:value-type="float">
            <text:p>1455792175</text:p>
          </table:table-cell>
          <table:table-cell office:value-type="string" calcext:value-type="string">
            <text:p>9450.0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00.0</text:p>
          </table:table-cell>
          <table:table-cell office:value-type="float" office:value="72137" calcext:value-type="float">
            <text:p>7213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triancinalona+neo+nist+gramic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40.0</text:p>
          </table:table-cell>
          <table:table-cell office:value-type="float" office:value="70914" calcext:value-type="float">
            <text:p>7091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3 09:28:58</text:p>
          </table:table-cell>
          <table:table-cell office:value-type="float" office:value="1482485338" calcext:value-type="float">
            <text:p>1482485338</text:p>
          </table:table-cell>
          <table:table-cell office:value-type="string" calcext:value-type="string">
            <text:p>214.8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antoprazol 40mg c/4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52.9</text:p>
          </table:table-cell>
          <table:table-cell office:value-type="float" office:value="56355" calcext:value-type="float">
            <text:p>56355</text:p>
          </table:table-cell>
          <table:table-cell table:number-columns-repeated="2"/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1-08 12:49:34</text:p>
          </table:table-cell>
          <table:table-cell office:value-type="float" office:value="1452257374" calcext:value-type="float">
            <text:p>1452257374</text:p>
          </table:table-cell>
          <table:table-cell office:value-type="string" calcext:value-type="string">
            <text:p>39889.9</text:p>
          </table:table-cell>
          <table:table-cell office:value-type="string" calcext:value-type="string">
            <text:p>medical farma produtos farmaceuticos ltda</text:p>
          </table:table-cell>
          <table:table-cell office:value-type="float" office:value="5343026000156" calcext:value-type="float">
            <text:p>5343026000156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nova iguacu</text:p>
          </table:table-cell>
          <table:table-cell office:value-type="float" office:value="26010040" calcext:value-type="float">
            <text:p>26010040</text:p>
          </table:table-cell>
          <table:table-cell office:value-type="string" calcext:value-type="string">
            <text:p>-22.7592175</text:p>
          </table:table-cell>
          <table:table-cell office:value-type="string" calcext:value-type="string">
            <text:p>-43.4508728</text:p>
          </table:table-cell>
          <table:table-cell office:value-type="string" calcext:value-type="string">
            <text:p>midazolam 5mg/ml 10ml [b1] - cx/100-cloridrato de midazolam-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725.0</text:p>
          </table:table-cell>
          <table:table-cell office:value-type="float" office:value="76456" calcext:value-type="float">
            <text:p>7645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musculane 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716.26</text:p>
          </table:table-cell>
          <table:table-cell office:value-type="float" office:value="55978" calcext:value-type="float">
            <text:p>5597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musculane 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716.26</text:p>
          </table:table-cell>
          <table:table-cell office:value-type="float" office:value="56037" calcext:value-type="float">
            <text:p>56037</text:p>
          </table:table-cell>
          <table:table-cell table:number-columns-repeated="2"/>
        </table:table-row>
        <table:table-row table:style-name="ro1">
          <table:table-cell office:value-type="float" office:value="54958" calcext:value-type="float">
            <text:p>549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5-23 09:56:59</text:p>
          </table:table-cell>
          <table:table-cell office:value-type="float" office:value="1463997419" calcext:value-type="float">
            <text:p>1463997419</text:p>
          </table:table-cell>
          <table:table-cell office:value-type="string" calcext:value-type="string">
            <text:p>11960.7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carvedilol 6,25mg (item generico) l: 853252 q: <text:s text:c="3"/>4.95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95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43.5</text:p>
          </table:table-cell>
          <table:table-cell office:value-type="float" office:value="62255" calcext:value-type="float">
            <text:p>62255</text:p>
          </table:table-cell>
          <table:table-cell table:number-columns-repeated="2"/>
        </table:table-row>
        <table:table-row table:style-name="ro1">
          <table:table-cell office:value-type="float" office:value="1417154" calcext:value-type="float">
            <text:p>1417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7 17:40:31</text:p>
          </table:table-cell>
          <table:table-cell office:value-type="float" office:value="1452188431" calcext:value-type="float">
            <text:p>1452188431</text:p>
          </table:table-cell>
          <table:table-cell office:value-type="string" calcext:value-type="string">
            <text:p>1154.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tridil 5mg/ml sol. inj. - 10 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30.9</text:p>
          </table:table-cell>
          <table:table-cell office:value-type="string" calcext:value-type="string">
            <text:p>1154.5</text:p>
          </table:table-cell>
          <table:table-cell office:value-type="float" office:value="74198" calcext:value-type="float">
            <text:p>74198</text:p>
          </table:table-cell>
          <table:table-cell table:number-columns-repeated="2"/>
        </table:table-row>
        <table:table-row table:style-name="ro1">
          <table:table-cell office:value-type="float" office:value="50687" calcext:value-type="float">
            <text:p>5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0 13:44:53</text:p>
          </table:table-cell>
          <table:table-cell office:value-type="float" office:value="1478785493" calcext:value-type="float">
            <text:p>1478785493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0.0</text:p>
          </table:table-cell>
          <table:table-cell office:value-type="float" office:value="71796" calcext:value-type="float">
            <text:p>71796</text:p>
          </table:table-cell>
          <table:table-cell table:number-columns-repeated="2"/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3 11:28:58</text:p>
          </table:table-cell>
          <table:table-cell office:value-type="float" office:value="1473766138" calcext:value-type="float">
            <text:p>1473766138</text:p>
          </table:table-cell>
          <table:table-cell office:value-type="string" calcext:value-type="string">
            <text:p>82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1.500,0000 f: 3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985.0</text:p>
          </table:table-cell>
          <table:table-cell office:value-type="float" office:value="73255" calcext:value-type="float">
            <text:p>73255</text:p>
          </table:table-cell>
          <table:table-cell table:number-columns-repeated="2"/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2 14:32:00</text:p>
          </table:table-cell>
          <table:table-cell office:value-type="float" office:value="1471876320" calcext:value-type="float">
            <text:p>1471876320</text:p>
          </table:table-cell>
          <table:table-cell office:value-type="string" calcext:value-type="string">
            <text:p>3720.0</text:p>
          </table:table-cell>
          <table:table-cell office:value-type="string" calcext:value-type="string">
            <text:p>bh farma comercio ltda</text:p>
          </table:table-cell>
          <table:table-cell office:value-type="float" office:value="42799163000126" calcext:value-type="float">
            <text:p>42799163000126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130250" calcext:value-type="float">
            <text:p>3113025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valproato de sodio (depakene) <text:s text:c="6"/>(c1) 500 mg cx c/ 50 comprimidos re abbot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770.0</text:p>
          </table:table-cell>
          <table:table-cell office:value-type="float" office:value="40619" calcext:value-type="float">
            <text:p>40619</text:p>
          </table:table-cell>
          <table:table-cell table:number-columns-repeated="2"/>
        </table:table-row>
        <table:table-row table:style-name="ro1">
          <table:table-cell office:value-type="float" office:value="1606577" calcext:value-type="float">
            <text:p>1606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7 16:42:37</text:p>
          </table:table-cell>
          <table:table-cell office:value-type="float" office:value="1478536957" calcext:value-type="float">
            <text:p>1478536957</text:p>
          </table:table-cell>
          <table:table-cell office:value-type="string" calcext:value-type="string">
            <text:p>13045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3000.0</text:p>
          </table:table-cell>
          <table:table-cell office:value-type="float" office:value="74030" calcext:value-type="float">
            <text:p>740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malgim cardio 10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906.3</text:p>
          </table:table-cell>
          <table:table-cell office:value-type="float" office:value="55974" calcext:value-type="float">
            <text:p>5597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8.79</text:p>
          </table:table-cell>
          <table:table-cell office:value-type="float" office:value="70880" calcext:value-type="float">
            <text:p>70880</text:p>
          </table:table-cell>
          <table:table-cell table:number-columns-repeated="2"/>
        </table:table-row>
        <table:table-row table:style-name="ro1">
          <table:table-cell office:value-type="float" office:value="70338" calcext:value-type="float">
            <text:p>70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7 11:15:35</text:p>
          </table:table-cell>
          <table:table-cell office:value-type="float" office:value="1481109335" calcext:value-type="float">
            <text:p>1481109335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800,0000 f: 01/04/16 v: 30/04/19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0.0</text:p>
          </table:table-cell>
          <table:table-cell office:value-type="float" office:value="73157" calcext:value-type="float">
            <text:p>73157</text:p>
          </table:table-cell>
          <table:table-cell table:number-columns-repeated="2"/>
        </table:table-row>
        <table:table-row table:style-name="ro1">
          <table:table-cell office:value-type="float" office:value="70363" calcext:value-type="float">
            <text:p>70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7 15:40:54</text:p>
          </table:table-cell>
          <table:table-cell office:value-type="float" office:value="1481125254" calcext:value-type="float">
            <text:p>1481125254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800,0000 f: 01/04/16 v: 30/04/19 * valor total dos medicamentos sem isenc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0.0</text:p>
          </table:table-cell>
          <table:table-cell office:value-type="float" office:value="73193" calcext:value-type="float">
            <text:p>73193</text:p>
          </table:table-cell>
          <table:table-cell table:number-columns-repeated="2"/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2 14:32:00</text:p>
          </table:table-cell>
          <table:table-cell office:value-type="float" office:value="1471876320" calcext:value-type="float">
            <text:p>1471876320</text:p>
          </table:table-cell>
          <table:table-cell office:value-type="string" calcext:value-type="string">
            <text:p>3720.0</text:p>
          </table:table-cell>
          <table:table-cell office:value-type="string" calcext:value-type="string">
            <text:p>bh farma comercio ltda</text:p>
          </table:table-cell>
          <table:table-cell office:value-type="float" office:value="42799163000126" calcext:value-type="float">
            <text:p>42799163000126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130250" calcext:value-type="float">
            <text:p>3113025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divalproato de sodio (depakote) <text:s text:c="4"/>(c1) 250 mg cx c/30 comprimidos rev abbot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950.0</text:p>
          </table:table-cell>
          <table:table-cell office:value-type="float" office:value="40620" calcext:value-type="float">
            <text:p>40620</text:p>
          </table:table-cell>
          <table:table-cell table:number-columns-repeated="2"/>
        </table:table-row>
        <table:table-row table:style-name="ro1">
          <table:table-cell office:value-type="float" office:value="1619038" calcext:value-type="float">
            <text:p>1619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28 18:18:44</text:p>
          </table:table-cell>
          <table:table-cell office:value-type="float" office:value="1480357124" calcext:value-type="float">
            <text:p>1480357124</text:p>
          </table:table-cell>
          <table:table-cell office:value-type="string" calcext:value-type="string">
            <text:p>20370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remifas 2mg po liof. inj. - 5 f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9.25</text:p>
          </table:table-cell>
          <table:table-cell office:value-type="string" calcext:value-type="string">
            <text:p>6370.0</text:p>
          </table:table-cell>
          <table:table-cell office:value-type="float" office:value="74179" calcext:value-type="float">
            <text:p>74179</text:p>
          </table:table-cell>
          <table:table-cell table:number-columns-repeated="2"/>
        </table:table-row>
        <table:table-row table:style-name="ro1">
          <table:table-cell office:value-type="float" office:value="1639476" calcext:value-type="float">
            <text:p>1639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7 12:54:37</text:p>
          </table:table-cell>
          <table:table-cell office:value-type="float" office:value="1482843277" calcext:value-type="float">
            <text:p>1482843277</text:p>
          </table:table-cell>
          <table:table-cell office:value-type="string" calcext:value-type="string">
            <text:p>3984.7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3809.7</text:p>
          </table:table-cell>
          <table:table-cell office:value-type="float" office:value="74124" calcext:value-type="float">
            <text:p>741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proferg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7.0</text:p>
          </table:table-cell>
          <table:table-cell office:value-type="float" office:value="72298" calcext:value-type="float">
            <text:p>72298</text:p>
          </table:table-cell>
          <table:table-cell table:number-columns-repeated="2"/>
        </table:table-row>
        <table:table-row table:style-name="ro1">
          <table:table-cell office:value-type="float" office:value="222213" calcext:value-type="float">
            <text:p>222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18 10:42:55</text:p>
          </table:table-cell>
          <table:table-cell office:value-type="float" office:value="1455792175" calcext:value-type="float">
            <text:p>1455792175</text:p>
          </table:table-cell>
          <table:table-cell office:value-type="string" calcext:value-type="string">
            <text:p>9450.0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3135.0</text:p>
          </table:table-cell>
          <table:table-cell office:value-type="float" office:value="72139" calcext:value-type="float">
            <text:p>7213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malgim cardio 10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872.1</text:p>
          </table:table-cell>
          <table:table-cell office:value-type="float" office:value="56033" calcext:value-type="float">
            <text:p>56033</text:p>
          </table:table-cell>
          <table:table-cell table:number-columns-repeated="2"/>
        </table:table-row>
        <table:table-row table:style-name="ro1">
          <table:table-cell office:value-type="float" office:value="1465794" calcext:value-type="float">
            <text:p>1465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5 13:56:12</text:p>
          </table:table-cell>
          <table:table-cell office:value-type="float" office:value="1459864572" calcext:value-type="float">
            <text:p>1459864572</text:p>
          </table:table-cell>
          <table:table-cell office:value-type="string" calcext:value-type="string">
            <text:p>40952.9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704.0</text:p>
          </table:table-cell>
          <table:table-cell office:value-type="float" office:value="74045" calcext:value-type="float">
            <text:p>74045</text:p>
          </table:table-cell>
          <table:table-cell table:number-columns-repeated="2"/>
        </table:table-row>
        <table:table-row table:style-name="ro1">
          <table:table-cell office:value-type="float" office:value="1466462" calcext:value-type="float">
            <text:p>1466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17:18:37</text:p>
          </table:table-cell>
          <table:table-cell office:value-type="float" office:value="1459876717" calcext:value-type="float">
            <text:p>1459876717</text:p>
          </table:table-cell>
          <table:table-cell office:value-type="string" calcext:value-type="string">
            <text:p>4704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704.0</text:p>
          </table:table-cell>
          <table:table-cell office:value-type="float" office:value="74127" calcext:value-type="float">
            <text:p>74127</text:p>
          </table:table-cell>
          <table:table-cell table:number-columns-repeated="2"/>
        </table:table-row>
        <table:table-row table:style-name="ro1">
          <table:table-cell office:value-type="float" office:value="1466461" calcext:value-type="float">
            <text:p>1466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17:18:35</text:p>
          </table:table-cell>
          <table:table-cell office:value-type="float" office:value="1459876715" calcext:value-type="float">
            <text:p>1459876715</text:p>
          </table:table-cell>
          <table:table-cell office:value-type="string" calcext:value-type="string">
            <text:p>4704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704.0</text:p>
          </table:table-cell>
          <table:table-cell office:value-type="float" office:value="74109" calcext:value-type="float">
            <text:p>74109</text:p>
          </table:table-cell>
          <table:table-cell table:number-columns-repeated="2"/>
        </table:table-row>
        <table:table-row table:style-name="ro1">
          <table:table-cell office:value-type="float" office:value="1465794" calcext:value-type="float">
            <text:p>1465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5 13:56:12</text:p>
          </table:table-cell>
          <table:table-cell office:value-type="float" office:value="1459864572" calcext:value-type="float">
            <text:p>1459864572</text:p>
          </table:table-cell>
          <table:table-cell office:value-type="string" calcext:value-type="string">
            <text:p>40952.9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astfen 50mcg/ml sol. inj. - 25amp. x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704.0</text:p>
          </table:table-cell>
          <table:table-cell office:value-type="float" office:value="74044" calcext:value-type="float">
            <text:p>7404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luoxetina 2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float" office:value="62282" calcext:value-type="float">
            <text:p>62282</text:p>
          </table:table-cell>
          <table:table-cell table:number-columns-repeated="2"/>
        </table:table-row>
        <table:table-row table:style-name="ro1">
          <table:table-cell office:value-type="float" office:value="229543" calcext:value-type="float">
            <text:p>229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4 13:58:10</text:p>
          </table:table-cell>
          <table:table-cell office:value-type="float" office:value="1464098290" calcext:value-type="float">
            <text:p>1464098290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.ondansetrona 4mg cx c/100ap. amb2ml(2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500.0</text:p>
          </table:table-cell>
          <table:table-cell office:value-type="float" office:value="72195" calcext:value-type="float">
            <text:p>7219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74" calcext:value-type="float">
            <text:p>6227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70" calcext:value-type="float">
            <text:p>62270</text:p>
          </table:table-cell>
          <table:table-cell table:number-columns-repeated="2"/>
        </table:table-row>
        <table:table-row table:style-name="ro1">
          <table:table-cell office:value-type="float" office:value="232573" calcext:value-type="float">
            <text:p>232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30 09:29:30</text:p>
          </table:table-cell>
          <table:table-cell office:value-type="float" office:value="1467278970" calcext:value-type="float">
            <text:p>1467278970</text:p>
          </table:table-cell>
          <table:table-cell office:value-type="string" calcext:value-type="string">
            <text:p>122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6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6270.0</text:p>
          </table:table-cell>
          <table:table-cell office:value-type="float" office:value="72268" calcext:value-type="float">
            <text:p>72268</text:p>
          </table:table-cell>
          <table:table-cell table:number-columns-repeated="2"/>
        </table:table-row>
        <table:table-row table:style-name="ro1">
          <table:table-cell office:value-type="float" office:value="234222" calcext:value-type="float">
            <text:p>234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1:43:45</text:p>
          </table:table-cell>
          <table:table-cell office:value-type="float" office:value="1469101425" calcext:value-type="float">
            <text:p>1469101425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7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00.0</text:p>
          </table:table-cell>
          <table:table-cell office:value-type="float" office:value="72157" calcext:value-type="float">
            <text:p>7215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4 07:26:26</text:p>
          </table:table-cell>
          <table:table-cell office:value-type="float" office:value="1481700386" calcext:value-type="float">
            <text:p>1481700386</text:p>
          </table:table-cell>
          <table:table-cell office:value-type="string" calcext:value-type="string">
            <text:p>417.8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30env 4g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58.35</text:p>
          </table:table-cell>
          <table:table-cell office:value-type="float" office:value="56594" calcext:value-type="float">
            <text:p>56594</text:p>
          </table:table-cell>
          <table:table-cell table:number-columns-repeated="2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7-01 10:02:00</text:p>
          </table:table-cell>
          <table:table-cell office:value-type="float" office:value="1467367320" calcext:value-type="float">
            <text:p>146736732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omeprazol 20mg 560caps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.0</text:p>
          </table:table-cell>
          <table:table-cell office:value-type="float" office:value="76324" calcext:value-type="float">
            <text:p>76324</text:p>
          </table:table-cell>
          <table:table-cell table:number-columns-repeated="2"/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01 11:21:21</text:p>
          </table:table-cell>
          <table:table-cell office:value-type="float" office:value="1467372081" calcext:value-type="float">
            <text:p>1467372081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acido folico 5mg 500cpr (afolic) - natu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.0</text:p>
          </table:table-cell>
          <table:table-cell office:value-type="float" office:value="76328" calcext:value-type="float">
            <text:p>76328</text:p>
          </table:table-cell>
          <table:table-cell table:number-columns-repeated="2"/>
        </table:table-row>
        <table:table-row table:style-name="ro1">
          <table:table-cell office:value-type="float" office:value="54041" calcext:value-type="float">
            <text:p>54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06 14:34:46</text:p>
          </table:table-cell>
          <table:table-cell office:value-type="float" office:value="1462545286" calcext:value-type="float">
            <text:p>1462545286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sartana potassica 50mg (item generico) l: 15k693 q: <text:s text:c="3"/>3.000,0000 f: 01/09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62217" calcext:value-type="float">
            <text:p>6221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triancinalona+neo+nist+gramic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b</text:p>
          </table:table-cell>
          <table:table-cell table:number-columns-repeated="2" office:value-type="string" calcext:value-type="string">
            <text:p>35.0</text:p>
          </table:table-cell>
          <table:table-cell office:value-type="float" office:value="70821" calcext:value-type="float">
            <text:p>70821</text:p>
          </table:table-cell>
          <table:table-cell table:number-columns-repeated="2"/>
        </table:table-row>
        <table:table-row table:style-name="ro1">
          <table:table-cell office:value-type="float" office:value="49454" calcext:value-type="float">
            <text:p>49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0 11:25:54</text:p>
          </table:table-cell>
          <table:table-cell office:value-type="float" office:value="1476098754" calcext:value-type="float">
            <text:p>1476098754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0.0</text:p>
          </table:table-cell>
          <table:table-cell office:value-type="float" office:value="71799" calcext:value-type="float">
            <text:p>7179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60.0</text:p>
          </table:table-cell>
          <table:table-cell office:value-type="float" office:value="70833" calcext:value-type="float">
            <text:p>708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rtico 1,5+1,2gpo sol or cx 30 sach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9.45</text:p>
          </table:table-cell>
          <table:table-cell office:value-type="string" calcext:value-type="string">
            <text:p>508.35</text:p>
          </table:table-cell>
          <table:table-cell office:value-type="float" office:value="65109" calcext:value-type="float">
            <text:p>65109</text:p>
          </table:table-cell>
          <table:table-cell table:number-columns-repeated="2"/>
        </table:table-row>
        <table:table-row table:style-name="ro1">
          <table:table-cell office:value-type="float" office:value="71803" calcext:value-type="float">
            <text:p>71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9 11:05:11</text:p>
          </table:table-cell>
          <table:table-cell office:value-type="float" office:value="1483009511" calcext:value-type="float">
            <text:p>1483009511</text:p>
          </table:table-cell>
          <table:table-cell office:value-type="string" calcext:value-type="string">
            <text:p>818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12,5mg (item generico) l: 862824 q: <text:s text:c="5"/>47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9.9</text:p>
          </table:table-cell>
          <table:table-cell office:value-type="float" office:value="73361" calcext:value-type="float">
            <text:p>73361</text:p>
          </table:table-cell>
          <table:table-cell table:number-columns-repeated="2"/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09 14:20:45</text:p>
          </table:table-cell>
          <table:table-cell office:value-type="float" office:value="1470752445" calcext:value-type="float">
            <text:p>1470752445</text:p>
          </table:table-cell>
          <table:table-cell office:value-type="string" calcext:value-type="string">
            <text:p>4756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sulfa trimetoprima 400/80mg cx 100cpr- generico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20.0</text:p>
          </table:table-cell>
          <table:table-cell office:value-type="float" office:value="71769" calcext:value-type="float">
            <text:p>71769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05 06:49:23</text:p>
          </table:table-cell>
          <table:table-cell office:value-type="float" office:value="1475650163" calcext:value-type="float">
            <text:p>1475650163</text:p>
          </table:table-cell>
          <table:table-cell office:value-type="string" calcext:value-type="string">
            <text:p>16797.2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quetiapina 100mg 30cpr nova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73.12</text:p>
          </table:table-cell>
          <table:table-cell office:value-type="string" calcext:value-type="string">
            <text:p>819.36</text:p>
          </table:table-cell>
          <table:table-cell office:value-type="float" office:value="56357" calcext:value-type="float">
            <text:p>56357</text:p>
          </table:table-cell>
          <table:table-cell table:number-columns-repeated="2"/>
        </table:table-row>
        <table:table-row table:style-name="ro1">
          <table:table-cell office:value-type="float" office:value="52748" calcext:value-type="float">
            <text:p>527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15 10:14:24</text:p>
          </table:table-cell>
          <table:table-cell office:value-type="float" office:value="1460715264" calcext:value-type="float">
            <text:p>1460715264</text:p>
          </table:table-cell>
          <table:table-cell office:value-type="string" calcext:value-type="string">
            <text:p>1638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47 q: <text:s text:c="3"/>2.0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62250" calcext:value-type="float">
            <text:p>62250</text:p>
          </table:table-cell>
          <table:table-cell table:number-columns-repeated="2"/>
        </table:table-row>
        <table:table-row table:style-name="ro1">
          <table:table-cell office:value-type="float" office:value="52756" calcext:value-type="float">
            <text:p>527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15 11:53:14</text:p>
          </table:table-cell>
          <table:table-cell office:value-type="float" office:value="1460721194" calcext:value-type="float">
            <text:p>1460721194</text:p>
          </table:table-cell>
          <table:table-cell office:value-type="string" calcext:value-type="string">
            <text:p>1638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47 q: <text:s text:c="3"/>2.0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62259" calcext:value-type="float">
            <text:p>622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379.94</text:p>
          </table:table-cell>
          <table:table-cell office:value-type="float" office:value="70839" calcext:value-type="float">
            <text:p>7083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3.3</text:p>
          </table:table-cell>
          <table:table-cell office:value-type="float" office:value="70820" calcext:value-type="float">
            <text:p>70820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3905.22</text:p>
          </table:table-cell>
          <table:table-cell office:value-type="float" office:value="76452" calcext:value-type="float">
            <text:p>764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0-20 00:00:00</text:p>
          </table:table-cell>
          <table:table-cell office:value-type="float" office:value="1476921600" calcext:value-type="float">
            <text:p>1476921600</text:p>
          </table:table-cell>
          <table:table-cell office:value-type="string" calcext:value-type="string">
            <text:p>10970.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0.0</text:p>
          </table:table-cell>
          <table:table-cell office:value-type="float" office:value="65437" calcext:value-type="float">
            <text:p>6543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76.32</text:p>
          </table:table-cell>
          <table:table-cell office:value-type="float" office:value="70894" calcext:value-type="float">
            <text:p>708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ipirona 500mg c/1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float" office:value="65079" calcext:value-type="float">
            <text:p>65079</text:p>
          </table:table-cell>
          <table:table-cell table:number-columns-repeated="2"/>
        </table:table-row>
        <table:table-row table:style-name="ro1">
          <table:table-cell office:value-type="float" office:value="1460696" calcext:value-type="float">
            <text:p>14606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28 14:14:49</text:p>
          </table:table-cell>
          <table:table-cell office:value-type="float" office:value="1459174489" calcext:value-type="float">
            <text:p>1459174489</text:p>
          </table:table-cell>
          <table:table-cell office:value-type="string" calcext:value-type="string">
            <text:p>13821.3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tridil 5mg/ml sol. inj. - 10 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35.6</text:p>
          </table:table-cell>
          <table:table-cell office:value-type="string" calcext:value-type="string">
            <text:p>7068.0</text:p>
          </table:table-cell>
          <table:table-cell office:value-type="float" office:value="73990" calcext:value-type="float">
            <text:p>73990</text:p>
          </table:table-cell>
          <table:table-cell table:number-columns-repeated="2"/>
        </table:table-row>
        <table:table-row table:style-name="ro1">
          <table:table-cell office:value-type="float" office:value="1460697" calcext:value-type="float">
            <text:p>1460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14:14:58</text:p>
          </table:table-cell>
          <table:table-cell office:value-type="float" office:value="1459174498" calcext:value-type="float">
            <text:p>1459174498</text:p>
          </table:table-cell>
          <table:table-cell office:value-type="string" calcext:value-type="string">
            <text:p>8740.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tridil 5mg/ml sol. inj. - 10 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35.6</text:p>
          </table:table-cell>
          <table:table-cell office:value-type="string" calcext:value-type="string">
            <text:p>7068.0</text:p>
          </table:table-cell>
          <table:table-cell office:value-type="float" office:value="74017" calcext:value-type="float">
            <text:p>7401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nlodipino 1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10.0</text:p>
          </table:table-cell>
          <table:table-cell office:value-type="float" office:value="65279" calcext:value-type="float">
            <text:p>65279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6-08-31 06:14:23</text:p>
          </table:table-cell>
          <table:table-cell office:value-type="float" office:value="1472624063" calcext:value-type="float">
            <text:p>1472624063</text:p>
          </table:table-cell>
          <table:table-cell office:value-type="string" calcext:value-type="string">
            <text:p>17120.8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530.0</text:p>
          </table:table-cell>
          <table:table-cell office:value-type="float" office:value="56288" calcext:value-type="float">
            <text:p>5628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diosmin 5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58.6</text:p>
          </table:table-cell>
          <table:table-cell office:value-type="float" office:value="70814" calcext:value-type="float">
            <text:p>70814</text:p>
          </table:table-cell>
          <table:table-cell table:number-columns-repeated="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0:05:56</text:p>
          </table:table-cell>
          <table:table-cell office:value-type="float" office:value="1466762756" calcext:value-type="float">
            <text:p>1466762756</text:p>
          </table:table-cell>
          <table:table-cell office:value-type="string" calcext:value-type="string">
            <text:p>378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0/16 q: <text:s text:c="3"/>2.000,0000 f: 0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780.0</text:p>
          </table:table-cell>
          <table:table-cell office:value-type="float" office:value="73257" calcext:value-type="float">
            <text:p>73257</text:p>
          </table:table-cell>
          <table:table-cell table:number-columns-repeated="2"/>
        </table:table-row>
        <table:table-row table:style-name="ro1">
          <table:table-cell office:value-type="float" office:value="51608" calcext:value-type="float">
            <text:p>51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30 10:31:19</text:p>
          </table:table-cell>
          <table:table-cell office:value-type="float" office:value="1459333879" calcext:value-type="float">
            <text:p>1459333879</text:p>
          </table:table-cell>
          <table:table-cell office:value-type="string" calcext:value-type="string">
            <text:p>7637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006/16 q: <text:s text:c="3"/>2.000,0000 f: 01/02/16 v: 31/01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780.0</text:p>
          </table:table-cell>
          <table:table-cell office:value-type="float" office:value="62240" calcext:value-type="float">
            <text:p>62240</text:p>
          </table:table-cell>
          <table:table-cell table:number-columns-repeated="2"/>
        </table:table-row>
        <table:table-row table:style-name="ro1">
          <table:table-cell office:value-type="float" office:value="51591" calcext:value-type="float">
            <text:p>515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30 06:51:15</text:p>
          </table:table-cell>
          <table:table-cell office:value-type="float" office:value="1459320675" calcext:value-type="float">
            <text:p>1459320675</text:p>
          </table:table-cell>
          <table:table-cell office:value-type="string" calcext:value-type="string">
            <text:p>7637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006/16 q: <text:s text:c="3"/>2.000,0000 f: 01/02/16 v: 31/01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780.0</text:p>
          </table:table-cell>
          <table:table-cell office:value-type="float" office:value="62226" calcext:value-type="float">
            <text:p>62226</text:p>
          </table:table-cell>
          <table:table-cell table:number-columns-repeated="2"/>
        </table:table-row>
        <table:table-row table:style-name="ro1">
          <table:table-cell office:value-type="float" office:value="725490" calcext:value-type="float">
            <text:p>72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50:00</text:p>
          </table:table-cell>
          <table:table-cell office:value-type="float" office:value="1457538600" calcext:value-type="float">
            <text:p>1457538600</text:p>
          </table:table-cell>
          <table:table-cell office:value-type="string" calcext:value-type="string">
            <text:p>2665.04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actilyse 20mg po inj cx/1fa+dilx20m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666.26</text:p>
          </table:table-cell>
          <table:table-cell office:value-type="string" calcext:value-type="string">
            <text:p>2665.04</text:p>
          </table:table-cell>
          <table:table-cell office:value-type="float" office:value="72245" calcext:value-type="float">
            <text:p>72245</text:p>
          </table:table-cell>
          <table:table-cell table:number-columns-repeated="2"/>
        </table:table-row>
        <table:table-row table:style-name="ro1">
          <table:table-cell office:value-type="float" office:value="725476" calcext:value-type="float">
            <text:p>725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4:23:00</text:p>
          </table:table-cell>
          <table:table-cell office:value-type="float" office:value="1457533380" calcext:value-type="float">
            <text:p>1457533380</text:p>
          </table:table-cell>
          <table:table-cell office:value-type="string" calcext:value-type="string">
            <text:p>2665.04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actilyse 20mg po inj cx/1fa+dilx20ml+c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66.26</text:p>
          </table:table-cell>
          <table:table-cell office:value-type="string" calcext:value-type="string">
            <text:p>2665.04</text:p>
          </table:table-cell>
          <table:table-cell office:value-type="float" office:value="72106" calcext:value-type="float">
            <text:p>72106</text:p>
          </table:table-cell>
          <table:table-cell table:number-columns-repeated="2"/>
        </table:table-row>
        <table:table-row table:style-name="ro1">
          <table:table-cell office:value-type="float" office:value="19711" calcext:value-type="float">
            <text:p>197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26 16:08:25</text:p>
          </table:table-cell>
          <table:table-cell office:value-type="float" office:value="1461686905" calcext:value-type="float">
            <text:p>1461686905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ranitidina clor. 150mg 100cpr (gen) -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40.0</text:p>
          </table:table-cell>
          <table:table-cell office:value-type="float" office:value="76307" calcext:value-type="float">
            <text:p>7630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40354.72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tropinal sol fr 1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3596.11</text:p>
          </table:table-cell>
          <table:table-cell office:value-type="float" office:value="40457" calcext:value-type="float">
            <text:p>4045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30 09:00:08</text:p>
          </table:table-cell>
          <table:table-cell office:value-type="float" office:value="1459328408" calcext:value-type="float">
            <text:p>1459328408</text:p>
          </table:table-cell>
          <table:table-cell office:value-type="string" calcext:value-type="string">
            <text:p>2459.0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dipirona gts 10ml gnr 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float" office:value="56526" calcext:value-type="float">
            <text:p>56526</text:p>
          </table:table-cell>
          <table:table-cell table:number-columns-repeated="2"/>
        </table:table-row>
        <table:table-row table:style-name="ro1">
          <table:table-cell office:value-type="float" office:value="53392" calcext:value-type="float">
            <text:p>533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27 20:45:33</text:p>
          </table:table-cell>
          <table:table-cell office:value-type="float" office:value="1461789933" calcext:value-type="float">
            <text:p>1461789933</text:p>
          </table:table-cell>
          <table:table-cell office:value-type="string" calcext:value-type="string">
            <text:p>1186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45 q: <text:s text:c="3"/>2.0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62147" calcext:value-type="float">
            <text:p>62147</text:p>
          </table:table-cell>
          <table:table-cell table:number-columns-repeated="2"/>
        </table:table-row>
        <table:table-row table:style-name="ro1">
          <table:table-cell office:value-type="float" office:value="235480" calcext:value-type="float">
            <text:p>235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5 14:21:34</text:p>
          </table:table-cell>
          <table:table-cell office:value-type="float" office:value="1470406894" calcext:value-type="float">
            <text:p>1470406894</text:p>
          </table:table-cell>
          <table:table-cell office:value-type="string" calcext:value-type="string">
            <text:p>102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00.0</text:p>
          </table:table-cell>
          <table:table-cell office:value-type="float" office:value="72128" calcext:value-type="float">
            <text:p>72128</text:p>
          </table:table-cell>
          <table:table-cell table:number-columns-repeated="2"/>
        </table:table-row>
        <table:table-row table:style-name="ro1">
          <table:table-cell office:value-type="float" office:value="101879" calcext:value-type="float">
            <text:p>101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6:41:49</text:p>
          </table:table-cell>
          <table:table-cell office:value-type="float" office:value="1480956109" calcext:value-type="float">
            <text:p>1480956109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antibioticos do brasil ltda</text:p>
          </table:table-cell>
          <table:table-cell office:value-type="float" office:value="5439635000456" calcext:value-type="float">
            <text:p>5439635000456</text:p>
          </table:table-cell>
          <table:table-cell office:value-type="string" calcext:value-type="string">
            <text:p>itaipava</text:p>
          </table:table-cell>
          <table:table-cell office:value-type="string" calcext:value-type="string">
            <text:p>itajai</text:p>
          </table:table-cell>
          <table:table-cell office:value-type="float" office:value="88316000" calcext:value-type="float">
            <text:p>88316000</text:p>
          </table:table-cell>
          <table:table-cell office:value-type="string" calcext:value-type="string">
            <text:p>-26.9046787</text:p>
          </table:table-cell>
          <table:table-cell office:value-type="string" calcext:value-type="string">
            <text:p>-48.6552979</text:p>
          </table:table-cell>
          <table:table-cell office:value-type="string" calcext:value-type="string">
            <text:p>agua para injecao 10 ml (cx 25 ampola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50.0</text:p>
          </table:table-cell>
          <table:table-cell office:value-type="float" office:value="76293" calcext:value-type="float">
            <text:p>76293</text:p>
          </table:table-cell>
          <table:table-cell table:number-columns-repeated="2"/>
        </table:table-row>
        <table:table-row table:style-name="ro1">
          <table:table-cell office:value-type="float" office:value="345581" calcext:value-type="float">
            <text:p>345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06 11:34:24</text:p>
          </table:table-cell>
          <table:table-cell office:value-type="float" office:value="1462534464" calcext:value-type="float">
            <text:p>1462534464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<text:s/>l: 218152 q: <text:s text:c="3"/>2.0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.0</text:p>
          </table:table-cell>
          <table:table-cell office:value-type="float" office:value="47667" calcext:value-type="float">
            <text:p>476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7-06 10:51:13</text:p>
          </table:table-cell>
          <table:table-cell office:value-type="float" office:value="1467802273" calcext:value-type="float">
            <text:p>1467802273</text:p>
          </table:table-cell>
          <table:table-cell office:value-type="string" calcext:value-type="string">
            <text:p>5411.2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76.32</text:p>
          </table:table-cell>
          <table:table-cell office:value-type="float" office:value="70921" calcext:value-type="float">
            <text:p>7092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ibuprofeno 3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.0</text:p>
          </table:table-cell>
          <table:table-cell office:value-type="float" office:value="65297" calcext:value-type="float">
            <text:p>652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ulfa. + trimetropina 400+8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.0</text:p>
          </table:table-cell>
          <table:table-cell office:value-type="float" office:value="65275" calcext:value-type="float">
            <text:p>6527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hipoglos 80gr c/ amendo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88.86</text:p>
          </table:table-cell>
          <table:table-cell office:value-type="float" office:value="70912" calcext:value-type="float">
            <text:p>7091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10-20 00:00:00</text:p>
          </table:table-cell>
          <table:table-cell office:value-type="float" office:value="1476921600" calcext:value-type="float">
            <text:p>1476921600</text:p>
          </table:table-cell>
          <table:table-cell office:value-type="string" calcext:value-type="string">
            <text:p>10970.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oxicilina 50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30.0</text:p>
          </table:table-cell>
          <table:table-cell office:value-type="float" office:value="65433" calcext:value-type="float">
            <text:p>654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umigan rc 0,01% fr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5.12</text:p>
          </table:table-cell>
          <table:table-cell office:value-type="float" office:value="65108" calcext:value-type="float">
            <text:p>6510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2-01 00:00:00</text:p>
          </table:table-cell>
          <table:table-cell office:value-type="float" office:value="1480550400" calcext:value-type="float">
            <text:p>1480550400</text:p>
          </table:table-cell>
          <table:table-cell office:value-type="string" calcext:value-type="string">
            <text:p>18323.4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eringa desc. 05ml com agulha 25x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15.0</text:p>
          </table:table-cell>
          <table:table-cell office:value-type="float" office:value="65680" calcext:value-type="float">
            <text:p>65680</text:p>
          </table:table-cell>
          <table:table-cell table:number-columns-repeated="2"/>
        </table:table-row>
        <table:table-row table:style-name="ro1">
          <table:table-cell office:value-type="float" office:value="222213" calcext:value-type="float">
            <text:p>22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8 10:42:55</text:p>
          </table:table-cell>
          <table:table-cell office:value-type="float" office:value="1455792175" calcext:value-type="float">
            <text:p>1455792175</text:p>
          </table:table-cell>
          <table:table-cell office:value-type="string" calcext:value-type="string">
            <text:p>9450.0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250 ml(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3315.0</text:p>
          </table:table-cell>
          <table:table-cell office:value-type="float" office:value="72138" calcext:value-type="float">
            <text:p>7213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arbolitium cr 45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89.74</text:p>
          </table:table-cell>
          <table:table-cell office:value-type="float" office:value="62278" calcext:value-type="float">
            <text:p>6227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oct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34.5</text:p>
          </table:table-cell>
          <table:table-cell office:value-type="float" office:value="62281" calcext:value-type="float">
            <text:p>62281</text:p>
          </table:table-cell>
          <table:table-cell table:number-columns-repeated="2"/>
        </table:table-row>
        <table:table-row table:style-name="ro1">
          <table:table-cell office:value-type="float" office:value="348764" calcext:value-type="float">
            <text:p>348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7 14:35:03</text:p>
          </table:table-cell>
          <table:table-cell office:value-type="float" office:value="1464359703" calcext:value-type="float">
            <text:p>1464359703</text:p>
          </table:table-cell>
          <table:table-cell office:value-type="string" calcext:value-type="string">
            <text:p>190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loreto de sodio 3,5g, cloreto de potass <text:s/>l: 16d96k q: <text:s text:c="3"/>3.50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65.0</text:p>
          </table:table-cell>
          <table:table-cell office:value-type="float" office:value="47595" calcext:value-type="float">
            <text:p>4759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oxicilina 500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20.0</text:p>
          </table:table-cell>
          <table:table-cell office:value-type="float" office:value="65570" calcext:value-type="float">
            <text:p>65570</text:p>
          </table:table-cell>
          <table:table-cell table:number-columns-repeated="2"/>
        </table:table-row>
        <table:table-row table:style-name="ro1">
          <table:table-cell office:value-type="float" office:value="64324" calcext:value-type="float">
            <text:p>643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23 17:32:43</text:p>
          </table:table-cell>
          <table:table-cell office:value-type="float" office:value="1474651963" calcext:value-type="float">
            <text:p>1474651963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127" calcext:value-type="float">
            <text:p>7312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16-12-20 20:13:07</text:p>
          </table:table-cell>
          <table:table-cell office:value-type="float" office:value="1482264787" calcext:value-type="float">
            <text:p>1482264787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axil cr 25mg c/3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56149" calcext:value-type="float">
            <text:p>5614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20 17:29:10</text:p>
          </table:table-cell>
          <table:table-cell office:value-type="float" office:value="1482254950" calcext:value-type="float">
            <text:p>1482254950</text:p>
          </table:table-cell>
          <table:table-cell office:value-type="string" calcext:value-type="string">
            <text:p>1101.8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axil cr 25mg c/3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56671" calcext:value-type="float">
            <text:p>5667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16-12-20 20:13:07</text:p>
          </table:table-cell>
          <table:table-cell office:value-type="float" office:value="1482264787" calcext:value-type="float">
            <text:p>1482264787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axil cr 25mg c/3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56150" calcext:value-type="float">
            <text:p>56150</text:p>
          </table:table-cell>
          <table:table-cell table:number-columns-repeated="2"/>
        </table:table-row>
        <table:table-row table:style-name="ro1">
          <table:table-cell office:value-type="float" office:value="1558421" calcext:value-type="float">
            <text:p>1558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4 11:15:15</text:p>
          </table:table-cell>
          <table:table-cell office:value-type="float" office:value="1472037315" calcext:value-type="float">
            <text:p>1472037315</text:p>
          </table:table-cell>
          <table:table-cell office:value-type="string" calcext:value-type="string">
            <text:p>2406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hemofol 5000 ui/0,25ml sol. inj. sub. - 36 amp. x 0,2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66.67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44.36</text:p>
          </table:table-cell>
          <table:table-cell office:value-type="string" calcext:value-type="string">
            <text:p>24060.0</text:p>
          </table:table-cell>
          <table:table-cell office:value-type="float" office:value="74040" calcext:value-type="float">
            <text:p>7404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8-31 06:14:23</text:p>
          </table:table-cell>
          <table:table-cell office:value-type="float" office:value="1472624063" calcext:value-type="float">
            <text:p>1472624063</text:p>
          </table:table-cell>
          <table:table-cell office:value-type="string" calcext:value-type="string">
            <text:p>17120.8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quetiapina 100mg c/30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73.12</text:p>
          </table:table-cell>
          <table:table-cell office:value-type="string" calcext:value-type="string">
            <text:p>546.24</text:p>
          </table:table-cell>
          <table:table-cell office:value-type="float" office:value="56278" calcext:value-type="float">
            <text:p>5627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nimodipino miocardil 3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0.0</text:p>
          </table:table-cell>
          <table:table-cell office:value-type="float" office:value="70879" calcext:value-type="float">
            <text:p>7087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ulfa.+trimetropina 400+8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20.0</text:p>
          </table:table-cell>
          <table:table-cell office:value-type="float" office:value="65565" calcext:value-type="float">
            <text:p>655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lacrifilm col 1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19.12</text:p>
          </table:table-cell>
          <table:table-cell office:value-type="float" office:value="70847" calcext:value-type="float">
            <text:p>7084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rasart 32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70.92</text:p>
          </table:table-cell>
          <table:table-cell office:value-type="float" office:value="70877" calcext:value-type="float">
            <text:p>7087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64</text:p>
          </table:table-cell>
          <table:table-cell office:value-type="float" office:value="56390" calcext:value-type="float">
            <text:p>56390</text:p>
          </table:table-cell>
          <table:table-cell table:number-columns-repeated="2"/>
        </table:table-row>
        <table:table-row table:style-name="ro1">
          <table:table-cell office:value-type="float" office:value="1544514" calcext:value-type="float">
            <text:p>1544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08 10:27:54</text:p>
          </table:table-cell>
          <table:table-cell office:value-type="float" office:value="1470652074" calcext:value-type="float">
            <text:p>1470652074</text:p>
          </table:table-cell>
          <table:table-cell office:value-type="string" calcext:value-type="string">
            <text:p>7999.9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4.85</text:p>
          </table:table-cell>
          <table:table-cell office:value-type="string" calcext:value-type="string">
            <text:p>6297.0</text:p>
          </table:table-cell>
          <table:table-cell office:value-type="float" office:value="74185" calcext:value-type="float">
            <text:p>74185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125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2.48</text:p>
          </table:table-cell>
          <table:table-cell office:value-type="float" office:value="46603" calcext:value-type="float">
            <text:p>46603</text:p>
          </table:table-cell>
          <table:table-cell table:number-columns-repeated="2"/>
        </table:table-row>
        <table:table-row table:style-name="ro1">
          <table:table-cell office:value-type="float" office:value="235480" calcext:value-type="float">
            <text:p>235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05 14:21:34</text:p>
          </table:table-cell>
          <table:table-cell office:value-type="float" office:value="1470406894" calcext:value-type="float">
            <text:p>1470406894</text:p>
          </table:table-cell>
          <table:table-cell office:value-type="string" calcext:value-type="string">
            <text:p>102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5225.0</text:p>
          </table:table-cell>
          <table:table-cell office:value-type="float" office:value="72129" calcext:value-type="float">
            <text:p>721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eutrofer prev susp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38.01</text:p>
          </table:table-cell>
          <table:table-cell office:value-type="float" office:value="65067" calcext:value-type="float">
            <text:p>650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iosmin sdu cx 30 saches abacaxi 900mg/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0.48</text:p>
          </table:table-cell>
          <table:table-cell office:value-type="string" calcext:value-type="string">
            <text:p>240.96</text:p>
          </table:table-cell>
          <table:table-cell office:value-type="float" office:value="65107" calcext:value-type="float">
            <text:p>65107</text:p>
          </table:table-cell>
          <table:table-cell table:number-columns-repeated="2"/>
        </table:table-row>
        <table:table-row table:style-name="ro1">
          <table:table-cell office:value-type="float" office:value="231525" calcext:value-type="float">
            <text:p>231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6 16:16:57</text:p>
          </table:table-cell>
          <table:table-cell office:value-type="float" office:value="1466093817" calcext:value-type="float">
            <text:p>1466093817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.ondansetrona 4mg cx c/100ap. amb2ml(2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700.0</text:p>
          </table:table-cell>
          <table:table-cell office:value-type="float" office:value="72217" calcext:value-type="float">
            <text:p>72217</text:p>
          </table:table-cell>
          <table:table-cell table:number-columns-repeated="2"/>
        </table:table-row>
        <table:table-row table:style-name="ro1">
          <table:table-cell office:value-type="float" office:value="64293" calcext:value-type="float">
            <text:p>642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9-23 17:05:04</text:p>
          </table:table-cell>
          <table:table-cell office:value-type="float" office:value="1474650304" calcext:value-type="float">
            <text:p>1474650304</text:p>
          </table:table-cell>
          <table:table-cell office:value-type="string" calcext:value-type="string">
            <text:p>3979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60390 q: <text:s text:c="3"/>1.000,0000 f: 01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740.0</text:p>
          </table:table-cell>
          <table:table-cell office:value-type="float" office:value="73217" calcext:value-type="float">
            <text:p>732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rtic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5</text:p>
          </table:table-cell>
          <table:table-cell office:value-type="float" office:value="65072" calcext:value-type="float">
            <text:p>650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triancinalona+neo+nist+gramic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b</text:p>
          </table:table-cell>
          <table:table-cell table:number-columns-repeated="2" office:value-type="string" calcext:value-type="string">
            <text:p>35.0</text:p>
          </table:table-cell>
          <table:table-cell office:value-type="float" office:value="70862" calcext:value-type="float">
            <text:p>70862</text:p>
          </table:table-cell>
          <table:table-cell table:number-columns-repeated="2"/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6 16:15:53</text:p>
          </table:table-cell>
          <table:table-cell office:value-type="float" office:value="1482768953" calcext:value-type="float">
            <text:p>1482768953</text:p>
          </table:table-cell>
          <table:table-cell office:value-type="string" calcext:value-type="string">
            <text:p>9353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89.81</text:p>
          </table:table-cell>
          <table:table-cell office:value-type="float" office:value="71780" calcext:value-type="float">
            <text:p>71780</text:p>
          </table:table-cell>
          <table:table-cell table:number-columns-repeated="2"/>
        </table:table-row>
        <table:table-row table:style-name="ro1">
          <table:table-cell office:value-type="float" office:value="63079" calcext:value-type="float">
            <text:p>630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12 14:27:59</text:p>
          </table:table-cell>
          <table:table-cell office:value-type="float" office:value="1473690479" calcext:value-type="float">
            <text:p>1473690479</text:p>
          </table:table-cell>
          <table:table-cell office:value-type="string" calcext:value-type="string">
            <text:p>785.9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ratadina 10mg <text:s/>l: 1504703 q: <text:s text:c="5"/>336,0000 f: 01/10/15 v: 31/10/17 l: 1505440 q: <text:s text:c="6"/>48,0000 f: 01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6.0</text:p>
          </table:table-cell>
          <table:table-cell office:value-type="float" office:value="73341" calcext:value-type="float">
            <text:p>73341</text:p>
          </table:table-cell>
          <table:table-cell table:number-columns-repeated="2"/>
        </table:table-row>
        <table:table-row table:style-name="ro1">
          <table:table-cell office:value-type="float" office:value="63070" calcext:value-type="float">
            <text:p>63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12 12:08:07</text:p>
          </table:table-cell>
          <table:table-cell office:value-type="float" office:value="1473682087" calcext:value-type="float">
            <text:p>1473682087</text:p>
          </table:table-cell>
          <table:table-cell office:value-type="string" calcext:value-type="string">
            <text:p>785.9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ratadina 10mg <text:s/>l: 1504703 q: <text:s text:c="5"/>252,0000 f: 01/10/15 v: 31/10/17 l: 1601328 q: <text:s text:c="5"/>108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6.0</text:p>
          </table:table-cell>
          <table:table-cell office:value-type="float" office:value="73326" calcext:value-type="float">
            <text:p>73326</text:p>
          </table:table-cell>
          <table:table-cell table:number-columns-repeated="2"/>
        </table:table-row>
        <table:table-row table:style-name="ro1">
          <table:table-cell office:value-type="float" office:value="65815" calcext:value-type="float">
            <text:p>65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3 11:08:13</text:p>
          </table:table-cell>
          <table:table-cell office:value-type="float" office:value="1476356893" calcext:value-type="float">
            <text:p>1476356893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haloperidol 5mg <text:s/>l: 16031965 q: <text:s text:c="3"/>1.000,0000 f: 01/03/16 v: 30/03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20.0</text:p>
          </table:table-cell>
          <table:table-cell office:value-type="float" office:value="73128" calcext:value-type="float">
            <text:p>73128</text:p>
          </table:table-cell>
          <table:table-cell table:number-columns-repeated="2"/>
        </table:table-row>
        <table:table-row table:style-name="ro1">
          <table:table-cell office:value-type="float" office:value="64152" calcext:value-type="float">
            <text:p>64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1 18:37:41</text:p>
          </table:table-cell>
          <table:table-cell office:value-type="float" office:value="1474483061" calcext:value-type="float">
            <text:p>1474483061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tisterona 0,35mg <text:s/>l: 1005142 q: <text:s text:c="5"/>7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33.0</text:p>
          </table:table-cell>
          <table:table-cell office:value-type="float" office:value="73356" calcext:value-type="float">
            <text:p>73356</text:p>
          </table:table-cell>
          <table:table-cell table:number-columns-repeated="2"/>
        </table:table-row>
        <table:table-row table:style-name="ro1">
          <table:table-cell office:value-type="float" office:value="48147" calcext:value-type="float">
            <text:p>48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9 19:45:51</text:p>
          </table:table-cell>
          <table:table-cell office:value-type="float" office:value="1454096751" calcext:value-type="float">
            <text:p>1454096751</text:p>
          </table:table-cell>
          <table:table-cell office:value-type="string" calcext:value-type="string">
            <text:p>3152.0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noretisterona 0,35mg <text:s/>l: 1002284 q: <text:s text:c="3"/>1.120,0000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12.8</text:p>
          </table:table-cell>
          <table:table-cell office:value-type="float" office:value="62183" calcext:value-type="float">
            <text:p>62183</text:p>
          </table:table-cell>
          <table:table-cell table:number-columns-repeated="2"/>
        </table:table-row>
        <table:table-row table:style-name="ro1">
          <table:table-cell office:value-type="float" office:value="62795" calcext:value-type="float">
            <text:p>62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06 11:43:54</text:p>
          </table:table-cell>
          <table:table-cell office:value-type="float" office:value="1473162234" calcext:value-type="float">
            <text:p>1473162234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900,0000 f: 01/04/16 v: 30/04/19 *valor do medicamento sem isencao do ic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0.0</text:p>
          </table:table-cell>
          <table:table-cell office:value-type="float" office:value="73234" calcext:value-type="float">
            <text:p>73234</text:p>
          </table:table-cell>
          <table:table-cell table:number-columns-repeated="2"/>
        </table:table-row>
        <table:table-row table:style-name="ro1">
          <table:table-cell office:value-type="float" office:value="62782" calcext:value-type="float">
            <text:p>62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06 09:59:30</text:p>
          </table:table-cell>
          <table:table-cell office:value-type="float" office:value="1473155970" calcext:value-type="float">
            <text:p>1473155970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900,0000 f: 01/04/16 v: 30/04/19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0.0</text:p>
          </table:table-cell>
          <table:table-cell office:value-type="float" office:value="73199" calcext:value-type="float">
            <text:p>7319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10 17:59:00</text:p>
          </table:table-cell>
          <table:table-cell office:value-type="float" office:value="1455127140" calcext:value-type="float">
            <text:p>1455127140</text:p>
          </table:table-cell>
          <table:table-cell office:value-type="string" calcext:value-type="string">
            <text:p>7873.5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enalapril 1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4775.4</text:p>
          </table:table-cell>
          <table:table-cell office:value-type="float" office:value="65533" calcext:value-type="float">
            <text:p>655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olamin flex c/15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1.1</text:p>
          </table:table-cell>
          <table:table-cell office:value-type="float" office:value="65061" calcext:value-type="float">
            <text:p>6506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5979" calcext:value-type="float">
            <text:p>5597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6038" calcext:value-type="float">
            <text:p>5603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07-22 18:11:01</text:p>
          </table:table-cell>
          <table:table-cell office:value-type="float" office:value="1469211061" calcext:value-type="float">
            <text:p>1469211061</text:p>
          </table:table-cell>
          <table:table-cell office:value-type="string" calcext:value-type="string">
            <text:p>5092.96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tecta 40mg c/6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55.66</text:p>
          </table:table-cell>
          <table:table-cell office:value-type="float" office:value="56257" calcext:value-type="float">
            <text:p>5625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08 17:15:56</text:p>
          </table:table-cell>
          <table:table-cell office:value-type="float" office:value="1470676556" calcext:value-type="float">
            <text:p>1470676556</text:p>
          </table:table-cell>
          <table:table-cell office:value-type="string" calcext:value-type="string">
            <text:p>7386.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345.4</text:p>
          </table:table-cell>
          <table:table-cell office:value-type="float" office:value="70905" calcext:value-type="float">
            <text:p>709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venlafaxina 75mg c/28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2.11</text:p>
          </table:table-cell>
          <table:table-cell office:value-type="string" calcext:value-type="string">
            <text:p>216.33</text:p>
          </table:table-cell>
          <table:table-cell office:value-type="float" office:value="65068" calcext:value-type="float">
            <text:p>65068</text:p>
          </table:table-cell>
          <table:table-cell table:number-columns-repeated="2"/>
        </table:table-row>
        <table:table-row table:style-name="ro1">
          <table:table-cell office:value-type="float" office:value="62795" calcext:value-type="float">
            <text:p>627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9-06 11:43:54</text:p>
          </table:table-cell>
          <table:table-cell office:value-type="float" office:value="1473162234" calcext:value-type="float">
            <text:p>1473162234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238" calcext:value-type="float">
            <text:p>73238</text:p>
          </table:table-cell>
          <table:table-cell table:number-columns-repeated="2"/>
        </table:table-row>
        <table:table-row table:style-name="ro1">
          <table:table-cell office:value-type="float" office:value="62782" calcext:value-type="float">
            <text:p>627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9-06 09:59:30</text:p>
          </table:table-cell>
          <table:table-cell office:value-type="float" office:value="1473155970" calcext:value-type="float">
            <text:p>1473155970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203" calcext:value-type="float">
            <text:p>73203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25mg (item generico) l: 859694 q: <text:s text:c="5"/>840,0000 f: 0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84.8</text:p>
          </table:table-cell>
          <table:table-cell office:value-type="float" office:value="73318" calcext:value-type="float">
            <text:p>73318</text:p>
          </table:table-cell>
          <table:table-cell table:number-columns-repeated="2"/>
        </table:table-row>
        <table:table-row table:style-name="ro1">
          <table:table-cell office:value-type="float" office:value="231258" calcext:value-type="float">
            <text:p>231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4 15:49:49</text:p>
          </table:table-cell>
          <table:table-cell office:value-type="float" office:value="1465919389" calcext:value-type="float">
            <text:p>1465919389</text:p>
          </table:table-cell>
          <table:table-cell office:value-type="string" calcext:value-type="string">
            <text:p>824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4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000.0</text:p>
          </table:table-cell>
          <table:table-cell office:value-type="float" office:value="72246" calcext:value-type="float">
            <text:p>7224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6-09 16:03:00</text:p>
          </table:table-cell>
          <table:table-cell office:value-type="float" office:value="1465488180" calcext:value-type="float">
            <text:p>1465488180</text:p>
          </table:table-cell>
          <table:table-cell office:value-type="string" calcext:value-type="string">
            <text:p>1957.72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histamin 2 mg 10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13.44</text:p>
          </table:table-cell>
          <table:table-cell office:value-type="float" office:value="72280" calcext:value-type="float">
            <text:p>72280</text:p>
          </table:table-cell>
          <table:table-cell table:number-columns-repeated="2"/>
        </table:table-row>
        <table:table-row table:style-name="ro1">
          <table:table-cell office:value-type="float" office:value="65540" calcext:value-type="float">
            <text:p>655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06 16:47:27</text:p>
          </table:table-cell>
          <table:table-cell office:value-type="float" office:value="1475772447" calcext:value-type="float">
            <text:p>1475772447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266" calcext:value-type="float">
            <text:p>73266</text:p>
          </table:table-cell>
          <table:table-cell table:number-columns-repeated="2"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06 17:31:46</text:p>
          </table:table-cell>
          <table:table-cell office:value-type="float" office:value="1475775106" calcext:value-type="float">
            <text:p>1475775106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295" calcext:value-type="float">
            <text:p>73295</text:p>
          </table:table-cell>
          <table:table-cell table:number-columns-repeated="2"/>
        </table:table-row>
        <table:table-row table:style-name="ro1">
          <table:table-cell office:value-type="float" office:value="68818" calcext:value-type="float">
            <text:p>68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8 17:28:18</text:p>
          </table:table-cell>
          <table:table-cell office:value-type="float" office:value="1479490098" calcext:value-type="float">
            <text:p>1479490098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800,0000 f: 01/04/16 v: 30/04/19 *valor do medicamento sem isencao do ic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0.0</text:p>
          </table:table-cell>
          <table:table-cell office:value-type="float" office:value="73189" calcext:value-type="float">
            <text:p>73189</text:p>
          </table:table-cell>
          <table:table-cell table:number-columns-repeated="2"/>
        </table:table-row>
        <table:table-row table:style-name="ro1">
          <table:table-cell office:value-type="float" office:value="63458" calcext:value-type="float">
            <text:p>6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0:19:22</text:p>
          </table:table-cell>
          <table:table-cell office:value-type="float" office:value="1474021162" calcext:value-type="float">
            <text:p>1474021162</text:p>
          </table:table-cell>
          <table:table-cell office:value-type="string" calcext:value-type="string">
            <text:p>73.3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38886 q: <text:s text:c="5"/>600,0000 f: 0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2.0</text:p>
          </table:table-cell>
          <table:table-cell office:value-type="float" office:value="73339" calcext:value-type="float">
            <text:p>73339</text:p>
          </table:table-cell>
          <table:table-cell table:number-columns-repeated="2"/>
        </table:table-row>
        <table:table-row table:style-name="ro1">
          <table:table-cell office:value-type="float" office:value="362995" calcext:value-type="float">
            <text:p>3629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24 14:18:38</text:p>
          </table:table-cell>
          <table:table-cell office:value-type="float" office:value="1472048318" calcext:value-type="float">
            <text:p>1472048318</text:p>
          </table:table-cell>
          <table:table-cell office:value-type="string" calcext:value-type="string">
            <text:p>66948.48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40mg f-a <text:s/>l: 16070795 q: <text:s text:c="3"/>3.000,0000 f: 01/07/16 v: 30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5110.0</text:p>
          </table:table-cell>
          <table:table-cell office:value-type="float" office:value="47690" calcext:value-type="float">
            <text:p>47690</text:p>
          </table:table-cell>
          <table:table-cell table:number-columns-repeated="2"/>
        </table:table-row>
        <table:table-row table:style-name="ro1">
          <table:table-cell office:value-type="float" office:value="1437976" calcext:value-type="float">
            <text:p>1437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8 18:05:05</text:p>
          </table:table-cell>
          <table:table-cell office:value-type="float" office:value="1455818705" calcext:value-type="float">
            <text:p>1455818705</text:p>
          </table:table-cell>
          <table:table-cell office:value-type="string" calcext:value-type="string">
            <text:p>3028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tridil 5mg/ml sol. inj. - 10 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30.9</text:p>
          </table:table-cell>
          <table:table-cell office:value-type="string" calcext:value-type="string">
            <text:p>2309.0</text:p>
          </table:table-cell>
          <table:table-cell office:value-type="float" office:value="74120" calcext:value-type="float">
            <text:p>74120</text:p>
          </table:table-cell>
          <table:table-cell table:number-columns-repeated="2"/>
        </table:table-row>
        <table:table-row table:style-name="ro1">
          <table:table-cell office:value-type="float" office:value="61174" calcext:value-type="float">
            <text:p>61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8 15:48:23</text:p>
          </table:table-cell>
          <table:table-cell office:value-type="float" office:value="1471535303" calcext:value-type="float">
            <text:p>1471535303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4 q: <text:s text:c="5"/>242,0000 f: 01/02/16 v: 23/02/18 l: 1530981 q: <text:s text:c="7"/>4,0000 f: 01/06/15 v: 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.0</text:p>
          </table:table-cell>
          <table:table-cell office:value-type="float" office:value="73214" calcext:value-type="float">
            <text:p>73214</text:p>
          </table:table-cell>
          <table:table-cell table:number-columns-repeated="2"/>
        </table:table-row>
        <table:table-row table:style-name="ro1">
          <table:table-cell office:value-type="float" office:value="68915" calcext:value-type="float">
            <text:p>6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9 12:22:36</text:p>
          </table:table-cell>
          <table:table-cell office:value-type="float" office:value="1479558156" calcext:value-type="float">
            <text:p>1479558156</text:p>
          </table:table-cell>
          <table:table-cell office:value-type="string" calcext:value-type="string">
            <text:p>342.1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saccharomyces boulardii-17liofilizado 10 <text:s/>l: 1ij73 q: <text:s text:c="5"/>588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8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88.12</text:p>
          </table:table-cell>
          <table:table-cell office:value-type="float" office:value="73178" calcext:value-type="float">
            <text:p>73178</text:p>
          </table:table-cell>
          <table:table-cell table:number-columns-repeated="2"/>
        </table:table-row>
        <table:table-row table:style-name="ro1">
          <table:table-cell office:value-type="float" office:value="60096" calcext:value-type="float">
            <text:p>60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1 17:10:55</text:p>
          </table:table-cell>
          <table:table-cell office:value-type="float" office:value="1469985055" calcext:value-type="float">
            <text:p>1469985055</text:p>
          </table:table-cell>
          <table:table-cell office:value-type="string" calcext:value-type="string">
            <text:p>1250.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saccharomyces boulardii-17liofilizado 10 <text:s/>l: 1ig07 q: <text:s text:c="3"/>1.44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44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705.6</text:p>
          </table:table-cell>
          <table:table-cell office:value-type="float" office:value="73171" calcext:value-type="float">
            <text:p>7317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1 07:37:00</text:p>
          </table:table-cell>
          <table:table-cell office:value-type="float" office:value="1455176220" calcext:value-type="float">
            <text:p>1455176220</text:p>
          </table:table-cell>
          <table:table-cell office:value-type="string" calcext:value-type="string">
            <text:p>7946.2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3918.0</text:p>
          </table:table-cell>
          <table:table-cell office:value-type="float" office:value="65635" calcext:value-type="float">
            <text:p>6563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5970" calcext:value-type="float">
            <text:p>55970</text:p>
          </table:table-cell>
          <table:table-cell table:number-columns-repeated="2"/>
        </table:table-row>
        <table:table-row table:style-name="ro1">
          <table:table-cell office:value-type="float" office:value="244383" calcext:value-type="float">
            <text:p>24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089" calcext:value-type="float">
            <text:p>72089</text:p>
          </table:table-cell>
          <table:table-cell table:number-columns-repeated="2"/>
        </table:table-row>
        <table:table-row table:style-name="ro1">
          <table:table-cell office:value-type="float" office:value="244385" calcext:value-type="float">
            <text:p>244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34" calcext:value-type="float">
            <text:p>72134</text:p>
          </table:table-cell>
          <table:table-cell table:number-columns-repeated="2"/>
        </table:table-row>
        <table:table-row table:style-name="ro1">
          <table:table-cell office:value-type="float" office:value="244379" calcext:value-type="float">
            <text:p>244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35" calcext:value-type="float">
            <text:p>72235</text:p>
          </table:table-cell>
          <table:table-cell table:number-columns-repeated="2"/>
        </table:table-row>
        <table:table-row table:style-name="ro1">
          <table:table-cell office:value-type="float" office:value="244368" calcext:value-type="float">
            <text:p>244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90" calcext:value-type="float">
            <text:p>72190</text:p>
          </table:table-cell>
          <table:table-cell table:number-columns-repeated="2"/>
        </table:table-row>
        <table:table-row table:style-name="ro1">
          <table:table-cell office:value-type="float" office:value="244372" calcext:value-type="float">
            <text:p>244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34" calcext:value-type="float">
            <text:p>72234</text:p>
          </table:table-cell>
          <table:table-cell table:number-columns-repeated="2"/>
        </table:table-row>
        <table:table-row table:style-name="ro1">
          <table:table-cell office:value-type="float" office:value="244369" calcext:value-type="float">
            <text:p>244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91" calcext:value-type="float">
            <text:p>72191</text:p>
          </table:table-cell>
          <table:table-cell table:number-columns-repeated="2"/>
        </table:table-row>
        <table:table-row table:style-name="ro1">
          <table:table-cell office:value-type="float" office:value="244363" calcext:value-type="float">
            <text:p>244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11" calcext:value-type="float">
            <text:p>72111</text:p>
          </table:table-cell>
          <table:table-cell table:number-columns-repeated="2"/>
        </table:table-row>
        <table:table-row table:style-name="ro1">
          <table:table-cell office:value-type="float" office:value="244365" calcext:value-type="float">
            <text:p>244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52" calcext:value-type="float">
            <text:p>72152</text:p>
          </table:table-cell>
          <table:table-cell table:number-columns-repeated="2"/>
        </table:table-row>
        <table:table-row table:style-name="ro1">
          <table:table-cell office:value-type="float" office:value="244376" calcext:value-type="float">
            <text:p>244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088" calcext:value-type="float">
            <text:p>72088</text:p>
          </table:table-cell>
          <table:table-cell table:number-columns-repeated="2"/>
        </table:table-row>
        <table:table-row table:style-name="ro1">
          <table:table-cell office:value-type="float" office:value="244386" calcext:value-type="float">
            <text:p>244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53" calcext:value-type="float">
            <text:p>72153</text:p>
          </table:table-cell>
          <table:table-cell table:number-columns-repeated="2"/>
        </table:table-row>
        <table:table-row table:style-name="ro1">
          <table:table-cell office:value-type="float" office:value="244378" calcext:value-type="float">
            <text:p>244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12" calcext:value-type="float">
            <text:p>72112</text:p>
          </table:table-cell>
          <table:table-cell table:number-columns-repeated="2"/>
        </table:table-row>
        <table:table-row table:style-name="ro1">
          <table:table-cell office:value-type="float" office:value="244382" calcext:value-type="float">
            <text:p>244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33" calcext:value-type="float">
            <text:p>72133</text:p>
          </table:table-cell>
          <table:table-cell table:number-columns-repeated="2"/>
        </table:table-row>
        <table:table-row table:style-name="ro1">
          <table:table-cell office:value-type="float" office:value="244375" calcext:value-type="float">
            <text:p>24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92" calcext:value-type="float">
            <text:p>72192</text:p>
          </table:table-cell>
          <table:table-cell table:number-columns-repeated="2"/>
        </table:table-row>
        <table:table-row table:style-name="ro1">
          <table:table-cell office:value-type="float" office:value="244387" calcext:value-type="float">
            <text:p>244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54" calcext:value-type="float">
            <text:p>72154</text:p>
          </table:table-cell>
          <table:table-cell table:number-columns-repeated="2"/>
        </table:table-row>
        <table:table-row table:style-name="ro1">
          <table:table-cell office:value-type="float" office:value="244367" calcext:value-type="float">
            <text:p>244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74" calcext:value-type="float">
            <text:p>72174</text:p>
          </table:table-cell>
          <table:table-cell table:number-columns-repeated="2"/>
        </table:table-row>
        <table:table-row table:style-name="ro1">
          <table:table-cell office:value-type="float" office:value="244371" calcext:value-type="float">
            <text:p>244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04" calcext:value-type="float">
            <text:p>72204</text:p>
          </table:table-cell>
          <table:table-cell table:number-columns-repeated="2"/>
        </table:table-row>
        <table:table-row table:style-name="ro1">
          <table:table-cell office:value-type="float" office:value="244377" calcext:value-type="float">
            <text:p>244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05" calcext:value-type="float">
            <text:p>72205</text:p>
          </table:table-cell>
          <table:table-cell table:number-columns-repeated="2"/>
        </table:table-row>
        <table:table-row table:style-name="ro1">
          <table:table-cell office:value-type="float" office:value="244384" calcext:value-type="float">
            <text:p>24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13" calcext:value-type="float">
            <text:p>72113</text:p>
          </table:table-cell>
          <table:table-cell table:number-columns-repeated="2"/>
        </table:table-row>
        <table:table-row table:style-name="ro1">
          <table:table-cell office:value-type="float" office:value="244374" calcext:value-type="float">
            <text:p>244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71" calcext:value-type="float">
            <text:p>72271</text:p>
          </table:table-cell>
          <table:table-cell table:number-columns-repeated="2"/>
        </table:table-row>
        <table:table-row table:style-name="ro1">
          <table:table-cell office:value-type="float" office:value="244381" calcext:value-type="float">
            <text:p>244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72" calcext:value-type="float">
            <text:p>72272</text:p>
          </table:table-cell>
          <table:table-cell table:number-columns-repeated="2"/>
        </table:table-row>
        <table:table-row table:style-name="ro1">
          <table:table-cell office:value-type="float" office:value="244373" calcext:value-type="float">
            <text:p>244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75" calcext:value-type="float">
            <text:p>72175</text:p>
          </table:table-cell>
          <table:table-cell table:number-columns-repeated="2"/>
        </table:table-row>
        <table:table-row table:style-name="ro1">
          <table:table-cell office:value-type="float" office:value="244370" calcext:value-type="float">
            <text:p>244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03" calcext:value-type="float">
            <text:p>72203</text:p>
          </table:table-cell>
          <table:table-cell table:number-columns-repeated="2"/>
        </table:table-row>
        <table:table-row table:style-name="ro1">
          <table:table-cell office:value-type="float" office:value="244380" calcext:value-type="float">
            <text:p>244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22</text:p>
          </table:table-cell>
          <table:table-cell office:value-type="float" office:value="1480324702" calcext:value-type="float">
            <text:p>1480324702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52" calcext:value-type="float">
            <text:p>72252</text:p>
          </table:table-cell>
          <table:table-cell table:number-columns-repeated="2"/>
        </table:table-row>
        <table:table-row table:style-name="ro1">
          <table:table-cell office:value-type="float" office:value="244366" calcext:value-type="float">
            <text:p>244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1</text:p>
          </table:table-cell>
          <table:table-cell office:value-type="float" office:value="1480324691" calcext:value-type="float">
            <text:p>1480324691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251" calcext:value-type="float">
            <text:p>72251</text:p>
          </table:table-cell>
          <table:table-cell table:number-columns-repeated="2"/>
        </table:table-row>
        <table:table-row table:style-name="ro1">
          <table:table-cell office:value-type="float" office:value="244364" calcext:value-type="float">
            <text:p>244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825.0</text:p>
          </table:table-cell>
          <table:table-cell office:value-type="float" office:value="72132" calcext:value-type="float">
            <text:p>7213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6-10-05 06:49:23</text:p>
          </table:table-cell>
          <table:table-cell office:value-type="float" office:value="1475650163" calcext:value-type="float">
            <text:p>1475650163</text:p>
          </table:table-cell>
          <table:table-cell office:value-type="string" calcext:value-type="string">
            <text:p>16797.2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lanzapina 5mg c/30 c1 eur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765.0</text:p>
          </table:table-cell>
          <table:table-cell office:value-type="float" office:value="56370" calcext:value-type="float">
            <text:p>56370</text:p>
          </table:table-cell>
          <table:table-cell table:number-columns-repeated="2"/>
        </table:table-row>
        <table:table-row table:style-name="ro1">
          <table:table-cell office:value-type="float" office:value="65602" calcext:value-type="float">
            <text:p>65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7 16:51:55</text:p>
          </table:table-cell>
          <table:table-cell office:value-type="float" office:value="1475859115" calcext:value-type="float">
            <text:p>1475859115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70469 q: <text:s text:c="5"/>960,0000 f: 07/07/16 v: 30/07/18 l: 15080695 q: <text:s text:c="6"/>4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780.0</text:p>
          </table:table-cell>
          <table:table-cell office:value-type="float" office:value="73366" calcext:value-type="float">
            <text:p>73366</text:p>
          </table:table-cell>
          <table:table-cell table:number-columns-repeated="2"/>
        </table:table-row>
        <table:table-row table:style-name="ro1">
          <table:table-cell office:value-type="float" office:value="53377" calcext:value-type="float">
            <text:p>53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27 17:24:55</text:p>
          </table:table-cell>
          <table:table-cell office:value-type="float" office:value="1461777895" calcext:value-type="float">
            <text:p>1461777895</text:p>
          </table:table-cell>
          <table:table-cell office:value-type="string" calcext:value-type="string">
            <text:p>1100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8 q: <text:s text:c="3"/>2.00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20.0</text:p>
          </table:table-cell>
          <table:table-cell office:value-type="float" office:value="62248" calcext:value-type="float">
            <text:p>6224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08 17:15:56</text:p>
          </table:table-cell>
          <table:table-cell office:value-type="float" office:value="1470676556" calcext:value-type="float">
            <text:p>1470676556</text:p>
          </table:table-cell>
          <table:table-cell office:value-type="string" calcext:value-type="string">
            <text:p>7386.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60.0</text:p>
          </table:table-cell>
          <table:table-cell office:value-type="float" office:value="70898" calcext:value-type="float">
            <text:p>70898</text:p>
          </table:table-cell>
          <table:table-cell table:number-columns-repeated="2"/>
        </table:table-row>
        <table:table-row table:style-name="ro1">
          <table:table-cell office:value-type="float" office:value="65814" calcext:value-type="float">
            <text:p>658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13 10:46:27</text:p>
          </table:table-cell>
          <table:table-cell office:value-type="float" office:value="1476355587" calcext:value-type="float">
            <text:p>1476355587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383" calcext:value-type="float">
            <text:p>73383</text:p>
          </table:table-cell>
          <table:table-cell table:number-columns-repeated="2"/>
        </table:table-row>
        <table:table-row table:style-name="ro1">
          <table:table-cell office:value-type="float" office:value="65815" calcext:value-type="float">
            <text:p>658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13 11:08:13</text:p>
          </table:table-cell>
          <table:table-cell office:value-type="float" office:value="1476356893" calcext:value-type="float">
            <text:p>1476356893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130" calcext:value-type="float">
            <text:p>73130</text:p>
          </table:table-cell>
          <table:table-cell table:number-columns-repeated="2"/>
        </table:table-row>
        <table:table-row table:style-name="ro1">
          <table:table-cell office:value-type="float" office:value="244361" calcext:value-type="float">
            <text:p>244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94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3945.0</text:p>
          </table:table-cell>
          <table:table-cell office:value-type="float" office:value="72270" calcext:value-type="float">
            <text:p>72270</text:p>
          </table:table-cell>
          <table:table-cell table:number-columns-repeated="2"/>
        </table:table-row>
        <table:table-row table:style-name="ro1">
          <table:table-cell office:value-type="float" office:value="244359" calcext:value-type="float">
            <text:p>244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94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3945.0</text:p>
          </table:table-cell>
          <table:table-cell office:value-type="float" office:value="72233" calcext:value-type="float">
            <text:p>72233</text:p>
          </table:table-cell>
          <table:table-cell table:number-columns-repeated="2"/>
        </table:table-row>
        <table:table-row table:style-name="ro1">
          <table:table-cell office:value-type="float" office:value="244360" calcext:value-type="float">
            <text:p>244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94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3945.0</text:p>
          </table:table-cell>
          <table:table-cell office:value-type="float" office:value="72250" calcext:value-type="float">
            <text:p>72250</text:p>
          </table:table-cell>
          <table:table-cell table:number-columns-repeated="2"/>
        </table:table-row>
        <table:table-row table:style-name="ro1">
          <table:table-cell office:value-type="float" office:value="244362" calcext:value-type="float">
            <text:p>244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9:18:10</text:p>
          </table:table-cell>
          <table:table-cell office:value-type="float" office:value="1480324690" calcext:value-type="float">
            <text:p>1480324690</text:p>
          </table:table-cell>
          <table:table-cell office:value-type="string" calcext:value-type="string">
            <text:p>3945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500 ml(5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3945.0</text:p>
          </table:table-cell>
          <table:table-cell office:value-type="float" office:value="72087" calcext:value-type="float">
            <text:p>72087</text:p>
          </table:table-cell>
          <table:table-cell table:number-columns-repeated="2"/>
        </table:table-row>
        <table:table-row table:style-name="ro1">
          <table:table-cell office:value-type="float" office:value="60899" calcext:value-type="float">
            <text:p>608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8-15 09:48:26</text:p>
          </table:table-cell>
          <table:table-cell office:value-type="float" office:value="1471254506" calcext:value-type="float">
            <text:p>1471254506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fenobarbital 100mg <text:s/>l: at503 q: <text:s text:c="3"/>1.000,0000 f: 01/03/15 v: 28/02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0.0</text:p>
          </table:table-cell>
          <table:table-cell office:value-type="float" office:value="73292" calcext:value-type="float">
            <text:p>73292</text:p>
          </table:table-cell>
          <table:table-cell table:number-columns-repeated="2"/>
        </table:table-row>
        <table:table-row table:style-name="ro1">
          <table:table-cell office:value-type="float" office:value="60905" calcext:value-type="float">
            <text:p>609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8-15 11:46:34</text:p>
          </table:table-cell>
          <table:table-cell office:value-type="float" office:value="1471261594" calcext:value-type="float">
            <text:p>1471261594</text:p>
          </table:table-cell>
          <table:table-cell office:value-type="string" calcext:value-type="string">
            <text:p>228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fenobarbital 100mg <text:s/>l: at503 q: <text:s text:c="3"/>1.000,0000 f: 01/03/15 v: 28/02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0.0</text:p>
          </table:table-cell>
          <table:table-cell office:value-type="float" office:value="73324" calcext:value-type="float">
            <text:p>7332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6" calcext:value-type="float">
            <text:p>622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7" calcext:value-type="float">
            <text:p>6227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1" calcext:value-type="float">
            <text:p>6227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9" calcext:value-type="float">
            <text:p>6227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c/5 flac p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149.58</text:p>
          </table:table-cell>
          <table:table-cell office:value-type="float" office:value="70845" calcext:value-type="float">
            <text:p>7084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2-01 07:07:56</text:p>
          </table:table-cell>
          <table:table-cell office:value-type="float" office:value="1480576076" calcext:value-type="float">
            <text:p>1480576076</text:p>
          </table:table-cell>
          <table:table-cell office:value-type="string" calcext:value-type="string">
            <text:p>11766.6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axil cr 25mg c/3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47.4</text:p>
          </table:table-cell>
          <table:table-cell office:value-type="float" office:value="56519" calcext:value-type="float">
            <text:p>5651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diosmin 5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8.39</text:p>
          </table:table-cell>
          <table:table-cell office:value-type="string" calcext:value-type="string">
            <text:p>116.78</text:p>
          </table:table-cell>
          <table:table-cell office:value-type="float" office:value="70856" calcext:value-type="float">
            <text:p>70856</text:p>
          </table:table-cell>
          <table:table-cell table:number-columns-repeated="2"/>
        </table:table-row>
        <table:table-row table:style-name="ro1">
          <table:table-cell office:value-type="float" office:value="383365" calcext:value-type="float">
            <text:p>383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9 16:20:32</text:p>
          </table:table-cell>
          <table:table-cell office:value-type="float" office:value="1483028432" calcext:value-type="float">
            <text:p>1483028432</text:p>
          </table:table-cell>
          <table:table-cell office:value-type="string" calcext:value-type="string">
            <text:p>15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<text:s/>l: 218152 q: <text:s text:c="5"/>488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4.4</text:p>
          </table:table-cell>
          <table:table-cell office:value-type="float" office:value="47672" calcext:value-type="float">
            <text:p>47672</text:p>
          </table:table-cell>
          <table:table-cell table:number-columns-repeated="2"/>
        </table:table-row>
        <table:table-row table:style-name="ro1">
          <table:table-cell office:value-type="float" office:value="383380" calcext:value-type="float">
            <text:p>383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9 16:48:59</text:p>
          </table:table-cell>
          <table:table-cell office:value-type="float" office:value="1483030139" calcext:value-type="float">
            <text:p>1483030139</text:p>
          </table:table-cell>
          <table:table-cell office:value-type="string" calcext:value-type="string">
            <text:p>15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<text:s/>l: 218152 q: <text:s text:c="5"/>488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4.4</text:p>
          </table:table-cell>
          <table:table-cell office:value-type="float" office:value="47693" calcext:value-type="float">
            <text:p>47693</text:p>
          </table:table-cell>
          <table:table-cell table:number-columns-repeated="2"/>
        </table:table-row>
        <table:table-row table:style-name="ro1">
          <table:table-cell office:value-type="float" office:value="363185" calcext:value-type="float">
            <text:p>363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13:41:50</text:p>
          </table:table-cell>
          <table:table-cell office:value-type="float" office:value="1472132510" calcext:value-type="float">
            <text:p>1472132510</text:p>
          </table:table-cell>
          <table:table-cell office:value-type="string" calcext:value-type="string">
            <text:p>7956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agua para injecao 1000ml s.fechado <text:s/>l: 16080043 q: <text:s text:c="3"/>1.950,0000 f: 01/08/16 v: 30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7956.0</text:p>
          </table:table-cell>
          <table:table-cell office:value-type="float" office:value="47614" calcext:value-type="float">
            <text:p>47614</text:p>
          </table:table-cell>
          <table:table-cell table:number-columns-repeated="2"/>
        </table:table-row>
        <table:table-row table:style-name="ro1">
          <table:table-cell office:value-type="float" office:value="224141" calcext:value-type="float">
            <text:p>224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4 17:16:02</text:p>
          </table:table-cell>
          <table:table-cell office:value-type="float" office:value="1457975762" calcext:value-type="float">
            <text:p>1457975762</text:p>
          </table:table-cell>
          <table:table-cell office:value-type="string" calcext:value-type="string">
            <text:p>3315.0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ringer c/lactato sf 250 ml(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3315.0</text:p>
          </table:table-cell>
          <table:table-cell office:value-type="float" office:value="72177" calcext:value-type="float">
            <text:p>72177</text:p>
          </table:table-cell>
          <table:table-cell table:number-columns-repeated="2"/>
        </table:table-row>
        <table:table-row table:style-name="ro1">
          <table:table-cell office:value-type="float" office:value="369015" calcext:value-type="float">
            <text:p>36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30 14:46:50</text:p>
          </table:table-cell>
          <table:table-cell office:value-type="float" office:value="1475246810" calcext:value-type="float">
            <text:p>1475246810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omeprazol 20mg mcgran cap gel dura (item generico) l: 16h944 q: <text:s text:c="3"/>1.512,0000 f: 01/08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12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5.6</text:p>
          </table:table-cell>
          <table:table-cell office:value-type="float" office:value="47692" calcext:value-type="float">
            <text:p>47692</text:p>
          </table:table-cell>
          <table:table-cell table:number-columns-repeated="2"/>
        </table:table-row>
        <table:table-row table:style-name="ro1">
          <table:table-cell office:value-type="float" office:value="247536" calcext:value-type="float">
            <text:p>247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6:42:03</text:p>
          </table:table-cell>
          <table:table-cell office:value-type="float" office:value="1483029723" calcext:value-type="float">
            <text:p>1483029723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2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090.0</text:p>
          </table:table-cell>
          <table:table-cell office:value-type="float" office:value="72176" calcext:value-type="float">
            <text:p>7217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65.0</text:p>
          </table:table-cell>
          <table:table-cell office:value-type="float" office:value="70854" calcext:value-type="float">
            <text:p>708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florax sm ped 5 flagonet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5.61</text:p>
          </table:table-cell>
          <table:table-cell office:value-type="float" office:value="65064" calcext:value-type="float">
            <text:p>650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07 14:57:00</text:p>
          </table:table-cell>
          <table:table-cell office:value-type="float" office:value="1467903420" calcext:value-type="float">
            <text:p>14679034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maxalg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25.0</text:p>
          </table:table-cell>
          <table:table-cell office:value-type="float" office:value="72275" calcext:value-type="float">
            <text:p>72275</text:p>
          </table:table-cell>
          <table:table-cell table:number-columns-repeated="2"/>
        </table:table-row>
        <table:table-row table:style-name="ro1">
          <table:table-cell office:value-type="float" office:value="62369" calcext:value-type="float">
            <text:p>62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8-31 16:38:53</text:p>
          </table:table-cell>
          <table:table-cell office:value-type="float" office:value="1472661533" calcext:value-type="float">
            <text:p>1472661533</text:p>
          </table:table-cell>
          <table:table-cell office:value-type="string" calcext:value-type="string">
            <text:p>785.9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ratadina 10mg <text:s/>l: 1504703 q: <text:s text:c="5"/>252,0000 f: 01/10/15 v: 31/10/17 l: 1601328 q: <text:s text:c="5"/>108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6.0</text:p>
          </table:table-cell>
          <table:table-cell office:value-type="float" office:value="73163" calcext:value-type="float">
            <text:p>73163</text:p>
          </table:table-cell>
          <table:table-cell table:number-columns-repeated="2"/>
        </table:table-row>
        <table:table-row table:style-name="ro1">
          <table:table-cell office:value-type="float" office:value="60861" calcext:value-type="float">
            <text:p>60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2 18:30:47</text:p>
          </table:table-cell>
          <table:table-cell office:value-type="float" office:value="1471026647" calcext:value-type="float">
            <text:p>1471026647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900,0000 f: 01/04/16 v: 30/04/19 *valor do medicamento sem isencao do ic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0.0</text:p>
          </table:table-cell>
          <table:table-cell office:value-type="float" office:value="73229" calcext:value-type="float">
            <text:p>73229</text:p>
          </table:table-cell>
          <table:table-cell table:number-columns-repeated="2"/>
        </table:table-row>
        <table:table-row table:style-name="ro1">
          <table:table-cell office:value-type="float" office:value="175518" calcext:value-type="float">
            <text:p>175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76" calcext:value-type="float">
            <text:p>56976</text:p>
          </table:table-cell>
          <table:table-cell table:number-columns-repeated="2"/>
        </table:table-row>
        <table:table-row table:style-name="ro1">
          <table:table-cell office:value-type="float" office:value="175597" calcext:value-type="float">
            <text:p>175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69" calcext:value-type="float">
            <text:p>56969</text:p>
          </table:table-cell>
          <table:table-cell table:number-columns-repeated="2"/>
        </table:table-row>
        <table:table-row table:style-name="ro1">
          <table:table-cell office:value-type="float" office:value="175565" calcext:value-type="float">
            <text:p>17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67" calcext:value-type="float">
            <text:p>56967</text:p>
          </table:table-cell>
          <table:table-cell table:number-columns-repeated="2"/>
        </table:table-row>
        <table:table-row table:style-name="ro1">
          <table:table-cell office:value-type="float" office:value="175551" calcext:value-type="float">
            <text:p>175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7000" calcext:value-type="float">
            <text:p>57000</text:p>
          </table:table-cell>
          <table:table-cell table:number-columns-repeated="2"/>
        </table:table-row>
        <table:table-row table:style-name="ro1">
          <table:table-cell office:value-type="float" office:value="175606" calcext:value-type="float">
            <text:p>17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78" calcext:value-type="float">
            <text:p>56978</text:p>
          </table:table-cell>
          <table:table-cell table:number-columns-repeated="2"/>
        </table:table-row>
        <table:table-row table:style-name="ro1">
          <table:table-cell office:value-type="float" office:value="175599" calcext:value-type="float">
            <text:p>175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71" calcext:value-type="float">
            <text:p>56971</text:p>
          </table:table-cell>
          <table:table-cell table:number-columns-repeated="2"/>
        </table:table-row>
        <table:table-row table:style-name="ro1">
          <table:table-cell office:value-type="float" office:value="175501" calcext:value-type="float">
            <text:p>175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98" calcext:value-type="float">
            <text:p>56998</text:p>
          </table:table-cell>
          <table:table-cell table:number-columns-repeated="2"/>
        </table:table-row>
        <table:table-row table:style-name="ro1">
          <table:table-cell office:value-type="float" office:value="175516" calcext:value-type="float">
            <text:p>175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82" calcext:value-type="float">
            <text:p>56982</text:p>
          </table:table-cell>
          <table:table-cell table:number-columns-repeated="2"/>
        </table:table-row>
        <table:table-row table:style-name="ro1">
          <table:table-cell office:value-type="float" office:value="175570" calcext:value-type="float">
            <text:p>175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.0</text:p>
          </table:table-cell>
          <table:table-cell office:value-type="float" office:value="56983" calcext:value-type="float">
            <text:p>56983</text:p>
          </table:table-cell>
          <table:table-cell table:number-columns-repeated="2"/>
        </table:table-row>
        <table:table-row table:style-name="ro1">
          <table:table-cell office:value-type="float" office:value="63077" calcext:value-type="float">
            <text:p>63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12 12:23:54</text:p>
          </table:table-cell>
          <table:table-cell office:value-type="float" office:value="1473683034" calcext:value-type="float">
            <text:p>1473683034</text:p>
          </table:table-cell>
          <table:table-cell office:value-type="string" calcext:value-type="string">
            <text:p>334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oxazosina 2mg, mesilato (item generico) l: 865906 q: <text:s text:c="5"/>6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02.0</text:p>
          </table:table-cell>
          <table:table-cell office:value-type="float" office:value="73285" calcext:value-type="float">
            <text:p>7328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1 07:37:00</text:p>
          </table:table-cell>
          <table:table-cell office:value-type="float" office:value="1455176220" calcext:value-type="float">
            <text:p>1455176220</text:p>
          </table:table-cell>
          <table:table-cell office:value-type="string" calcext:value-type="string">
            <text:p>7946.2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oxilina 50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3946.5</text:p>
          </table:table-cell>
          <table:table-cell office:value-type="float" office:value="65634" calcext:value-type="float">
            <text:p>6563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227.9</text:p>
          </table:table-cell>
          <table:table-cell office:value-type="float" office:value="70819" calcext:value-type="float">
            <text:p>70819</text:p>
          </table:table-cell>
          <table:table-cell table:number-columns-repeated="2"/>
        </table:table-row>
        <table:table-row table:style-name="ro1">
          <table:table-cell office:value-type="float" office:value="65681" calcext:value-type="float">
            <text:p>65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0 12:53:58</text:p>
          </table:table-cell>
          <table:table-cell office:value-type="float" office:value="1476104038" calcext:value-type="float">
            <text:p>1476104038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70469 q: <text:s text:c="3"/>1.000,0000 f: 07/07/16 v: 30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740.0</text:p>
          </table:table-cell>
          <table:table-cell office:value-type="float" office:value="73376" calcext:value-type="float">
            <text:p>7337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8.79</text:p>
          </table:table-cell>
          <table:table-cell office:value-type="string" calcext:value-type="string">
            <text:p>117.58</text:p>
          </table:table-cell>
          <table:table-cell office:value-type="float" office:value="70860" calcext:value-type="float">
            <text:p>70860</text:p>
          </table:table-cell>
          <table:table-cell table:number-columns-repeated="2"/>
        </table:table-row>
        <table:table-row table:style-name="ro1">
          <table:table-cell office:value-type="float" office:value="1580888" calcext:value-type="float">
            <text:p>1580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8 12:58:45</text:p>
          </table:table-cell>
          <table:table-cell office:value-type="float" office:value="1475067525" calcext:value-type="float">
            <text:p>1475067525</text:p>
          </table:table-cell>
          <table:table-cell office:value-type="string" calcext:value-type="string">
            <text:p>13275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3000.0</text:p>
          </table:table-cell>
          <table:table-cell office:value-type="float" office:value="74095" calcext:value-type="float">
            <text:p>740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ipirona gotas c/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635.0</text:p>
          </table:table-cell>
          <table:table-cell office:value-type="float" office:value="65296" calcext:value-type="float">
            <text:p>65296</text:p>
          </table:table-cell>
          <table:table-cell table:number-columns-repeated="2"/>
        </table:table-row>
        <table:table-row table:style-name="ro1">
          <table:table-cell office:value-type="float" office:value="239474" calcext:value-type="float">
            <text:p>239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7 13:50:15</text:p>
          </table:table-cell>
          <table:table-cell office:value-type="float" office:value="1474984215" calcext:value-type="float">
            <text:p>147498421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00.0</text:p>
          </table:table-cell>
          <table:table-cell office:value-type="float" office:value="72194" calcext:value-type="float">
            <text:p>7219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lacrifilm col 1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74.8</text:p>
          </table:table-cell>
          <table:table-cell office:value-type="float" office:value="70818" calcext:value-type="float">
            <text:p>7081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ulfato ferroso liq. fr. 10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950.0</text:p>
          </table:table-cell>
          <table:table-cell office:value-type="float" office:value="65271" calcext:value-type="float">
            <text:p>65271</text:p>
          </table:table-cell>
          <table:table-cell table:number-columns-repeated="2"/>
        </table:table-row>
        <table:table-row table:style-name="ro1">
          <table:table-cell office:value-type="float" office:value="54592" calcext:value-type="float">
            <text:p>54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5-16 15:02:59</text:p>
          </table:table-cell>
          <table:table-cell office:value-type="float" office:value="1463410979" calcext:value-type="float">
            <text:p>1463410979</text:p>
          </table:table-cell>
          <table:table-cell office:value-type="string" calcext:value-type="string">
            <text:p>1186.9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45 q: <text:s text:c="3"/>2.0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.0</text:p>
          </table:table-cell>
          <table:table-cell office:value-type="float" office:value="62246" calcext:value-type="float">
            <text:p>622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63.8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20.0</text:p>
          </table:table-cell>
          <table:table-cell office:value-type="float" office:value="50887" calcext:value-type="float">
            <text:p>5088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06 00:00:00</text:p>
          </table:table-cell>
          <table:table-cell office:value-type="float" office:value="1459900800" calcext:value-type="float">
            <text:p>1459900800</text:p>
          </table:table-cell>
          <table:table-cell office:value-type="string" calcext:value-type="string">
            <text:p>1958.63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xare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29.56</text:p>
          </table:table-cell>
          <table:table-cell office:value-type="float" office:value="72028" calcext:value-type="float">
            <text:p>72028</text:p>
          </table:table-cell>
          <table:table-cell table:number-columns-repeated="2"/>
        </table:table-row>
        <table:table-row table:style-name="ro1">
          <table:table-cell office:value-type="float" office:value="360134" calcext:value-type="float">
            <text:p>360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8-05 12:32:37</text:p>
          </table:table-cell>
          <table:table-cell office:value-type="float" office:value="1470400357" calcext:value-type="float">
            <text:p>1470400357</text:p>
          </table:table-cell>
          <table:table-cell office:value-type="string" calcext:value-type="string">
            <text:p>6417.1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dipirona sodica 500mg/ml 2ml (item generico) l: 26582667 q: <text:s text:c="3"/>2.00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860.0</text:p>
          </table:table-cell>
          <table:table-cell office:value-type="float" office:value="47567" calcext:value-type="float">
            <text:p>47567</text:p>
          </table:table-cell>
          <table:table-cell table:number-columns-repeated="2"/>
        </table:table-row>
        <table:table-row table:style-name="ro1">
          <table:table-cell office:value-type="float" office:value="235481" calcext:value-type="float">
            <text:p>235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5 15:01:54</text:p>
          </table:table-cell>
          <table:table-cell office:value-type="float" office:value="1470409314" calcext:value-type="float">
            <text:p>1470409314</text:p>
          </table:table-cell>
          <table:table-cell office:value-type="string" calcext:value-type="string">
            <text:p>384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39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9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840.0</text:p>
          </table:table-cell>
          <table:table-cell office:value-type="float" office:value="72150" calcext:value-type="float">
            <text:p>7215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69" calcext:value-type="float">
            <text:p>55969</text:p>
          </table:table-cell>
          <table:table-cell table:number-columns-repeated="2"/>
        </table:table-row>
        <table:table-row table:style-name="ro1">
          <table:table-cell office:value-type="float" office:value="71804" calcext:value-type="float">
            <text:p>71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1:05:17</text:p>
          </table:table-cell>
          <table:table-cell office:value-type="float" office:value="1483009517" calcext:value-type="float">
            <text:p>148300951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12,5mg (item generico) l: 862824 q: <text:s text:c="6"/>1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7</text:p>
          </table:table-cell>
          <table:table-cell office:value-type="float" office:value="73381" calcext:value-type="float">
            <text:p>733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07 14:57:00</text:p>
          </table:table-cell>
          <table:table-cell office:value-type="float" office:value="1467903420" calcext:value-type="float">
            <text:p>14679034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expec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307.2</text:p>
          </table:table-cell>
          <table:table-cell office:value-type="float" office:value="72276" calcext:value-type="float">
            <text:p>72276</text:p>
          </table:table-cell>
          <table:table-cell table:number-columns-repeated="2"/>
        </table:table-row>
        <table:table-row table:style-name="ro1">
          <table:table-cell office:value-type="float" office:value="59999" calcext:value-type="float">
            <text:p>5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5:17:07</text:p>
          </table:table-cell>
          <table:table-cell office:value-type="float" office:value="1469891827" calcext:value-type="float">
            <text:p>1469891827</text:p>
          </table:table-cell>
          <table:table-cell office:value-type="string" calcext:value-type="string">
            <text:p>39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15mg (item generico) l: ap-128/15 q: <text:s text:c="3"/>1.500,0000 f: 30/09/15 v: 31/08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155.0</text:p>
          </table:table-cell>
          <table:table-cell office:value-type="float" office:value="73313" calcext:value-type="float">
            <text:p>73313</text:p>
          </table:table-cell>
          <table:table-cell table:number-columns-repeated="2"/>
        </table:table-row>
        <table:table-row table:style-name="ro1">
          <table:table-cell office:value-type="float" office:value="363606" calcext:value-type="float">
            <text:p>36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1:54:46</text:p>
          </table:table-cell>
          <table:table-cell office:value-type="float" office:value="1472471686" calcext:value-type="float">
            <text:p>1472471686</text:p>
          </table:table-cell>
          <table:table-cell office:value-type="string" calcext:value-type="string">
            <text:p>1238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ratadina 10mg <text:s/>l: 1603071 q: <text:s text:c="3"/>1.500,0000 f: 12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5.0</text:p>
          </table:table-cell>
          <table:table-cell office:value-type="float" office:value="47616" calcext:value-type="float">
            <text:p>47616</text:p>
          </table:table-cell>
          <table:table-cell table:number-columns-repeated="2"/>
        </table:table-row>
        <table:table-row table:style-name="ro1">
          <table:table-cell office:value-type="float" office:value="100115" calcext:value-type="float">
            <text:p>100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8:00</text:p>
          </table:table-cell>
          <table:table-cell office:value-type="float" office:value="1457538480" calcext:value-type="float">
            <text:p>14575384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93" calcext:value-type="float">
            <text:p>63293</text:p>
          </table:table-cell>
          <table:table-cell table:number-columns-repeated="2"/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31:00</text:p>
          </table:table-cell>
          <table:table-cell office:value-type="float" office:value="1457537460" calcext:value-type="float">
            <text:p>14575374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76" calcext:value-type="float">
            <text:p>63276</text:p>
          </table:table-cell>
          <table:table-cell table:number-columns-repeated="2"/>
        </table:table-row>
        <table:table-row table:style-name="ro1">
          <table:table-cell office:value-type="float" office:value="100172" calcext:value-type="float">
            <text:p>100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7:16:00</text:p>
          </table:table-cell>
          <table:table-cell office:value-type="float" office:value="1457543760" calcext:value-type="float">
            <text:p>1457543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67" calcext:value-type="float">
            <text:p>63267</text:p>
          </table:table-cell>
          <table:table-cell table:number-columns-repeated="2"/>
        </table:table-row>
        <table:table-row table:style-name="ro1">
          <table:table-cell office:value-type="float" office:value="100155" calcext:value-type="float">
            <text:p>100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7:08:00</text:p>
          </table:table-cell>
          <table:table-cell office:value-type="float" office:value="1457543280" calcext:value-type="float">
            <text:p>14575432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62" calcext:value-type="float">
            <text:p>63262</text:p>
          </table:table-cell>
          <table:table-cell table:number-columns-repeated="2"/>
        </table:table-row>
        <table:table-row table:style-name="ro1">
          <table:table-cell office:value-type="float" office:value="100113" calcext:value-type="float">
            <text:p>100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0:00</text:p>
          </table:table-cell>
          <table:table-cell office:value-type="float" office:value="1457538000" calcext:value-type="float">
            <text:p>14575380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83" calcext:value-type="float">
            <text:p>63283</text:p>
          </table:table-cell>
          <table:table-cell table:number-columns-repeated="2"/>
        </table:table-row>
        <table:table-row table:style-name="ro1">
          <table:table-cell office:value-type="float" office:value="100141" calcext:value-type="float">
            <text:p>100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6:32:00</text:p>
          </table:table-cell>
          <table:table-cell office:value-type="float" office:value="1457541120" calcext:value-type="float">
            <text:p>145754112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13" calcext:value-type="float">
            <text:p>63313</text:p>
          </table:table-cell>
          <table:table-cell table:number-columns-repeated="2"/>
        </table:table-row>
        <table:table-row table:style-name="ro1">
          <table:table-cell office:value-type="float" office:value="100146" calcext:value-type="float">
            <text:p>10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6:55:00</text:p>
          </table:table-cell>
          <table:table-cell office:value-type="float" office:value="1457542500" calcext:value-type="float">
            <text:p>14575425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6" calcext:value-type="float">
            <text:p>63336</text:p>
          </table:table-cell>
          <table:table-cell table:number-columns-repeated="2"/>
        </table:table-row>
        <table:table-row table:style-name="ro1">
          <table:table-cell office:value-type="float" office:value="100139" calcext:value-type="float">
            <text:p>100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6:26:00</text:p>
          </table:table-cell>
          <table:table-cell office:value-type="float" office:value="1457540760" calcext:value-type="float">
            <text:p>1457540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00" calcext:value-type="float">
            <text:p>63300</text:p>
          </table:table-cell>
          <table:table-cell table:number-columns-repeated="2"/>
        </table:table-row>
        <table:table-row table:style-name="ro1">
          <table:table-cell office:value-type="float" office:value="55171" calcext:value-type="float">
            <text:p>55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5 15:01:04</text:p>
          </table:table-cell>
          <table:table-cell office:value-type="float" office:value="1464188464" calcext:value-type="float">
            <text:p>1464188464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carvedilol 6,25mg (item generico) l: 827981 q: <text:s text:c="3"/>3.000,0000 f: 0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0</text:p>
          </table:table-cell>
          <table:table-cell office:value-type="float" office:value="62201" calcext:value-type="float">
            <text:p>6220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efalexina 500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860.0</text:p>
          </table:table-cell>
          <table:table-cell office:value-type="float" office:value="65578" calcext:value-type="float">
            <text:p>65578</text:p>
          </table:table-cell>
          <table:table-cell table:number-columns-repeated="2"/>
        </table:table-row>
        <table:table-row table:style-name="ro1">
          <table:table-cell office:value-type="float" office:value="346428" calcext:value-type="float">
            <text:p>3464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5-11 21:19:20</text:p>
          </table:table-cell>
          <table:table-cell office:value-type="float" office:value="1463001560" calcext:value-type="float">
            <text:p>1463001560</text:p>
          </table:table-cell>
          <table:table-cell office:value-type="string" calcext:value-type="string">
            <text:p>620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dipirona sodica 500mg/ml 2ml (item generico) l: 26582575 q: <text:s text:c="3"/>2.000,0000 f: 30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860.0</text:p>
          </table:table-cell>
          <table:table-cell office:value-type="float" office:value="47635" calcext:value-type="float">
            <text:p>47635</text:p>
          </table:table-cell>
          <table:table-cell table:number-columns-repeated="2"/>
        </table:table-row>
        <table:table-row table:style-name="ro1">
          <table:table-cell office:value-type="float" office:value="57512" calcext:value-type="float">
            <text:p>57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2:56:32</text:p>
          </table:table-cell>
          <table:table-cell office:value-type="float" office:value="1466772992" calcext:value-type="float">
            <text:p>1466772992</text:p>
          </table:table-cell>
          <table:table-cell office:value-type="string" calcext:value-type="string">
            <text:p>283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1/16 q: <text:s text:c="3"/>1.500,0000 f: 0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835.0</text:p>
          </table:table-cell>
          <table:table-cell office:value-type="float" office:value="73337" calcext:value-type="float">
            <text:p>73337</text:p>
          </table:table-cell>
          <table:table-cell table:number-columns-repeated="2"/>
        </table:table-row>
        <table:table-row table:style-name="ro1">
          <table:table-cell office:value-type="float" office:value="57488" calcext:value-type="float">
            <text:p>57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0:06:11</text:p>
          </table:table-cell>
          <table:table-cell office:value-type="float" office:value="1466762771" calcext:value-type="float">
            <text:p>1466762771</text:p>
          </table:table-cell>
          <table:table-cell office:value-type="string" calcext:value-type="string">
            <text:p>299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0/16 q: <text:s text:c="3"/>1.500,0000 f: 0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835.0</text:p>
          </table:table-cell>
          <table:table-cell office:value-type="float" office:value="73283" calcext:value-type="float">
            <text:p>7328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2-01 07:07:56</text:p>
          </table:table-cell>
          <table:table-cell office:value-type="float" office:value="1480576076" calcext:value-type="float">
            <text:p>1480576076</text:p>
          </table:table-cell>
          <table:table-cell office:value-type="string" calcext:value-type="string">
            <text:p>11766.6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ymbi 60mg c/30cap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2.05</text:p>
          </table:table-cell>
          <table:table-cell office:value-type="float" office:value="56516" calcext:value-type="float">
            <text:p>5651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80.0</text:p>
          </table:table-cell>
          <table:table-cell office:value-type="float" office:value="70888" calcext:value-type="float">
            <text:p>70888</text:p>
          </table:table-cell>
          <table:table-cell table:number-columns-repeated="2"/>
        </table:table-row>
        <table:table-row table:style-name="ro1">
          <table:table-cell office:value-type="float" office:value="63138" calcext:value-type="float">
            <text:p>63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13 10:34:31</text:p>
          </table:table-cell>
          <table:table-cell office:value-type="float" office:value="1473762871" calcext:value-type="float">
            <text:p>1473762871</text:p>
          </table:table-cell>
          <table:table-cell office:value-type="string" calcext:value-type="string">
            <text:p>252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0901 q: <text:s text:c="5"/>50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0.0</text:p>
          </table:table-cell>
          <table:table-cell office:value-type="float" office:value="73148" calcext:value-type="float">
            <text:p>73148</text:p>
          </table:table-cell>
          <table:table-cell table:number-columns-repeated="2"/>
        </table:table-row>
        <table:table-row table:style-name="ro1">
          <table:table-cell office:value-type="float" office:value="63661" calcext:value-type="float">
            <text:p>63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3:26:38</text:p>
          </table:table-cell>
          <table:table-cell office:value-type="float" office:value="1474032398" calcext:value-type="float">
            <text:p>1474032398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0901 q: <text:s text:c="5"/>50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0.0</text:p>
          </table:table-cell>
          <table:table-cell office:value-type="float" office:value="73349" calcext:value-type="float">
            <text:p>73349</text:p>
          </table:table-cell>
          <table:table-cell table:number-columns-repeated="2"/>
        </table:table-row>
        <table:table-row table:style-name="ro1">
          <table:table-cell office:value-type="float" office:value="55050" calcext:value-type="float">
            <text:p>55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5-24 14:41:56</text:p>
          </table:table-cell>
          <table:table-cell office:value-type="float" office:value="1464100916" calcext:value-type="float">
            <text:p>1464100916</text:p>
          </table:table-cell>
          <table:table-cell office:value-type="string" calcext:value-type="string">
            <text:p>5888.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carvedilol 12,5mg <text:s/>l: 840807 q: <text:s text:c="3"/>2.520,0000 f: 01/03/16 v: 30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28.4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float" office:value="60992" calcext:value-type="float">
            <text:p>60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16 13:59:36</text:p>
          </table:table-cell>
          <table:table-cell office:value-type="float" office:value="1471355976" calcext:value-type="float">
            <text:p>1471355976</text:p>
          </table:table-cell>
          <table:table-cell office:value-type="string" calcext:value-type="string">
            <text:p>7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15mg (item generico) l: ap-064/16 q: <text:s text:c="3"/>1.000,0000 f: 30/04/16 v: 31/03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770.0</text:p>
          </table:table-cell>
          <table:table-cell office:value-type="float" office:value="73348" calcext:value-type="float">
            <text:p>73348</text:p>
          </table:table-cell>
          <table:table-cell table:number-columns-repeated="2"/>
        </table:table-row>
        <table:table-row table:style-name="ro1">
          <table:table-cell office:value-type="float" office:value="69442" calcext:value-type="float">
            <text:p>694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28 12:35:37</text:p>
          </table:table-cell>
          <table:table-cell office:value-type="float" office:value="1480336537" calcext:value-type="float">
            <text:p>1480336537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26582665 q: <text:s text:c="5"/>5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25.0</text:p>
          </table:table-cell>
          <table:table-cell office:value-type="float" office:value="73228" calcext:value-type="float">
            <text:p>73228</text:p>
          </table:table-cell>
          <table:table-cell table:number-columns-repeated="2"/>
        </table:table-row>
        <table:table-row table:style-name="ro1">
          <table:table-cell office:value-type="float" office:value="69441" calcext:value-type="float">
            <text:p>69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28 12:20:52</text:p>
          </table:table-cell>
          <table:table-cell office:value-type="float" office:value="1480335652" calcext:value-type="float">
            <text:p>1480335652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dipirona sodica 500mg/ml 2ml (item generico) l: 26582665 q: <text:s text:c="5"/>5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25.0</text:p>
          </table:table-cell>
          <table:table-cell office:value-type="float" office:value="73198" calcext:value-type="float">
            <text:p>7319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7-06 10:51:13</text:p>
          </table:table-cell>
          <table:table-cell office:value-type="float" office:value="1467802273" calcext:value-type="float">
            <text:p>1467802273</text:p>
          </table:table-cell>
          <table:table-cell office:value-type="string" calcext:value-type="string">
            <text:p>5411.2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80.0</text:p>
          </table:table-cell>
          <table:table-cell office:value-type="float" office:value="70916" calcext:value-type="float">
            <text:p>709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07 14:57:00</text:p>
          </table:table-cell>
          <table:table-cell office:value-type="float" office:value="1467903420" calcext:value-type="float">
            <text:p>14679034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cinarizina 7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42.3</text:p>
          </table:table-cell>
          <table:table-cell office:value-type="float" office:value="72277" calcext:value-type="float">
            <text:p>7227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07 13:35:00</text:p>
          </table:table-cell>
          <table:table-cell office:value-type="float" office:value="1467898500" calcext:value-type="float">
            <text:p>1467898500</text:p>
          </table:table-cell>
          <table:table-cell office:value-type="string" calcext:value-type="string">
            <text:p>523.82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dramavit bg gotas 2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101.68</text:p>
          </table:table-cell>
          <table:table-cell office:value-type="float" office:value="72302" calcext:value-type="float">
            <text:p>72302</text:p>
          </table:table-cell>
          <table:table-cell table:number-columns-repeated="2"/>
        </table:table-row>
        <table:table-row table:style-name="ro1">
          <table:table-cell office:value-type="float" office:value="365390" calcext:value-type="float">
            <text:p>365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08 22:34:06</text:p>
          </table:table-cell>
          <table:table-cell office:value-type="float" office:value="1473374046" calcext:value-type="float">
            <text:p>1473374046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20mg <text:s/>l: 218152 q: <text:s text:c="3"/>1.512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512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5.6</text:p>
          </table:table-cell>
          <table:table-cell office:value-type="float" office:value="47588" calcext:value-type="float">
            <text:p>4758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4 07:26:26</text:p>
          </table:table-cell>
          <table:table-cell office:value-type="float" office:value="1481700386" calcext:value-type="float">
            <text:p>1481700386</text:p>
          </table:table-cell>
          <table:table-cell office:value-type="string" calcext:value-type="string">
            <text:p>417.8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moviment c 12g 1x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31.0</text:p>
          </table:table-cell>
          <table:table-cell office:value-type="float" office:value="56593" calcext:value-type="float">
            <text:p>56593</text:p>
          </table:table-cell>
          <table:table-cell table:number-columns-repeated="2"/>
        </table:table-row>
        <table:table-row table:style-name="ro1">
          <table:table-cell office:value-type="float" office:value="62418" calcext:value-type="float">
            <text:p>62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1 19:19:11</text:p>
          </table:table-cell>
          <table:table-cell office:value-type="float" office:value="1472671151" calcext:value-type="float">
            <text:p>1472671151</text:p>
          </table:table-cell>
          <table:table-cell office:value-type="string" calcext:value-type="string">
            <text:p>6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leo mineral <text:s/>l: 160361a q: <text:s text:c="5"/>144,0000 f: 30/04/16 v: 30/04/18 l: 160361a q: <text:s text:c="5"/>856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790.0</text:p>
          </table:table-cell>
          <table:table-cell office:value-type="float" office:value="73300" calcext:value-type="float">
            <text:p>73300</text:p>
          </table:table-cell>
          <table:table-cell table:number-columns-repeated="2"/>
        </table:table-row>
        <table:table-row table:style-name="ro1">
          <table:table-cell office:value-type="float" office:value="49222" calcext:value-type="float">
            <text:p>49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04 16:38:59</text:p>
          </table:table-cell>
          <table:table-cell office:value-type="float" office:value="1475599139" calcext:value-type="float">
            <text:p>1475599139</text:p>
          </table:table-cell>
          <table:table-cell office:value-type="string" calcext:value-type="string">
            <text:p>2341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dexclorfeniramina 0,4mg/ml xpe 120ml- generico- fab.: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250.0</text:p>
          </table:table-cell>
          <table:table-cell office:value-type="float" office:value="71770" calcext:value-type="float">
            <text:p>71770</text:p>
          </table:table-cell>
          <table:table-cell table:number-columns-repeated="2"/>
        </table:table-row>
        <table:table-row table:style-name="ro1">
          <table:table-cell office:value-type="float" office:value="59999" calcext:value-type="float">
            <text:p>59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5:17:07</text:p>
          </table:table-cell>
          <table:table-cell office:value-type="float" office:value="1469891827" calcext:value-type="float">
            <text:p>1469891827</text:p>
          </table:table-cell>
          <table:table-cell office:value-type="string" calcext:value-type="string">
            <text:p>39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3/16 q: <text:s text:c="5"/>500,0000 f: 01/03/16 v: 28/02/18 l: ap-031/16 q: <text:s text:c="3"/>1.000,0000 f: 3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835.0</text:p>
          </table:table-cell>
          <table:table-cell office:value-type="float" office:value="73314" calcext:value-type="float">
            <text:p>73314</text:p>
          </table:table-cell>
          <table:table-cell table:number-columns-repeated="2"/>
        </table:table-row>
        <table:table-row table:style-name="ro1">
          <table:table-cell office:value-type="float" office:value="67592" calcext:value-type="float">
            <text:p>67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1 18:38:41</text:p>
          </table:table-cell>
          <table:table-cell office:value-type="float" office:value="1478025521" calcext:value-type="float">
            <text:p>1478025521</text:p>
          </table:table-cell>
          <table:table-cell office:value-type="string" calcext:value-type="string">
            <text:p>869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1566 q: <text:s text:c="5"/>500,0000 f: 01/08/16 v: 31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0.0</text:p>
          </table:table-cell>
          <table:table-cell office:value-type="float" office:value="73278" calcext:value-type="float">
            <text:p>73278</text:p>
          </table:table-cell>
          <table:table-cell table:number-columns-repeated="2"/>
        </table:table-row>
        <table:table-row table:style-name="ro1">
          <table:table-cell office:value-type="float" office:value="67440" calcext:value-type="float">
            <text:p>67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31 19:31:43</text:p>
          </table:table-cell>
          <table:table-cell office:value-type="float" office:value="1477942303" calcext:value-type="float">
            <text:p>1477942303</text:p>
          </table:table-cell>
          <table:table-cell office:value-type="string" calcext:value-type="string">
            <text:p>591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1566 q: <text:s text:c="5"/>480,0000 f: 01/08/16 v: 31/08/18 l: 40901 q: <text:s text:c="6"/>20,0000 f: 30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0.0</text:p>
          </table:table-cell>
          <table:table-cell office:value-type="float" office:value="73396" calcext:value-type="float">
            <text:p>7339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07 13:35:00</text:p>
          </table:table-cell>
          <table:table-cell office:value-type="float" office:value="1467898500" calcext:value-type="float">
            <text:p>1467898500</text:p>
          </table:table-cell>
          <table:table-cell office:value-type="string" calcext:value-type="string">
            <text:p>523.82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belmirax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2.0</text:p>
          </table:table-cell>
          <table:table-cell office:value-type="float" office:value="72300" calcext:value-type="float">
            <text:p>7230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lacrifilm col 1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89.34</text:p>
          </table:table-cell>
          <table:table-cell office:value-type="float" office:value="70859" calcext:value-type="float">
            <text:p>708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imesulida 100mg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.0</text:p>
          </table:table-cell>
          <table:table-cell office:value-type="float" office:value="65062" calcext:value-type="float">
            <text:p>65062</text:p>
          </table:table-cell>
          <table:table-cell table:number-columns-repeated="2"/>
        </table:table-row>
        <table:table-row table:style-name="ro1">
          <table:table-cell office:value-type="float" office:value="47829" calcext:value-type="float">
            <text:p>478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2 07:16:20</text:p>
          </table:table-cell>
          <table:table-cell office:value-type="float" office:value="1453446980" calcext:value-type="float">
            <text:p>1453446980</text:p>
          </table:table-cell>
          <table:table-cell office:value-type="string" calcext:value-type="string">
            <text:p>5351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pirona sodica 500mg <text:s/>l: 151121 q: <text:s text:c="5"/>500,0000 f: 01/09/15 v: 30/09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5.0</text:p>
          </table:table-cell>
          <table:table-cell office:value-type="float" office:value="62152" calcext:value-type="float">
            <text:p>62152</text:p>
          </table:table-cell>
          <table:table-cell table:number-columns-repeated="2"/>
        </table:table-row>
        <table:table-row table:style-name="ro1">
          <table:table-cell office:value-type="float" office:value="68773" calcext:value-type="float">
            <text:p>687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17 18:17:09</text:p>
          </table:table-cell>
          <table:table-cell office:value-type="float" office:value="1479406629" calcext:value-type="float">
            <text:p>1479406629</text:p>
          </table:table-cell>
          <table:table-cell office:value-type="string" calcext:value-type="string">
            <text:p>371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rometo de n-butilescopolamina 10mg,dipi <text:s/>l: 146080 q: <text:s text:c="5"/>150,0000 f: 01/06/16 v: 30/06/18 l: 146079 q: <text:s text:c="6"/>70,00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90.0</text:p>
          </table:table-cell>
          <table:table-cell office:value-type="float" office:value="73124" calcext:value-type="float">
            <text:p>73124</text:p>
          </table:table-cell>
          <table:table-cell table:number-columns-repeated="2"/>
        </table:table-row>
        <table:table-row table:style-name="ro1">
          <table:table-cell office:value-type="float" office:value="60861" calcext:value-type="float">
            <text:p>608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8-12 18:30:47</text:p>
          </table:table-cell>
          <table:table-cell office:value-type="float" office:value="1471026647" calcext:value-type="float">
            <text:p>1471026647</text:p>
          </table:table-cell>
          <table:table-cell office:value-type="string" calcext:value-type="string">
            <text:p>1167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600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4.0</text:p>
          </table:table-cell>
          <table:table-cell office:value-type="float" office:value="73233" calcext:value-type="float">
            <text:p>73233</text:p>
          </table:table-cell>
          <table:table-cell table:number-columns-repeated="2"/>
        </table:table-row>
        <table:table-row table:style-name="ro1">
          <table:table-cell office:value-type="float" office:value="376319" calcext:value-type="float">
            <text:p>376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8 21:14:54</text:p>
          </table:table-cell>
          <table:table-cell office:value-type="float" office:value="1479503694" calcext:value-type="float">
            <text:p>1479503694</text:p>
          </table:table-cell>
          <table:table-cell office:value-type="string" calcext:value-type="string">
            <text:p>322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idazolam 50mg (item generico) l: ap-096/16 q: <text:s text:c="3"/>1.500,0000 f: 30/06/16 v: 31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3225.0</text:p>
          </table:table-cell>
          <table:table-cell office:value-type="float" office:value="47694" calcext:value-type="float">
            <text:p>47694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179.48</text:p>
          </table:table-cell>
          <table:table-cell office:value-type="float" office:value="63812" calcext:value-type="float">
            <text:p>6381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sm c/5 flac adu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193.56</text:p>
          </table:table-cell>
          <table:table-cell office:value-type="float" office:value="70837" calcext:value-type="float">
            <text:p>70837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iperideno 2mg,cloridrato <text:s/>l: 16042636 q: <text:s text:c="5"/>600,0000 f: 01/04/16 v: 30/04/19 *valor do medicamento sem isencao do ic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0.0</text:p>
          </table:table-cell>
          <table:table-cell office:value-type="float" office:value="73316" calcext:value-type="float">
            <text:p>73316</text:p>
          </table:table-cell>
          <table:table-cell table:number-columns-repeated="2"/>
        </table:table-row>
        <table:table-row table:style-name="ro1">
          <table:table-cell office:value-type="float" office:value="67249" calcext:value-type="float">
            <text:p>67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8 11:49:40</text:p>
          </table:table-cell>
          <table:table-cell office:value-type="float" office:value="1477655380" calcext:value-type="float">
            <text:p>1477655380</text:p>
          </table:table-cell>
          <table:table-cell office:value-type="string" calcext:value-type="string">
            <text:p>94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hidroxido de aluminio 6% 100ml <text:s/>l: 0030013 q: <text:s text:c="5"/>600,0000 f: 01/09/16 v: 30/09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942.0</text:p>
          </table:table-cell>
          <table:table-cell office:value-type="float" office:value="73256" calcext:value-type="float">
            <text:p>73256</text:p>
          </table:table-cell>
          <table:table-cell table:number-columns-repeated="2"/>
        </table:table-row>
        <table:table-row table:style-name="ro1">
          <table:table-cell office:value-type="float" office:value="100296" calcext:value-type="float">
            <text:p>10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7:00</text:p>
          </table:table-cell>
          <table:table-cell office:value-type="float" office:value="1457600820" calcext:value-type="float">
            <text:p>145760082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21" calcext:value-type="float">
            <text:p>63321</text:p>
          </table:table-cell>
          <table:table-cell table:number-columns-repeated="2"/>
        </table:table-row>
        <table:table-row table:style-name="ro1">
          <table:table-cell office:value-type="float" office:value="100293" calcext:value-type="float">
            <text:p>100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5:00</text:p>
          </table:table-cell>
          <table:table-cell office:value-type="float" office:value="1457600700" calcext:value-type="float">
            <text:p>14576007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94" calcext:value-type="float">
            <text:p>63294</text:p>
          </table:table-cell>
          <table:table-cell table:number-columns-repeated="2"/>
        </table:table-row>
        <table:table-row table:style-name="ro1">
          <table:table-cell office:value-type="float" office:value="100298" calcext:value-type="float">
            <text:p>100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8:00</text:p>
          </table:table-cell>
          <table:table-cell office:value-type="float" office:value="1457600880" calcext:value-type="float">
            <text:p>14576008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0" calcext:value-type="float">
            <text:p>63330</text:p>
          </table:table-cell>
          <table:table-cell table:number-columns-repeated="2"/>
        </table:table-row>
        <table:table-row table:style-name="ro1">
          <table:table-cell office:value-type="float" office:value="100294" calcext:value-type="float">
            <text:p>100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6:00</text:p>
          </table:table-cell>
          <table:table-cell office:value-type="float" office:value="1457600760" calcext:value-type="float">
            <text:p>1457600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01" calcext:value-type="float">
            <text:p>63301</text:p>
          </table:table-cell>
          <table:table-cell table:number-columns-repeated="2"/>
        </table:table-row>
        <table:table-row table:style-name="ro1">
          <table:table-cell office:value-type="float" office:value="100292" calcext:value-type="float">
            <text:p>100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5:00</text:p>
          </table:table-cell>
          <table:table-cell office:value-type="float" office:value="1457600700" calcext:value-type="float">
            <text:p>145760070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84" calcext:value-type="float">
            <text:p>63284</text:p>
          </table:table-cell>
          <table:table-cell table:number-columns-repeated="2"/>
        </table:table-row>
        <table:table-row table:style-name="ro1">
          <table:table-cell office:value-type="float" office:value="100291" calcext:value-type="float">
            <text:p>100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4:00</text:p>
          </table:table-cell>
          <table:table-cell office:value-type="float" office:value="1457600640" calcext:value-type="float">
            <text:p>14576006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277" calcext:value-type="float">
            <text:p>63277</text:p>
          </table:table-cell>
          <table:table-cell table:number-columns-repeated="2"/>
        </table:table-row>
        <table:table-row table:style-name="ro1">
          <table:table-cell office:value-type="float" office:value="100295" calcext:value-type="float">
            <text:p>10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6:00</text:p>
          </table:table-cell>
          <table:table-cell office:value-type="float" office:value="1457600760" calcext:value-type="float">
            <text:p>145760076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14" calcext:value-type="float">
            <text:p>63314</text:p>
          </table:table-cell>
          <table:table-cell table:number-columns-repeated="2"/>
        </table:table-row>
        <table:table-row table:style-name="ro1">
          <table:table-cell office:value-type="float" office:value="100297" calcext:value-type="float">
            <text:p>100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0 09:08:00</text:p>
          </table:table-cell>
          <table:table-cell office:value-type="float" office:value="1457600880" calcext:value-type="float">
            <text:p>14576008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63337" calcext:value-type="float">
            <text:p>6333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ais p/ reidratacao or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020.0</text:p>
          </table:table-cell>
          <table:table-cell office:value-type="float" office:value="65585" calcext:value-type="float">
            <text:p>6558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iprofloxacino 5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65.0</text:p>
          </table:table-cell>
          <table:table-cell office:value-type="float" office:value="65287" calcext:value-type="float">
            <text:p>6528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03.62</text:p>
          </table:table-cell>
          <table:table-cell office:value-type="float" office:value="70861" calcext:value-type="float">
            <text:p>708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diosmin 5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8.39</text:p>
          </table:table-cell>
          <table:table-cell office:value-type="string" calcext:value-type="string">
            <text:p>116.78</text:p>
          </table:table-cell>
          <table:table-cell office:value-type="float" office:value="70834" calcext:value-type="float">
            <text:p>7083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6-02 08:12:50</text:p>
          </table:table-cell>
          <table:table-cell office:value-type="float" office:value="1464855170" calcext:value-type="float">
            <text:p>1464855170</text:p>
          </table:table-cell>
          <table:table-cell office:value-type="string" calcext:value-type="string">
            <text:p>2986.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valsartana 160mg 30 comp re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float" office:value="70884" calcext:value-type="float">
            <text:p>70884</text:p>
          </table:table-cell>
          <table:table-cell table:number-columns-repeated="2"/>
        </table:table-row>
        <table:table-row table:style-name="ro1">
          <table:table-cell office:value-type="float" office:value="236404" calcext:value-type="float">
            <text:p>236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19 13:43:52</text:p>
          </table:table-cell>
          <table:table-cell office:value-type="float" office:value="1471614232" calcext:value-type="float">
            <text:p>147161423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3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00.0</text:p>
          </table:table-cell>
          <table:table-cell office:value-type="float" office:value="72179" calcext:value-type="float">
            <text:p>721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9 15:44:00</text:p>
          </table:table-cell>
          <table:table-cell office:value-type="float" office:value="1468943040" calcext:value-type="float">
            <text:p>146894304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maxalgina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25.0</text:p>
          </table:table-cell>
          <table:table-cell office:value-type="float" office:value="72286" calcext:value-type="float">
            <text:p>7228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6-02 08:12:50</text:p>
          </table:table-cell>
          <table:table-cell office:value-type="float" office:value="1464855170" calcext:value-type="float">
            <text:p>1464855170</text:p>
          </table:table-cell>
          <table:table-cell office:value-type="string" calcext:value-type="string">
            <text:p>2986.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zypred sol oft 6ml (lote: f49712 vcto: 12/17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63.57</text:p>
          </table:table-cell>
          <table:table-cell office:value-type="float" office:value="70886" calcext:value-type="float">
            <text:p>7088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rasart 80 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106.38</text:p>
          </table:table-cell>
          <table:table-cell office:value-type="float" office:value="70855" calcext:value-type="float">
            <text:p>708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0 17:59:00</text:p>
          </table:table-cell>
          <table:table-cell office:value-type="float" office:value="1455127140" calcext:value-type="float">
            <text:p>1455127140</text:p>
          </table:table-cell>
          <table:table-cell office:value-type="string" calcext:value-type="string">
            <text:p>7873.5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cido folico 5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2223.2</text:p>
          </table:table-cell>
          <table:table-cell office:value-type="float" office:value="65531" calcext:value-type="float">
            <text:p>6553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20 00:00:00</text:p>
          </table:table-cell>
          <table:table-cell office:value-type="float" office:value="1476921600" calcext:value-type="float">
            <text:p>1476921600</text:p>
          </table:table-cell>
          <table:table-cell office:value-type="string" calcext:value-type="string">
            <text:p>10970.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vitamina c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20.0</text:p>
          </table:table-cell>
          <table:table-cell office:value-type="float" office:value="65416" calcext:value-type="float">
            <text:p>654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9 15:44:00</text:p>
          </table:table-cell>
          <table:table-cell office:value-type="float" office:value="1468943040" calcext:value-type="float">
            <text:p>146894304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expec xarop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307.2</text:p>
          </table:table-cell>
          <table:table-cell office:value-type="float" office:value="72287" calcext:value-type="float">
            <text:p>72287</text:p>
          </table:table-cell>
          <table:table-cell table:number-columns-repeated="2"/>
        </table:table-row>
        <table:table-row table:style-name="ro1">
          <table:table-cell office:value-type="float" office:value="18194" calcext:value-type="float">
            <text:p>18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28 09:40:06</text:p>
          </table:table-cell>
          <table:table-cell office:value-type="float" office:value="1459158006" calcext:value-type="float">
            <text:p>1459158006</text:p>
          </table:table-cell>
          <table:table-cell office:value-type="string" calcext:value-type="string">
            <text:p>1707.4</text:p>
          </table:table-cell>
          <table:table-cell office:value-type="string" calcext:value-type="string">
            <text:p>global hospitalar imp. e comercio ltda</text:p>
          </table:table-cell>
          <table:table-cell office:value-type="float" office:value="12047164000153" calcext:value-type="float">
            <text:p>12047164000153</text:p>
          </table:table-cell>
          <table:table-cell office:value-type="string" calcext:value-type="string">
            <text:p>chacaras boa vista</text:p>
          </table:table-cell>
          <table:table-cell office:value-type="string" calcext:value-type="string">
            <text:p>contagem</text:p>
          </table:table-cell>
          <table:table-cell office:value-type="float" office:value="32150200" calcext:value-type="float">
            <text:p>32150200</text:p>
          </table:table-cell>
          <table:table-cell office:value-type="string" calcext:value-type="string">
            <text:p>-19.9132749</text:p>
          </table:table-cell>
          <table:table-cell office:value-type="string" calcext:value-type="string">
            <text:p>-44.0840953</text:p>
          </table:table-cell>
          <table:table-cell office:value-type="string" calcext:value-type="string">
            <text:p>colagnase, associada com cloranfenicol 0,6ui+1% pomada - natu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0.0</text:p>
          </table:table-cell>
          <table:table-cell office:value-type="float" office:value="76331" calcext:value-type="float">
            <text:p>76331</text:p>
          </table:table-cell>
          <table:table-cell table:number-columns-repeated="2"/>
        </table:table-row>
        <table:table-row table:style-name="ro1">
          <table:table-cell office:value-type="float" office:value="343617" calcext:value-type="float">
            <text:p>343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5 15:42:53</text:p>
          </table:table-cell>
          <table:table-cell office:value-type="float" office:value="1461598973" calcext:value-type="float">
            <text:p>1461598973</text:p>
          </table:table-cell>
          <table:table-cell office:value-type="string" calcext:value-type="string">
            <text:p>568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fisiologico 500ml s.fechado <text:s/>l: 16020174 q: <text:s text:c="5"/>781,0000 f: 01/01/16 v: 28/02/18 l: 16020225 q: <text:s text:c="5"/>239,00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5680.0</text:p>
          </table:table-cell>
          <table:table-cell office:value-type="float" office:value="47594" calcext:value-type="float">
            <text:p>4759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05-27 10:54:10</text:p>
          </table:table-cell>
          <table:table-cell office:value-type="float" office:value="1464346450" calcext:value-type="float">
            <text:p>1464346450</text:p>
          </table:table-cell>
          <table:table-cell office:value-type="string" calcext:value-type="string">
            <text:p>5283.99</text:p>
          </table:table-cell>
          <table:table-cell office:value-type="string" calcext:value-type="string">
            <text:p>joao martins da silva neto</text:p>
          </table:table-cell>
          <table:table-cell office:value-type="float" office:value="9161993000158" calcext:value-type="float">
            <text:p>91619930001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benalet mel lim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89</text:p>
          </table:table-cell>
          <table:table-cell office:value-type="float" office:value="65325" calcext:value-type="float">
            <text:p>653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2 08:12:50</text:p>
          </table:table-cell>
          <table:table-cell office:value-type="float" office:value="1464855170" calcext:value-type="float">
            <text:p>1464855170</text:p>
          </table:table-cell>
          <table:table-cell office:value-type="string" calcext:value-type="string">
            <text:p>2986.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depakote 500mg c/30 (lote: 1008734 vcto: 05/17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189.28</text:p>
          </table:table-cell>
          <table:table-cell office:value-type="float" office:value="70882" calcext:value-type="float">
            <text:p>7088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0 00:00:00</text:p>
          </table:table-cell>
          <table:table-cell office:value-type="float" office:value="1476921600" calcext:value-type="float">
            <text:p>1476921600</text:p>
          </table:table-cell>
          <table:table-cell office:value-type="string" calcext:value-type="string">
            <text:p>10970.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dexclorfeniramina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40.0</text:p>
          </table:table-cell>
          <table:table-cell office:value-type="float" office:value="65413" calcext:value-type="float">
            <text:p>65413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h24f val 07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358.96</text:p>
          </table:table-cell>
          <table:table-cell office:value-type="float" office:value="63813" calcext:value-type="float">
            <text:p>6381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hipoglos 80gr c/ amendo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59.82</text:p>
          </table:table-cell>
          <table:table-cell office:value-type="float" office:value="70858" calcext:value-type="float">
            <text:p>70858</text:p>
          </table:table-cell>
          <table:table-cell table:number-columns-repeated="2"/>
        </table:table-row>
        <table:table-row table:style-name="ro1">
          <table:table-cell office:value-type="float" office:value="54589" calcext:value-type="float">
            <text:p>54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7 09:43:00</text:p>
          </table:table-cell>
          <table:table-cell office:value-type="float" office:value="1465292580" calcext:value-type="float">
            <text:p>1465292580</text:p>
          </table:table-cell>
          <table:table-cell office:value-type="string" calcext:value-type="string">
            <text:p>6040.0</text:p>
          </table:table-cell>
          <table:table-cell office:value-type="string" calcext:value-type="string">
            <text:p>bh farma comercio ltda</text:p>
          </table:table-cell>
          <table:table-cell office:value-type="float" office:value="42799163000126" calcext:value-type="float">
            <text:p>42799163000126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130250" calcext:value-type="float">
            <text:p>3113025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divalproato de sodio (depakote) <text:s text:c="4"/>(c1) 500mg cx c/30 comprimidos rev abbot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500.0</text:p>
          </table:table-cell>
          <table:table-cell office:value-type="float" office:value="40617" calcext:value-type="float">
            <text:p>4061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triancinalona+neo+nist+gramic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70.0</text:p>
          </table:table-cell>
          <table:table-cell office:value-type="float" office:value="70841" calcext:value-type="float">
            <text:p>7084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1-16 13:28:13</text:p>
          </table:table-cell>
          <table:table-cell office:value-type="float" office:value="1479302893" calcext:value-type="float">
            <text:p>1479302893</text:p>
          </table:table-cell>
          <table:table-cell office:value-type="string" calcext:value-type="string">
            <text:p>9995.64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yloripac ibp 7cart+28 ca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3.22</text:p>
          </table:table-cell>
          <table:table-cell office:value-type="float" office:value="56418" calcext:value-type="float">
            <text:p>56418</text:p>
          </table:table-cell>
          <table:table-cell table:number-columns-repeated="2"/>
        </table:table-row>
        <table:table-row table:style-name="ro1">
          <table:table-cell office:value-type="float" office:value="67511" calcext:value-type="float">
            <text:p>67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20:46:29</text:p>
          </table:table-cell>
          <table:table-cell office:value-type="float" office:value="1477946789" calcext:value-type="float">
            <text:p>1477946789</text:p>
          </table:table-cell>
          <table:table-cell office:value-type="string" calcext:value-type="string">
            <text:p>47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176" calcext:value-type="float">
            <text:p>73176</text:p>
          </table:table-cell>
          <table:table-cell table:number-columns-repeated="2"/>
        </table:table-row>
        <table:table-row table:style-name="ro1">
          <table:table-cell office:value-type="float" office:value="67539" calcext:value-type="float">
            <text:p>67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1 15:08:25</text:p>
          </table:table-cell>
          <table:table-cell office:value-type="float" office:value="1478012905" calcext:value-type="float">
            <text:p>1478012905</text:p>
          </table:table-cell>
          <table:table-cell office:value-type="string" calcext:value-type="string">
            <text:p>36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250" calcext:value-type="float">
            <text:p>73250</text:p>
          </table:table-cell>
          <table:table-cell table:number-columns-repeated="2"/>
        </table:table-row>
        <table:table-row table:style-name="ro1">
          <table:table-cell office:value-type="float" office:value="67533" calcext:value-type="float">
            <text:p>67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1 13:09:09</text:p>
          </table:table-cell>
          <table:table-cell office:value-type="float" office:value="1478005749" calcext:value-type="float">
            <text:p>1478005749</text:p>
          </table:table-cell>
          <table:table-cell office:value-type="string" calcext:value-type="string">
            <text:p>47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219" calcext:value-type="float">
            <text:p>732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risperidona 2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7.85</text:p>
          </table:table-cell>
          <table:table-cell office:value-type="string" calcext:value-type="string">
            <text:p>95.7</text:p>
          </table:table-cell>
          <table:table-cell office:value-type="float" office:value="65069" calcext:value-type="float">
            <text:p>65069</text:p>
          </table:table-cell>
          <table:table-cell table:number-columns-repeated="2"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9 11:02:59</text:p>
          </table:table-cell>
          <table:table-cell office:value-type="float" office:value="1482145379" calcext:value-type="float">
            <text:p>1482145379</text:p>
          </table:table-cell>
          <table:table-cell office:value-type="string" calcext:value-type="string">
            <text:p>4751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532.87</text:p>
          </table:table-cell>
          <table:table-cell office:value-type="float" office:value="71761" calcext:value-type="float">
            <text:p>7176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zitromicina 5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50.0</text:p>
          </table:table-cell>
          <table:table-cell office:value-type="float" office:value="65280" calcext:value-type="float">
            <text:p>6528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19 15:44:00</text:p>
          </table:table-cell>
          <table:table-cell office:value-type="float" office:value="1468943040" calcext:value-type="float">
            <text:p>146894304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cinarizina 7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42.3</text:p>
          </table:table-cell>
          <table:table-cell office:value-type="float" office:value="72288" calcext:value-type="float">
            <text:p>7228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triancinalona+neo+nist+gramic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b</text:p>
          </table:table-cell>
          <table:table-cell table:number-columns-repeated="2" office:value-type="string" calcext:value-type="string">
            <text:p>35.0</text:p>
          </table:table-cell>
          <table:table-cell office:value-type="float" office:value="70896" calcext:value-type="float">
            <text:p>708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axomium 2,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1.18</text:p>
          </table:table-cell>
          <table:table-cell office:value-type="string" calcext:value-type="string">
            <text:p>122.36</text:p>
          </table:table-cell>
          <table:table-cell office:value-type="float" office:value="72295" calcext:value-type="float">
            <text:p>7229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torval cr 500c/30 (lote: cby7b026 vcto: 11/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95.5</text:p>
          </table:table-cell>
          <table:table-cell office:value-type="float" office:value="70840" calcext:value-type="float">
            <text:p>7084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1 15:40:41</text:p>
          </table:table-cell>
          <table:table-cell office:value-type="float" office:value="1482334841" calcext:value-type="float">
            <text:p>1482334841</text:p>
          </table:table-cell>
          <table:table-cell office:value-type="string" calcext:value-type="string">
            <text:p>1236.34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pantoprazol ems 40mg c/28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23.99</text:p>
          </table:table-cell>
          <table:table-cell office:value-type="float" office:value="56342" calcext:value-type="float">
            <text:p>56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omeprazol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51.0</text:p>
          </table:table-cell>
          <table:table-cell office:value-type="float" office:value="72297" calcext:value-type="float">
            <text:p>7229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diosmin 500mg cx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58.39</text:p>
          </table:table-cell>
          <table:table-cell office:value-type="float" office:value="70890" calcext:value-type="float">
            <text:p>70890</text:p>
          </table:table-cell>
          <table:table-cell table:number-columns-repeated="2"/>
        </table:table-row>
        <table:table-row table:style-name="ro1">
          <table:table-cell office:value-type="float" office:value="1432405" calcext:value-type="float">
            <text:p>1432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0 14:25:17</text:p>
          </table:table-cell>
          <table:table-cell office:value-type="float" office:value="1455114317" calcext:value-type="float">
            <text:p>1455114317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entanest 0,05mg/ml sol. inj. - 25fa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6180.0</text:p>
          </table:table-cell>
          <table:table-cell office:value-type="float" office:value="74041" calcext:value-type="float">
            <text:p>74041</text:p>
          </table:table-cell>
          <table:table-cell table:number-columns-repeated="2"/>
        </table:table-row>
        <table:table-row table:style-name="ro1">
          <table:table-cell office:value-type="float" office:value="1432406" calcext:value-type="float">
            <text:p>143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0 14:25:20</text:p>
          </table:table-cell>
          <table:table-cell office:value-type="float" office:value="1455114320" calcext:value-type="float">
            <text:p>1455114320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entanest 0,05mg/ml sol. inj. - 25fa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6180.0</text:p>
          </table:table-cell>
          <table:table-cell office:value-type="float" office:value="74068" calcext:value-type="float">
            <text:p>74068</text:p>
          </table:table-cell>
          <table:table-cell table:number-columns-repeated="2"/>
        </table:table-row>
        <table:table-row table:style-name="ro1">
          <table:table-cell office:value-type="float" office:value="74895" calcext:value-type="float">
            <text:p>74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4 11:30:00</text:p>
          </table:table-cell>
          <table:table-cell office:value-type="float" office:value="1457091000" calcext:value-type="float">
            <text:p>1457091000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survanta c/01 f/a 4ml lote: 45447ez val: 28/02/1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3400.0</text:p>
          </table:table-cell>
          <table:table-cell office:value-type="float" office:value="63304" calcext:value-type="float">
            <text:p>63304</text:p>
          </table:table-cell>
          <table:table-cell table:number-columns-repeated="2"/>
        </table:table-row>
        <table:table-row table:style-name="ro1">
          <table:table-cell office:value-type="float" office:value="708121" calcext:value-type="float">
            <text:p>708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18:56</text:p>
          </table:table-cell>
          <table:table-cell office:value-type="float" office:value="1481969936" calcext:value-type="float">
            <text:p>1481969936</text:p>
          </table:table-cell>
          <table:table-cell office:value-type="string" calcext:value-type="string">
            <text:p>538.4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6g01fa val 06-2019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79.48</text:p>
          </table:table-cell>
          <table:table-cell office:value-type="string" calcext:value-type="string">
            <text:p>538.44</text:p>
          </table:table-cell>
          <table:table-cell office:value-type="float" office:value="63823" calcext:value-type="float">
            <text:p>6382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7-07 14:57:00</text:p>
          </table:table-cell>
          <table:table-cell office:value-type="float" office:value="1467903420" calcext:value-type="float">
            <text:p>1467903420</text:p>
          </table:table-cell>
          <table:table-cell office:value-type="string" calcext:value-type="string">
            <text:p>1392.51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bronqtrat adu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99.0</text:p>
          </table:table-cell>
          <table:table-cell office:value-type="float" office:value="72278" calcext:value-type="float">
            <text:p>722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2-01 00:00:00</text:p>
          </table:table-cell>
          <table:table-cell office:value-type="float" office:value="1480550400" calcext:value-type="float">
            <text:p>1480550400</text:p>
          </table:table-cell>
          <table:table-cell office:value-type="string" calcext:value-type="string">
            <text:p>18323.4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eringa desc. 01ml com agulha 13x4,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80.0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2-01 00:00:00</text:p>
          </table:table-cell>
          <table:table-cell office:value-type="float" office:value="1480550400" calcext:value-type="float">
            <text:p>1480550400</text:p>
          </table:table-cell>
          <table:table-cell office:value-type="string" calcext:value-type="string">
            <text:p>18323.4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eringa desc. 03ml com agulha 25x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80.0</text:p>
          </table:table-cell>
          <table:table-cell office:value-type="float" office:value="65679" calcext:value-type="float">
            <text:p>6567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cido acetilsalicilico 100mg infanti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.0</text:p>
          </table:table-cell>
          <table:table-cell office:value-type="float" office:value="65558" calcext:value-type="float">
            <text:p>655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nlodipino 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.0</text:p>
          </table:table-cell>
          <table:table-cell office:value-type="float" office:value="65572" calcext:value-type="float">
            <text:p>6557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5-03 17:33:18</text:p>
          </table:table-cell>
          <table:table-cell office:value-type="float" office:value="1462296798" calcext:value-type="float">
            <text:p>1462296798</text:p>
          </table:table-cell>
          <table:table-cell office:value-type="string" calcext:value-type="string">
            <text:p>4634.0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07.24</text:p>
          </table:table-cell>
          <table:table-cell office:value-type="float" office:value="70830" calcext:value-type="float">
            <text:p>70830</text:p>
          </table:table-cell>
          <table:table-cell table:number-columns-repeated="2"/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9-02 16:09:22</text:p>
          </table:table-cell>
          <table:table-cell office:value-type="float" office:value="1472832562" calcext:value-type="float">
            <text:p>1472832562</text:p>
          </table:table-cell>
          <table:table-cell office:value-type="string" calcext:value-type="string">
            <text:p>1372.7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evodopa 200mg,cloridrato de benserazina <text:s/>l: 1602449 q: <text:s text:c="5"/>600,0000 f: 2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930.0</text:p>
          </table:table-cell>
          <table:table-cell office:value-type="float" office:value="73187" calcext:value-type="float">
            <text:p>7318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sivastatina 4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40.0</text:p>
          </table:table-cell>
          <table:table-cell office:value-type="float" office:value="65556" calcext:value-type="float">
            <text:p>65556</text:p>
          </table:table-cell>
          <table:table-cell table:number-columns-repeated="2"/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6 16:15:53</text:p>
          </table:table-cell>
          <table:table-cell office:value-type="float" office:value="1482768953" calcext:value-type="float">
            <text:p>1482768953</text:p>
          </table:table-cell>
          <table:table-cell office:value-type="string" calcext:value-type="string">
            <text:p>9353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triptilina 25mg cx 20cpr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.0</text:p>
          </table:table-cell>
          <table:table-cell office:value-type="float" office:value="71779" calcext:value-type="float">
            <text:p>7177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optive fr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8.79</text:p>
          </table:table-cell>
          <table:table-cell office:value-type="float" office:value="70893" calcext:value-type="float">
            <text:p>7089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hidroxizina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5.0</text:p>
          </table:table-cell>
          <table:table-cell office:value-type="float" office:value="70817" calcext:value-type="float">
            <text:p>7081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florax sm c/ 5 pediatric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75.09</text:p>
          </table:table-cell>
          <table:table-cell office:value-type="float" office:value="70816" calcext:value-type="float">
            <text:p>70816</text:p>
          </table:table-cell>
          <table:table-cell table:number-columns-repeated="2"/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9-02 16:09:22</text:p>
          </table:table-cell>
          <table:table-cell office:value-type="float" office:value="1472832562" calcext:value-type="float">
            <text:p>1472832562</text:p>
          </table:table-cell>
          <table:table-cell office:value-type="string" calcext:value-type="string">
            <text:p>1372.7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5"/>476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9.04</text:p>
          </table:table-cell>
          <table:table-cell office:value-type="float" office:value="73188" calcext:value-type="float">
            <text:p>7318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07 13:35:00</text:p>
          </table:table-cell>
          <table:table-cell office:value-type="float" office:value="1467898500" calcext:value-type="float">
            <text:p>1467898500</text:p>
          </table:table-cell>
          <table:table-cell office:value-type="string" calcext:value-type="string">
            <text:p>523.82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livgas gota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47.24</text:p>
          </table:table-cell>
          <table:table-cell office:value-type="float" office:value="72301" calcext:value-type="float">
            <text:p>7230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26 00:00:00</text:p>
          </table:table-cell>
          <table:table-cell office:value-type="float" office:value="1482710400" calcext:value-type="float">
            <text:p>1482710400</text:p>
          </table:table-cell>
          <table:table-cell office:value-type="string" calcext:value-type="string">
            <text:p>17928.0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iodarana 200mg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90.0</text:p>
          </table:table-cell>
          <table:table-cell office:value-type="float" office:value="65273" calcext:value-type="float">
            <text:p>652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22:21:17.666000000</dc:date>
    <meta:editing-duration>PT12M34S</meta:editing-duration>
    <meta:editing-cycles>3</meta:editing-cycles>
    <meta:generator>LibreOffice/7.5.1.2$Windows_X86_64 LibreOffice_project/fcbaee479e84c6cd81291587d2ee68cba099e129</meta:generator>
    <meta:document-statistic meta:table-count="1" meta:cell-count="15342" meta:object-count="0"/>
  </office:meta>
</office:document-meta>
</file>